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6f8b" officeooo:paragraph-rsid="000e6f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t login: Fri May 12 14:08:24 on ttys001</text:p>
      <text:p text:style-name="P1">Vickys:WebDriverAgent Vicky$ xcodebuild -project WebDriverAgent.xcodeproj -scheme WebDriverAgentRunner -destination 'id= 5e4cb60929799d755b3269f8d3ba556dec9de7b6' test</text:p>
      <text:p text:style-name="P1">xcodebuild: error: Unable to find a destination matching the provided destination specifier:</text:p>
      <text:p text:style-name="P1"><text:tab/><text:tab/>{ id: 5e4cb60929799d755b3269f8d3ba556dec9de7b6 }</text:p>
      <text:p text:style-name="P1"/>
      <text:p text:style-name="P1"><text:tab/>Unsupported device specifier option.</text:p>
      <text:p text:style-name="P1"><text:tab/>The device “My Mac” does not support the following options: id</text:p>
      <text:p text:style-name="P1"><text:tab/>Please supply only supported device specifier options.</text:p>
      <text:p text:style-name="P1"/>
      <text:p text:style-name="P1"><text:tab/>Available destinations for the "WebDriverAgentRunner" scheme:</text:p>
      <text:p text:style-name="P1"><text:tab/><text:tab/>{ platform:iOS, id:5e4cb60929799d755b3269f8d3ba556dec9de7b6, name:Khannan }</text:p>
      <text:p text:style-name="P1"><text:tab/><text:tab/>{ platform:iOS Simulator, id:E21F35AB-0993-4DF3-BD83-93FEAD1E3E05, OS:10.3, name:iPad Air }</text:p>
      <text:p text:style-name="P1"><text:tab/><text:tab/>{ platform:iOS Simulator, id:DA4805EF-E1EB-4298-9B20-E70AB043C21E, OS:10.3, name:iPad Air 2 }</text:p>
      <text:p text:style-name="P1"><text:tab/><text:tab/>{ platform:iOS Simulator, id:FB65E3C7-A6C0-43C0-BBD8-01EEFE85DBEA, OS:10.3, name:iPad Pro (9.7 inch) }</text:p>
      <text:p text:style-name="P1"><text:tab/><text:tab/>{ platform:iOS Simulator, id:A5B80F71-0ADB-42F7-968D-525634C48300, OS:10.3, name:iPad Pro (12.9 inch) }</text:p>
      <text:p text:style-name="P1"><text:tab/><text:tab/>{ platform:iOS Simulator, id:9134BAF5-292C-4698-A888-0227EC5DDB56, OS:10.3, name:iPhone 5 }</text:p>
      <text:p text:style-name="P1"><text:tab/><text:tab/>{ platform:iOS Simulator, id:67B92993-47DE-49FC-93A0-DBBC6289CD89, OS:10.3, name:iPhone 5s }</text:p>
      <text:p text:style-name="P1"><text:tab/><text:tab/>{ platform:iOS Simulator, id:B93A5ABF-C745-4872-A965-0D6D1C495CC1, OS:10.3, name:iPhone 6 }</text:p>
      <text:p text:style-name="P1"><text:tab/><text:tab/>{ platform:iOS Simulator, id:D9EED569-70F2-48CE-A122-20F93E499C64, OS:10.3, name:iPhone 6 Plus }</text:p>
      <text:p text:style-name="P1"><text:tab/><text:tab/>{ platform:iOS Simulator, id:AC97ED9A-61E9-4FB3-A079-10CE7CD81134, OS:10.3, name:iPhone 6s }</text:p>
      <text:p text:style-name="P1"><text:tab/><text:tab/>{ platform:iOS Simulator, id:ECD80C2E-D0CD-406C-9447-E12DA10DB5C4, OS:10.3, name:iPhone 6s Plus }</text:p>
      <text:p text:style-name="P1"><text:tab/><text:tab/>{ platform:iOS Simulator, id:C3A03D3C-6429-41F9-A94B-156BE5B4F6BF, OS:10.3, name:iPhone 7 }</text:p>
      <text:p text:style-name="P1"><text:tab/><text:tab/>{ platform:iOS Simulator, id:0D0D9647-EDDE-4607-B8FD-333CB8DA05DD, OS:10.3, name:iPhone 7 Plus }</text:p>
      <text:p text:style-name="P1"><text:tab/><text:tab/>{ platform:iOS Simulator, id:BE55FB7D-CD31-4750-95AA-CD8FE98BAFF2, OS:10.3, name:iPhone SE }</text:p>
      <text:p text:style-name="P1"/>
      <text:p text:style-name="P1"><text:tab/>Ineligible destinations for the "WebDriverAgentRunner" scheme:</text:p>
      <text:p text:style-name="P1"><text:tab/><text:tab/>{ platform:iOS, id:dvtdevice-DVTiPhonePlaceholder-iphoneos:placeholder, name:Generic iOS Device }</text:p>
      <text:p text:style-name="P1"><text:tab/><text:tab/>{ platform:iOS Simulator, id:dvtdevice-DVTiOSDeviceSimulatorPlaceholder-iphonesimulator:placeholder, name:Generic iOS Simulator Device }</text:p>
      <text:p text:style-name="P1">Vickys:WebDriverAgent Vicky$ xcodebuild -project WebDriverAgent.xcodeproj -scheme WebDriverAgentRunner -destination 'id= 5e4cb60929799d755b3269f8d3ba556dec9de7b6' test</text:p>
      <text:p text:style-name="P1">xcodebuild: error: Unable to find a destination matching the provided destination specifier:</text:p>
      <text:p text:style-name="P1"><text:tab/><text:tab/>{ id: 5e4cb60929799d755b3269f8d3ba556dec9de7b6 }</text:p>
      <text:p text:style-name="P1"/>
      <text:p text:style-name="P1"><text:tab/>Unsupported device specifier option.</text:p>
      <text:p text:style-name="P1"><text:tab/>The device “My Mac” does not support the following options: id</text:p>
      <text:p text:style-name="P1"><text:tab/>Please supply only supported device specifier options.</text:p>
      <text:p text:style-name="P1"><text:soft-page-break/></text:p>
      <text:p text:style-name="P1"><text:tab/>Available destinations for the "WebDriverAgentRunner" scheme:</text:p>
      <text:p text:style-name="P1"><text:tab/><text:tab/>{ platform:iOS, id:5e4cb60929799d755b3269f8d3ba556dec9de7b6, name:Khannan }</text:p>
      <text:p text:style-name="P1"><text:tab/><text:tab/>{ platform:iOS Simulator, id:E21F35AB-0993-4DF3-BD83-93FEAD1E3E05, OS:10.3, name:iPad Air }</text:p>
      <text:p text:style-name="P1"><text:tab/><text:tab/>{ platform:iOS Simulator, id:DA4805EF-E1EB-4298-9B20-E70AB043C21E, OS:10.3, name:iPad Air 2 }</text:p>
      <text:p text:style-name="P1"><text:tab/><text:tab/>{ platform:iOS Simulator, id:FB65E3C7-A6C0-43C0-BBD8-01EEFE85DBEA, OS:10.3, name:iPad Pro (9.7 inch) }</text:p>
      <text:p text:style-name="P1"><text:tab/><text:tab/>{ platform:iOS Simulator, id:A5B80F71-0ADB-42F7-968D-525634C48300, OS:10.3, name:iPad Pro (12.9 inch) }</text:p>
      <text:p text:style-name="P1"><text:tab/><text:tab/>{ platform:iOS Simulator, id:9134BAF5-292C-4698-A888-0227EC5DDB56, OS:10.3, name:iPhone 5 }</text:p>
      <text:p text:style-name="P1"><text:tab/><text:tab/>{ platform:iOS Simulator, id:67B92993-47DE-49FC-93A0-DBBC6289CD89, OS:10.3, name:iPhone 5s }</text:p>
      <text:p text:style-name="P1"><text:tab/><text:tab/>{ platform:iOS Simulator, id:B93A5ABF-C745-4872-A965-0D6D1C495CC1, OS:10.3, name:iPhone 6 }</text:p>
      <text:p text:style-name="P1"><text:tab/><text:tab/>{ platform:iOS Simulator, id:D9EED569-70F2-48CE-A122-20F93E499C64, OS:10.3, name:iPhone 6 Plus }</text:p>
      <text:p text:style-name="P1"><text:tab/><text:tab/>{ platform:iOS Simulator, id:AC97ED9A-61E9-4FB3-A079-10CE7CD81134, OS:10.3, name:iPhone 6s }</text:p>
      <text:p text:style-name="P1"><text:tab/><text:tab/>{ platform:iOS Simulator, id:ECD80C2E-D0CD-406C-9447-E12DA10DB5C4, OS:10.3, name:iPhone 6s Plus }</text:p>
      <text:p text:style-name="P1"><text:tab/><text:tab/>{ platform:iOS Simulator, id:C3A03D3C-6429-41F9-A94B-156BE5B4F6BF, OS:10.3, name:iPhone 7 }</text:p>
      <text:p text:style-name="P1"><text:tab/><text:tab/>{ platform:iOS Simulator, id:0D0D9647-EDDE-4607-B8FD-333CB8DA05DD, OS:10.3, name:iPhone 7 Plus }</text:p>
      <text:p text:style-name="P1"><text:tab/><text:tab/>{ platform:iOS Simulator, id:BE55FB7D-CD31-4750-95AA-CD8FE98BAFF2, OS:10.3, name:iPhone SE }</text:p>
      <text:p text:style-name="P1"/>
      <text:p text:style-name="P1"><text:tab/>Ineligible destinations for the "WebDriverAgentRunner" scheme:</text:p>
      <text:p text:style-name="P1"><text:tab/><text:tab/>{ platform:iOS, id:dvtdevice-DVTiPhonePlaceholder-iphoneos:placeholder, name:Generic iOS Device }</text:p>
      <text:p text:style-name="P1"><text:tab/><text:tab/>{ platform:iOS Simulator, id:dvtdevice-DVTiOSDeviceSimulatorPlaceholder-iphonesimulator:placeholder, name:Generic iOS Simulator Device }</text:p>
      <text:p text:style-name="P1">Vickys:WebDriverAgent Vicky$ xcodebuild -project WebDriverAgent.xcodeproj -scheme WebDriverAgentRunner -destination 'id= 5e4cb60929799d755b3269f8d3ba556dec9de7b6' test</text:p>
      <text:p text:style-name="P1">xcodebuild: error: Unable to find a destination matching the provided destination specifier:</text:p>
      <text:p text:style-name="P1"><text:tab/><text:tab/>{ id: 5e4cb60929799d755b3269f8d3ba556dec9de7b6 }</text:p>
      <text:p text:style-name="P1"/>
      <text:p text:style-name="P1"><text:tab/>Unsupported device specifier option.</text:p>
      <text:p text:style-name="P1"><text:tab/>The device “My Mac” does not support the following options: id</text:p>
      <text:p text:style-name="P1"><text:tab/>Please supply only supported device specifier options.</text:p>
      <text:p text:style-name="P1"/>
      <text:p text:style-name="P1"><text:tab/>Available destinations for the "WebDriverAgentRunner" scheme:</text:p>
      <text:p text:style-name="P1"><text:tab/><text:tab/>{ platform:iOS, id:5e4cb60929799d755b3269f8d3ba556dec9de7b6, name:Khannan }</text:p>
      <text:p text:style-name="P1"><text:tab/><text:tab/>{ platform:iOS Simulator, id:E21F35AB-0993-4DF3-BD83-93FEAD1E3E05, OS:10.3, name:iPad Air }</text:p>
      <text:p text:style-name="P1"><text:tab/><text:tab/>{ platform:iOS Simulator, id:DA4805EF-E1EB-4298-9B20-E70AB043C21E, OS:10.3, name:iPad Air 2 }</text:p>
      <text:p text:style-name="P1"><text:tab/><text:tab/>{ platform:iOS Simulator, id:FB65E3C7-A6C0-43C0-BBD8-01EEFE85DBEA, OS:10.3, name:iPad Pro (9.7 inch) }</text:p>
      <text:p text:style-name="P1"><text:soft-page-break/><text:tab/><text:tab/>{ platform:iOS Simulator, id:A5B80F71-0ADB-42F7-968D-525634C48300, OS:10.3, name:iPad Pro (12.9 inch) }</text:p>
      <text:p text:style-name="P1"><text:tab/><text:tab/>{ platform:iOS Simulator, id:9134BAF5-292C-4698-A888-0227EC5DDB56, OS:10.3, name:iPhone 5 }</text:p>
      <text:p text:style-name="P1"><text:tab/><text:tab/>{ platform:iOS Simulator, id:67B92993-47DE-49FC-93A0-DBBC6289CD89, OS:10.3, name:iPhone 5s }</text:p>
      <text:p text:style-name="P1"><text:tab/><text:tab/>{ platform:iOS Simulator, id:B93A5ABF-C745-4872-A965-0D6D1C495CC1, OS:10.3, name:iPhone 6 }</text:p>
      <text:p text:style-name="P1"><text:tab/><text:tab/>{ platform:iOS Simulator, id:D9EED569-70F2-48CE-A122-20F93E499C64, OS:10.3, name:iPhone 6 Plus }</text:p>
      <text:p text:style-name="P1"><text:tab/><text:tab/>{ platform:iOS Simulator, id:AC97ED9A-61E9-4FB3-A079-10CE7CD81134, OS:10.3, name:iPhone 6s }</text:p>
      <text:p text:style-name="P1"><text:tab/><text:tab/>{ platform:iOS Simulator, id:ECD80C2E-D0CD-406C-9447-E12DA10DB5C4, OS:10.3, name:iPhone 6s Plus }</text:p>
      <text:p text:style-name="P1"><text:tab/><text:tab/>{ platform:iOS Simulator, id:C3A03D3C-6429-41F9-A94B-156BE5B4F6BF, OS:10.3, name:iPhone 7 }</text:p>
      <text:p text:style-name="P1"><text:tab/><text:tab/>{ platform:iOS Simulator, id:0D0D9647-EDDE-4607-B8FD-333CB8DA05DD, OS:10.3, name:iPhone 7 Plus }</text:p>
      <text:p text:style-name="P1"><text:tab/><text:tab/>{ platform:iOS Simulator, id:BE55FB7D-CD31-4750-95AA-CD8FE98BAFF2, OS:10.3, name:iPhone SE }</text:p>
      <text:p text:style-name="P1"/>
      <text:p text:style-name="P1"><text:tab/>Ineligible destinations for the "WebDriverAgentRunner" scheme:</text:p>
      <text:p text:style-name="P1"><text:tab/><text:tab/>{ platform:iOS, id:dvtdevice-DVTiPhonePlaceholder-iphoneos:placeholder, name:Generic iOS Device }</text:p>
      <text:p text:style-name="P1"><text:tab/><text:tab/>{ platform:iOS Simulator, id:dvtdevice-DVTiOSDeviceSimulatorPlaceholder-iphonesimulator:placeholder, name:Generic iOS Simulator Device }</text:p>
      <text:p text:style-name="P1">Vickys:WebDriverAgent Vicky$ xcodebuild -project WebDriverAgent.xcodeproj -scheme WebDriverAgentRunner -destination 'id= 5e4cb60929799d755b3269f8d3ba556dec9de7b6' test</text:p>
      <text:p text:style-name="P1">xcodebuild: error: Unable to find a destination matching the provided destination specifier:</text:p>
      <text:p text:style-name="P1"><text:tab/><text:tab/>{ id: 5e4cb60929799d755b3269f8d3ba556dec9de7b6 }</text:p>
      <text:p text:style-name="P1"/>
      <text:p text:style-name="P1"><text:tab/>Unsupported device specifier option.</text:p>
      <text:p text:style-name="P1"><text:tab/>The device “My Mac” does not support the following options: id</text:p>
      <text:p text:style-name="P1"><text:tab/>Please supply only supported device specifier options.</text:p>
      <text:p text:style-name="P1"/>
      <text:p text:style-name="P1"><text:tab/>Available destinations for the "WebDriverAgentRunner" scheme:</text:p>
      <text:p text:style-name="P1"><text:tab/><text:tab/>{ platform:iOS, id:5e4cb60929799d755b3269f8d3ba556dec9de7b6, name:Khannan }</text:p>
      <text:p text:style-name="P1"><text:tab/><text:tab/>{ platform:iOS Simulator, id:E21F35AB-0993-4DF3-BD83-93FEAD1E3E05, OS:10.3, name:iPad Air }</text:p>
      <text:p text:style-name="P1"><text:tab/><text:tab/>{ platform:iOS Simulator, id:DA4805EF-E1EB-4298-9B20-E70AB043C21E, OS:10.3, name:iPad Air 2 }</text:p>
      <text:p text:style-name="P1"><text:tab/><text:tab/>{ platform:iOS Simulator, id:FB65E3C7-A6C0-43C0-BBD8-01EEFE85DBEA, OS:10.3, name:iPad Pro (9.7 inch) }</text:p>
      <text:p text:style-name="P1"><text:tab/><text:tab/>{ platform:iOS Simulator, id:A5B80F71-0ADB-42F7-968D-525634C48300, OS:10.3, name:iPad Pro (12.9 inch) }</text:p>
      <text:p text:style-name="P1"><text:tab/><text:tab/>{ platform:iOS Simulator, id:9134BAF5-292C-4698-A888-0227EC5DDB56, OS:10.3, name:iPhone 5 }</text:p>
      <text:p text:style-name="P1"><text:tab/><text:tab/>{ platform:iOS Simulator, id:67B92993-47DE-49FC-93A0-DBBC6289CD89, OS:10.3, name:iPhone 5s }</text:p>
      <text:p text:style-name="P1"><text:tab/><text:tab/>{ platform:iOS Simulator, id:B93A5ABF-C745-4872-A965-0D6D1C495CC1, OS:10.3, name:iPhone 6 }</text:p>
      <text:p text:style-name="P1"><text:soft-page-break/><text:tab/><text:tab/>{ platform:iOS Simulator, id:D9EED569-70F2-48CE-A122-20F93E499C64, OS:10.3, name:iPhone 6 Plus }</text:p>
      <text:p text:style-name="P1"><text:tab/><text:tab/>{ platform:iOS Simulator, id:AC97ED9A-61E9-4FB3-A079-10CE7CD81134, OS:10.3, name:iPhone 6s }</text:p>
      <text:p text:style-name="P1"><text:tab/><text:tab/>{ platform:iOS Simulator, id:ECD80C2E-D0CD-406C-9447-E12DA10DB5C4, OS:10.3, name:iPhone 6s Plus }</text:p>
      <text:p text:style-name="P1"><text:tab/><text:tab/>{ platform:iOS Simulator, id:C3A03D3C-6429-41F9-A94B-156BE5B4F6BF, OS:10.3, name:iPhone 7 }</text:p>
      <text:p text:style-name="P1"><text:tab/><text:tab/>{ platform:iOS Simulator, id:0D0D9647-EDDE-4607-B8FD-333CB8DA05DD, OS:10.3, name:iPhone 7 Plus }</text:p>
      <text:p text:style-name="P1"><text:tab/><text:tab/>{ platform:iOS Simulator, id:BE55FB7D-CD31-4750-95AA-CD8FE98BAFF2, OS:10.3, name:iPhone SE }</text:p>
      <text:p text:style-name="P1"/>
      <text:p text:style-name="P1"><text:tab/>Ineligible destinations for the "WebDriverAgentRunner" scheme:</text:p>
      <text:p text:style-name="P1"><text:tab/><text:tab/>{ platform:iOS, id:dvtdevice-DVTiPhonePlaceholder-iphoneos:placeholder, name:Generic iOS Device }</text:p>
      <text:p text:style-name="P1"><text:tab/><text:tab/>{ platform:iOS Simulator, id:dvtdevice-DVTiOSDeviceSimulatorPlaceholder-iphonesimulator:placeholder, name:Generic iOS Simulator Device }</text:p>
      <text:p text:style-name="P1">Vickys:WebDriverAgent Vicky$ xcodebuild -project WebDriverAgent.xcodeproj -scheme WebDriverAgentRunner -destination 'id=5e4cb60929799d755b3269f8d3ba556dec9de7b6' test</text:p>
      <text:p text:style-name="P1">2017-05-12 14:41:40.431 xcodebuild[8427:125266] <text:s/>IDETestOperationsObserverDebug: Writing diagnostic log for test session to:</text:p>
      <text:p text:style-name="P1">/Users/Magpie/Library/Developer/Xcode/DerivedData/WebDriverAgent-dikkwtrisltbeobjmfvpthwwekvs/Logs/Test/D751D444-D55E-4F5B-9B67-B2F24512B66C/Session-WebDriverAgentRunner-2017-05-12_144140-QVd5P0.log</text:p>
      <text:p text:style-name="P1">2017-05-12 14:41:40.432 xcodebuild[8427:125260] [MT] IDETestOperationsObserverDebug: (A3B85924-B8C1-4973-9F08-143D58D9A09D) Beginning test session WebDriverAgentRunner-A3B85924-B8C1-4973-9F08-143D58D9A09D at 2017-05-12 14:41:40.432 with Xcode 8E162 on target &lt;DVTiOSDevice: 0x7fbb97bf98a0&gt; {</text:p>
      <text:p text:style-name="P1"><text:tab/><text:tab/>deviceSerialNumber: <text:s text:c="8"/>DMPPX6RMG5YL</text:p>
      <text:p text:style-name="P1"><text:tab/><text:tab/>identifier: <text:s text:c="16"/>5e4cb60929799d755b3269f8d3ba556dec9de7b6</text:p>
      <text:p text:style-name="P1"><text:tab/><text:tab/>deviceClass: <text:s text:c="15"/>iPad</text:p>
      <text:p text:style-name="P1"><text:tab/><text:tab/>deviceName: <text:s text:c="16"/>Khannan</text:p>
      <text:p text:style-name="P1"><text:tab/><text:tab/>deviceIdentifier: <text:s text:c="10"/>5e4cb60929799d755b3269f8d3ba556dec9de7b6</text:p>
      <text:p text:style-name="P1"><text:tab/><text:tab/>productVersion: <text:s text:c="12"/>10.3.1</text:p>
      <text:p text:style-name="P1"><text:tab/><text:tab/>buildVersion: <text:s text:c="14"/>14E304</text:p>
      <text:p text:style-name="P1"><text:tab/><text:tab/>deviceSoftwareVersion: <text:s text:c="5"/>10.3.1 (14E304)</text:p>
      <text:p text:style-name="P1"><text:tab/><text:tab/>deviceArchitecture: <text:s text:c="8"/>arm64</text:p>
      <text:p text:style-name="P1"><text:tab/><text:tab/>deviceTotalCapacity: <text:s text:c="7"/>60397891584</text:p>
      <text:p text:style-name="P1"><text:tab/><text:tab/>deviceAvailableCapacity: <text:s text:c="3"/>52548087808</text:p>
      <text:p text:style-name="P1"><text:tab/><text:tab/>deviceIsTransient: <text:s text:c="9"/>NO</text:p>
      <text:p text:style-name="P1"><text:tab/><text:tab/>ignored: <text:s text:c="19"/>NO</text:p>
      <text:p text:style-name="P1"><text:tab/><text:tab/>deviceIsBusy: <text:s text:c="14"/>NO</text:p>
      <text:p text:style-name="P1"><text:tab/><text:tab/>deviceIsActivated: <text:s text:c="9"/>YES</text:p>
      <text:p text:style-name="P1"><text:tab/><text:tab/>deviceActivationState: <text:s text:c="5"/>Activated</text:p>
      <text:p text:style-name="P1"><text:tab/><text:tab/>isPasscodeLocked: <text:s text:c="10"/>NO</text:p>
      <text:p text:style-name="P1"><text:tab/><text:tab/>deviceType: <text:s text:c="16"/>&lt;DVTDeviceType:0x7fbb942f4210 Xcode.DeviceType.iPhone&gt;</text:p>
      <text:p text:style-name="P1"><text:tab/><text:tab/>supportedDeviceFamilies: <text:s text:c="3"/>(</text:p>
      <text:p text:style-name="P1"><text:s text:c="4"/>1,</text:p>
      <text:p text:style-name="P1"><text:s text:c="4"/>2</text:p>
      <text:p text:style-name="P1">)</text:p>
      <text:p text:style-name="P1"><text:tab/><text:tab/>applications: <text:s text:c="13"/>(null)</text:p>
      <text:p text:style-name="P1"><text:soft-page-break/><text:tab/><text:tab/>provisioningProfiles: <text:s text:c="5"/>(null)</text:p>
      <text:p text:style-name="P1"><text:tab/><text:tab/>activityProgress: <text:s text:c="9"/>-2</text:p>
      <text:p text:style-name="P1"><text:tab/><text:tab/>activityTitle: <text:s text:c="12"/></text:p>
      <text:p text:style-name="P1"><text:tab/><text:tab/>hasInternalSupport: <text:s text:c="7"/>NO</text:p>
      <text:p text:style-name="P1"><text:tab/><text:tab/>isSupportedOS: <text:s text:c="12"/>YES</text:p>
      <text:p text:style-name="P1"><text:tab/><text:tab/>developerDiskMountError: <text:s text:c="2"/>(null)</text:p>
      <text:p text:style-name="P1">(null)</text:p>
      <text:p text:style-name="P1"><text:tab/>bootArgs: <text:s text:c="17"/>&lt;unavailable&gt;</text:p>
      <text:p text:style-name="P1"><text:tab/><text:tab/>} (10.3.1 (14E304))</text:p>
      <text:p text:style-name="P1">=== BUILD TARGET WebDriverAgentLib OF PROJECT WebDriverAgent WITH CONFIGURATION Debug ===</text:p>
      <text:p text:style-name="P1"/>
      <text:p text:style-name="P1">Check dependencies</text:p>
      <text:p text:style-name="P1"/>
      <text:p text:style-name="P1">Write auxiliary files</text:p>
      <text:p text:style-name="P1">write-file /Users/Magpie/Library/Developer/Xcode/DerivedData/WebDriverAgent-dikkwtrisltbeobjmfvpthwwekvs/Build/Intermediates/WebDriverAgent.build/Debug-iphoneos/WebDriverAgentLib.build/WebDriverAgentLib.hmap</text:p>
      <text:p text:style-name="P1">write-file /Users/Magpie/Library/Developer/Xcode/DerivedData/WebDriverAgent-dikkwtrisltbeobjmfvpthwwekvs/Build/Intermediates/WebDriverAgent.build/Debug-iphoneos/WebDriverAgentLib.build/WebDriverAgentLib-all-target-headers.hmap</text:p>
      <text:p text:style-name="P1">write-file /Users/Magpie/Library/Developer/Xcode/DerivedData/WebDriverAgent-dikkwtrisltbeobjmfvpthwwekvs/Build/Intermediates/WebDriverAgent.build/Debug-iphoneos/WebDriverAgentLib.build/Objects-normal/arm64/WebDriverAgentLib.LinkFileList</text:p>
      <text:p text:style-name="P1">write-file /Users/Magpie/Library/Developer/Xcode/DerivedData/WebDriverAgent-dikkwtrisltbeobjmfvpthwwekvs/Build/Intermediates/WebDriverAgent.build/Debug-iphoneos/WebDriverAgentLib.build/WebDriverAgentLib-project-headers.hmap</text:p>
      <text:p text:style-name="P1">write-file /Users/Magpie/Library/Developer/Xcode/DerivedData/WebDriverAgent-dikkwtrisltbeobjmfvpthwwekvs/Build/Intermediates/WebDriverAgent.build/Debug-iphoneos/WebDriverAgentLib.build/WebDriverAgentLib-own-target-headers.hmap</text:p>
      <text:p text:style-name="P1"/>
      <text:p text:style-name="P1">Remove stale build products</text:p>
      <text:p text:style-name="P1"><text:s text:c="4"/>/bin/rm -rf /Users/Magpie/Library/Developer/Xcode/DerivedData/WebDriverAgent-dikkwtrisltbeobjmfvpthwwekvs/Build/Products/Debug-iphoneos/WebDriverAgentLib.framework/Headers/_XCKVOExpectation.h</text:p>
      <text:p text:style-name="P1"><text:s text:c="4"/>/bin/rm -rf /Users/Magpie/Library/Developer/Xcode/DerivedData/WebDriverAgent-dikkwtrisltbeobjmfvpthwwekvs/Build/Products/Debug-iphoneos/WebDriverAgentLib.framework/Headers/_XCPredicateExpectation.h</text:p>
      <text:p text:style-name="P1"><text:s text:c="4"/>/bin/rm -rf /Users/Magpie/Library/Developer/Xcode/DerivedData/WebDriverAgent-dikkwtrisltbeobjmfvpthwwekvs/Build/Products/Debug-iphoneos/WebDriverAgentLib.framework/Headers/_XCTestDriverTestObserver.h</text:p>
      <text:p text:style-name="P1"><text:s text:c="4"/>/bin/rm -rf /Users/Magpie/Library/Developer/Xcode/DerivedData/WebDriverAgent-dikkwtrisltbeobjmfvpthwwekvs/Build/Products/Debug-iphoneos/WebDriverAgentLib.framework/Headers/_XCNotificationExpectation.h</text:p>
      <text:p text:style-name="P1"><text:s text:c="4"/>/bin/rm -rf /Users/Magpie/Library/Developer/Xcode/DerivedData/WebDriverAgent-dikkwtrisltbeobjmfvpthwwekvs/Build/Products/Debug-iphoneos/WebDriverAgentLib.framework/Headers/_XCDarwinNotificationExpectation.h</text:p>
      <text:p text:style-name="P1"><text:s text:c="4"/>/bin/rm -rf /Users/Magpie/Library/Developer/Xcode/DerivedData/WebDriverAgent-dikkwtrisltbeobjmfvpthwwekvs/Build/Products/Debug-iphoneos/WebDriverAgentLib.framework/Headers/_XCTestExpectationWaiterImplementation.h</text:p>
      <text:p text:style-name="P1"><text:soft-page-break/><text:s text:c="4"/>/bin/rm -rf /Users/Magpie/Library/Developer/Xcode/DerivedData/WebDriverAgent-dikkwtrisltbeobjmfvpthwwekvs/Build/Products/Debug-iphoneos/WebDriverAgentLib.framework/Headers/FBHTTPOverUSBServer.h</text:p>
      <text:p text:style-name="P1"><text:s text:c="4"/>/bin/rm -rf /Users/Magpie/Library/Developer/Xcode/DerivedData/WebDriverAgent-dikkwtrisltbeobjmfvpthwwekvs/Build/Products/Debug-iphoneos/WebDriverAgentLib.framework/Frameworks/Peertalk.framework</text:p>
      <text:p text:style-name="P1"><text:s text:c="4"/>/bin/rm -rf /Users/Magpie/Library/Developer/Xcode/DerivedData/WebDriverAgent-dikkwtrisltbeobjmfvpthwwekvs/Build/Products/Debug-iphoneos/WebDriverAgentLib.framework/Frameworks/KissXML.framework</text:p>
      <text:p text:style-name="P1"><text:s text:c="4"/>/bin/rmdir /Users/Magpie/Library/Developer/Xcode/DerivedData/WebDriverAgent-dikkwtrisltbeobjmfvpthwwekvs/Build/Products/Debug-iphoneos/WebDriverAgentLib.framework/Headers</text:p>
      <text:p text:style-name="P1"/>
      <text:p text:style-name="P1">ProcessInfoPlistFile /Users/Magpie/Library/Developer/Xcode/DerivedData/WebDriverAgent-dikkwtrisltbeobjmfvpthwwekvs/Build/Products/Debug-iphoneos/WebDriverAgentLib.framework/Info.plist WebDriverAgentLib/Info.plis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infoPlistUtility /Applications/Appium.app/Contents/Resources/app/node_modules/appium/node_modules/appium-xcuitest-driver/WebDriverAgent/WebDriverAgentLib/Info.plist -expandbuildsettings -format binary -platform iphoneos -requiredArchitecture arm64 -o /Users/Magpie/Library/Developer/Xcode/DerivedData/WebDriverAgent-dikkwtrisltbeobjmfvpthwwekvs/Build/Products/Debug-iphoneos/WebDriverAgentLib.framework/Info.plist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creenshotCommands.o WebDriverAgentLib/Commands/FBScreenshot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<text:soft-page-break/>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<text:soft-page-break/>m-xcuitest-driver/WebDriverAgent/Carthage/Build/Mac -MMD -MT dependencies -MF /Users/Magpie/Library/Developer/Xcode/DerivedData/WebDriverAgent-dikkwtrisltbeobjmfvpthwwekvs/Build/Intermediates/WebDriverAgent.build/Debug-iphoneos/WebDriverAgentLib.build/Objects-normal/arm64/FBScreenshotCommands.d --serialize-diagnostics /Users/Magpie/Library/Developer/Xcode/DerivedData/WebDriverAgent-dikkwtrisltbeobjmfvpthwwekvs/Build/Intermediates/WebDriverAgent.build/Debug-iphoneos/WebDriverAgentLib.build/Objects-normal/arm64/FBScreenshotCommands.dia -c /Applications/Appium.app/Contents/Resources/app/node_modules/appium/node_modules/appium-xcuitest-driver/WebDriverAgent/WebDriverAgentLib/Commands/FBScreenshotCommands.m -o /Users/Magpie/Library/Developer/Xcode/DerivedData/WebDriverAgent-dikkwtrisltbeobjmfvpthwwekvs/Build/Intermediates/WebDriverAgent.build/Debug-iphoneos/WebDriverAgentLib.build/Objects-normal/arm64/FBScreenshot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Path.o WebDriverAgentLib/Utilities/FBXPath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<text:soft-page-break/>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Path.d --serialize-diagnostics /Users/Magpie/Library/Developer/Xcode/DerivedData/WebDriverAgent-dikkwtrisltbeobjmfvpthwwekvs/Build/Intermediates/WebDriverAgent.build/Debug-iphoneos/WebDriverAgentLib.build/Objects-normal/arm64/FBXPath.dia -c /Applications/Appium.app/Contents/Resources/app/node_modules/appium/node_modules/appium-xcuitest-driver/WebDriverAgent/WebDriverAgentLib/Utilities/FBXPath.m -o /Users/Magpie/Library/Developer/Xcode/DerivedData/WebDriverAgent-dikkwtrisltbeobjmfvpthwwekvs/Build/Intermediates/WebDriverAgent.build/Debug-iphoneos/WebDriverAgentLib.build/Objects-normal/arm64/FBXPath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Application+FBHelpers.o WebDriverAgentLib/Categories/XCUIApplication+FBHelpers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Application+FBHelpers.d --serialize-diagnostics /Users/Magpie/Library/Developer/Xcode/DerivedData/WebDriverAgent-dikkwtrisltbeobjmfvpthwwekvs/Build/Intermediates/WebDriverAgent.build/Debug-iphoneos/WebDriverAgentLib.build/Objects-normal/arm64/XCUIApplication+FBHelpers.dia -c /Applications/Appium.app/Contents/Resources/app/node_modules/appium/node_modules/appium-xcuitest-driver/WebDriverAgent/WebDriverAgentLib/Categories/XCUIApplication+FBHelpers.m -o /Users/Magpie/Library/Developer/Xcode/DerivedData/WebDriverAgent-dikkwtrisltbeobjmfvpthwwekvs/Build/Intermediates/WebDriverAgent.build/Debug-iphoneos/WebDriverAgentLib.build/Objects-normal/arm64/XCUIApplication+FBHelper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rrorBuilder.o WebDriverAgentLib/Utilities/FBErrorBuild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rrorBuilder.d --serialize-<text:soft-page-break/>diagnostics /Users/Magpie/Library/Developer/Xcode/DerivedData/WebDriverAgent-dikkwtrisltbeobjmfvpthwwekvs/Build/Intermediates/WebDriverAgent.build/Debug-iphoneos/WebDriverAgentLib.build/Objects-normal/arm64/FBErrorBuilder.dia -c /Applications/Appium.app/Contents/Resources/app/node_modules/appium/node_modules/appium-xcuitest-driver/WebDriverAgent/WebDriverAgentLib/Utilities/FBErrorBuilder.m -o /Users/Magpie/Library/Developer/Xcode/DerivedData/WebDriverAgent-dikkwtrisltbeobjmfvpthwwekvs/Build/Intermediates/WebDriverAgent.build/Debug-iphoneos/WebDriverAgentLib.build/Objects-normal/arm64/FBErrorBuild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ClassChain.o WebDriverAgentLib/Categories/XCUIElement+FBClassChai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ClassChain.d --serialize-diagnostics /Users/Magpie/Library/Developer/Xcode/DerivedData/WebDriverAgent-dikkwtrisltbeobjmfvpthwwekvs/Build/Intermediates/WebDriverAgent.build/Debug-iphoneos/WebDriverAgentLib.build/Objects-normal/arm64/XCUIElement+FBClassChain.dia -c /Applications/Appium.app/Contents/Resources/app/node_modules/appium/node_modules/appium-xcuitest-driver/WebDriverAgent/WebDriverAgentLib/Categories/XCUIElement+FBClassChain.m -o /Users/Magpie/Library/Developer/Xcode/DerivedData/WebDriverAgent-dikkwtrisltbeobjmfvpthwwekvs/Build/Intermediates/WebDriverAgent.build/Debug-iphoneos/WebDriverAgentLib.build/Objects-normal/arm64/XCUIElement+FBClassChai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PathCreator.o WebDriverAgentLib/Utilities/FBXPathCreato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<text:soft-page-break/>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PathCreator.d --serialize-diagnostics /Users/Magpie/Library/Developer/Xcode/DerivedData/WebDriverAgent-dikkwtrisltbeobjmfvpthwwekvs/Build/Intermediates/WebDriverAgent.build/Debug-iphoneos/WebDriverAgentLib.build/Objects-normal/arm64/FBXPathCreator.dia -c /Applications/Appium.app/Contents/Resources/app/node_modules/appium/node_modules/appium-xcuitest-driver/WebDriverAgent/WebDriverAgentLib/Utilities/FBXPathCreator.m -o /Users/Magpie/Library/Developer/Xcode/DerivedData/WebDriverAgent-dikkwtrisltbeobjmfvpthwwekvs/Build/Intermediates/WebDriverAgent.build/Debug-iphoneos/WebDriverAgentLib.build/Objects-normal/arm64/FBXPathCreato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NSExpression+FBFormat.o WebDriverAgentLib/Categories/NSExpression+FBForma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<text:soft-page-break/>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NSExpression+FBFormat.d --serialize-diagnostics /Users/Magpie/Library/Developer/Xcode/DerivedData/WebDriverAgent-dikkwtrisltbeobjmfvpthwwekvs/Build/Intermediates/WebDriverAgent.build/Debug-iphoneos/WebDriverAgentLib.build/Objects-normal/arm64/NSExpression+FBFormat.dia -c /Applications/Appium.app/Contents/Resources/app/node_modules/appium/node_modules/appium-<text:soft-page-break/>xcuitest-driver/WebDriverAgent/WebDriverAgentLib/Categories/NSExpression+FBFormat.m -o /Users/Magpie/Library/Developer/Xcode/DerivedData/WebDriverAgent-dikkwtrisltbeobjmfvpthwwekvs/Build/Intermediates/WebDriverAgent.build/Debug-iphoneos/WebDriverAgentLib.build/Objects-normal/arm64/NSExpression+FBForma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WebServer.o WebDriverAgentLib/Routing/FBWebServ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<text:soft-page-break/>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WebServer.d --serialize-diagnostics /Users/Magpie/Library/Developer/Xcode/DerivedData/WebDriverAgent-dikkwtrisltbeobjmfvpthwwekvs/Build/Intermediates/WebDriverAgent.build/Debug-iphoneos/WebDriverAgentLib.build/Objects-normal/arm64/FBWebServer.dia -c /Applications/Appium.app/Contents/Resources/app/node_modules/appium/node_modules/appium-xcuitest-driver/WebDriverAgent/WebDriverAgentLib/Routing/FBWebServer.m -o /Users/Magpie/Library/Developer/Xcode/DerivedData/WebDriverAgent-dikkwtrisltbeobjmfvpthwwekvs/Build/Intermediates/WebDriverAgent.build/Debug-iphoneos/WebDriverAgentLib.build/Objects-normal/arm64/FBWebServ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Keyboard.o WebDriverAgentLib/Utilities/FBKeyboar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<text:soft-page-break/>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Keyboard.d --serialize-diagnostics /Users/Magpie/Library/Developer/Xcode/DerivedData/WebDriverAgent-dikkwtrisltbeobjmfvpthwwekvs/Build/Intermediates/WebDriverAgent.build/Debug-iphoneos/WebDriverAgentLib.build/Objects-normal/arm64/FBKeyboard.dia -c /Applications/Appium.app/Contents/Resources/app/node_modules/appium/node_modules/appium-xcuitest-driver/WebDriverAgent/WebDriverAgentLib/Utilities/FBKeyboard.m -o /Users/Magpie/Library/Developer/Xcode/DerivedData/WebDriverAgent-dikkwtrisltbeobjmfvpthwwekvs/Build/Intermediates/WebDriverAgent.build/Debug-iphoneos/WebDriverAgentLib.build/Objects-normal/arm64/FBKeyboar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Utils.o WebDriverAgentLib/Routing/FBElementUti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<text:soft-page-break/>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Utils.d --serialize-diagnostics /Users/Magpie/Library/Developer/Xcode/DerivedData/WebDriverAgent-dikkwtrisltbeobjmfvpthwwekvs/Build/Intermediates/WebDriverAgent.build/Debug-iphoneos/WebDriverAgentLib.build/Objects-normal/arm64/FBElementUtils.dia -c /Applications/Appium.app/Contents/Resources/app/node_modules/appium/node_modules/appium-xcuitest-driver/WebDriverAgent/WebDriverAgentLib/Routing/FBElementUtils.m -o /Users/Magpie/Library/Developer/Xcode/DerivedData/WebDriverAgent-dikkwtrisltbeobjmfvpthwwekvs/Build/Intermediates/WebDriverAgent.build/Debug-iphoneos/WebDriverAgentLib.build/Objects-normal/arm64/FBElementUtils.o</text:p>
      <text:p text:style-name="P1"/>
      <text:p text:style-name="P1"><text:soft-page-break/>CompileC /Users/Magpie/Library/Developer/Xcode/DerivedData/WebDriverAgent-dikkwtrisltbeobjmfvpthwwekvs/Build/Intermediates/WebDriverAgent.build/Debug-iphoneos/WebDriverAgentLib.build/Objects-normal/arm64/FBApplicationProcessProxy.o WebDriverAgentLib/FBApplicationProcessProx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<text:soft-page-break/>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pplicationProcessProxy.d --serialize-diagnostics /Users/Magpie/Library/Developer/Xcode/DerivedData/WebDriverAgent-dikkwtrisltbeobjmfvpthwwekvs/Build/Intermediates/WebDriverAgent.build/Debug-iphoneos/WebDriverAgentLib.build/Objects-normal/arm64/FBApplicationProcessProxy.dia -c /Applications/Appium.app/Contents/Resources/app/node_modules/appium/node_modules/appium-xcuitest-driver/WebDriverAgent/WebDriverAgentLib/FBApplicationProcessProxy.m -o /Users/Magpie/Library/Developer/Xcode/DerivedData/WebDriverAgent-dikkwtrisltbeobjmfvpthwwekvs/Build/Intermediates/WebDriverAgent.build/Debug-iphoneos/WebDriverAgentLib.build/Objects-normal/arm64/FBApplicationProcessProx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FailureProofTestCase.o WebDriverAgentLib/Utilities/FBFailureProofTestCas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<text:soft-page-break/>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<text:soft-page-break/>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FailureProofTestCase.d --serialize-diagnostics /Users/Magpie/Library/Developer/Xcode/DerivedData/WebDriverAgent-dikkwtrisltbeobjmfvpthwwekvs/Build/Intermediates/WebDriverAgent.build/Debug-iphoneos/WebDriverAgentLib.build/Objects-normal/arm64/FBFailureProofTestCase.dia -c /Applications/Appium.app/Contents/Resources/app/node_modules/appium/node_modules/appium-xcuitest-driver/WebDriverAgent/WebDriverAgentLib/Utilities/FBFailureProofTestCase.m -o /Users/Magpie/Library/Developer/Xcode/DerivedData/WebDriverAgent-dikkwtrisltbeobjmfvpthwwekvs/Build/Intermediates/WebDriverAgent.build/Debug-iphoneos/WebDriverAgentLib.build/Objects-normal/arm64/FBFailureProofTestCas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IsVisible.o WebDriverAgentLib/Categories/XCUIElement+FBIsVisibl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<text:soft-page-break/>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IsVisible.d --serialize-diagnostics /Users/Magpie/Library/Developer/Xcode/DerivedData/WebDriverAgent-dikkwtrisltbeobjmfvpthwwekvs/Build/Intermediates/WebDriverAgent.build/Debug-iphoneos/WebDriverAgentLib.build/Objects-normal/arm64/XCUIElement+FBIsVisible.dia -c /Applications/Appium.app/Contents/Resources/app/node_modules/appium/node_modules/appium-xcuitest-driver/WebDriverAgent/WebDriverAgentLib/Categories/XCUIElement+FBIsVisible.m -o /Users/Magpie/Library/Developer/Xcode/DerivedData/WebDriverAgent-dikkwtrisltbeobjmfvpthwwekvs/Build/Intermediates/WebDriverAgent.build/Debug-iphoneos/WebDriverAgentLib.build/Objects-normal/arm64/XCUIElement+FBIsVisibl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Find.o WebDriverAgentLib/Categories/XCUIElement+FBFind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Find.d --serialize-diagnostics /Users/Magpie/Library/Developer/Xcode/DerivedData/WebDriverAgent-dikkwtrisltbeobjmfvpthwwekvs/Build/Intermediates/WebDriverAgent.build/Debug-iphoneos/WebDriverAgentLib.build/Objects-normal/arm64/XCUIElement+FBFind.dia -c /Applications/Appium.app/Contents/Resources/app/node_modules/appium/node_modules/appium-xcuitest-driver/WebDriverAgent/WebDriverAgentLib/Categories/XCUIElement+FBFind.m -o /Users/Magpie/Library/Developer/Xcode/DerivedData/WebDriverAgent-dikkwtrisltbeobjmfvpthwwekvs/Build/Intermediates/WebDriverAgent.build/Debug-iphoneos/WebDriverAgentLib.build/Objects-normal/arm64/XCUIElement+FBFin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esponsePayload.o WebDriverAgentLib/Routing/FBResponsePayloa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esponsePayload.d --serialize-<text:soft-page-break/>diagnostics /Users/Magpie/Library/Developer/Xcode/DerivedData/WebDriverAgent-dikkwtrisltbeobjmfvpthwwekvs/Build/Intermediates/WebDriverAgent.build/Debug-iphoneos/WebDriverAgentLib.build/Objects-normal/arm64/FBResponsePayload.dia -c /Applications/Appium.app/Contents/Resources/app/node_modules/appium/node_modules/appium-xcuitest-driver/WebDriverAgent/WebDriverAgentLib/Routing/FBResponsePayload.m -o /Users/Magpie/Library/Developer/Xcode/DerivedData/WebDriverAgent-dikkwtrisltbeobjmfvpthwwekvs/Build/Intermediates/WebDriverAgent.build/Debug-iphoneos/WebDriverAgentLib.build/Objects-normal/arm64/FBResponsePayloa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oute.o WebDriverAgentLib/Routing/FBRout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oute.d --serialize-diagnostics /Users/Magpie/Library/Developer/Xcode/DerivedData/WebDriverAgent-dikkwtrisltbeobjmfvpthwwekvs/Build/Intermediates/WebDriverAgent.build/Debug-iphoneos/WebDriverAgentLib.build/Objects-normal/arm64/FBRoute.dia -c /Applications/Appium.app/Contents/Resources/app/node_modules/appium/node_modules/appium-xcuitest-driver/WebDriverAgent/WebDriverAgentLib/Routing/FBRoute.m -o /Users/Magpie/Library/Developer/Xcode/DerivedData/WebDriverAgent-dikkwtrisltbeobjmfvpthwwekvs/Build/Intermediates/WebDriverAgent.build/Debug-iphoneos/WebDriverAgentLib.build/Objects-normal/arm64/FBRout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unLoopSpinner.o WebDriverAgentLib/Utilities/FBRunLoopSpinn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<text:soft-page-break/>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unLoopSpinner.d --serialize-diagnostics /Users/Magpie/Library/Developer/Xcode/DerivedData/WebDriverAgent-dikkwtrisltbeobjmfvpthwwekvs/Build/Intermediates/WebDriverAgent.build/Debug-iphoneos/WebDriverAgentLib.build/Objects-normal/arm64/FBRunLoopSpinner.dia -c /Applications/Appium.app/Contents/Resources/app/node_modules/appium/node_modules/appium-xcuitest-driver/WebDriverAgent/WebDriverAgentLib/Utilities/FBRunLoopSpinner.m -o /Users/Magpie/Library/Developer/Xcode/DerivedData/WebDriverAgent-dikkwtrisltbeobjmfvpthwwekvs/Build/Intermediates/WebDriverAgent.build/Debug-iphoneos/WebDriverAgentLib.build/Objects-normal/arm64/FBRunLoopSpinn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ClassChainQueryParser.o WebDriverAgentLib/Utilities/FBClassChainQueryPars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<text:soft-page-break/>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ClassChainQueryParser.d --serialize-diagnostics /Users/Magpie/Library/Developer/Xcode/DerivedData/WebDriverAgent-dikkwtrisltbeobjmfvpthwwekvs/Build/Intermediates/WebDriverAgent.build/Debug-iphoneos/WebDriverAgentLib.build/Objects-normal/arm64/FBClassChainQueryParser.dia -c /Applications/Appium.app/Contents/Resources/app/node_modules/appium/node_modules/appium-<text:soft-page-break/>xcuitest-driver/WebDriverAgent/WebDriverAgentLib/Utilities/FBClassChainQueryParser.m -o /Users/Magpie/Library/Developer/Xcode/DerivedData/WebDriverAgent-dikkwtrisltbeobjmfvpthwwekvs/Build/Intermediates/WebDriverAgent.build/Debug-iphoneos/WebDriverAgentLib.build/Objects-normal/arm64/FBClassChainQueryPars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NSPredicate+FBFormat.o WebDriverAgentLib/Utilities/NSPredicate+FBForma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<text:soft-page-break/>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NSPredicate+FBFormat.d --serialize-diagnostics /Users/Magpie/Library/Developer/Xcode/DerivedData/WebDriverAgent-dikkwtrisltbeobjmfvpthwwekvs/Build/Intermediates/WebDriverAgent.build/Debug-iphoneos/WebDriverAgentLib.build/Objects-normal/arm64/NSPredicate+FBFormat.dia -c /Applications/Appium.app/Contents/Resources/app/node_modules/appium/node_modules/appium-xcuitest-driver/WebDriverAgent/WebDriverAgentLib/Utilities/NSPredicate+FBFormat.m -o /Users/Magpie/Library/Developer/Xcode/DerivedData/WebDriverAgent-dikkwtrisltbeobjmfvpthwwekvs/Build/Intermediates/WebDriverAgent.build/Debug-iphoneos/WebDriverAgentLib.build/Objects-normal/arm64/NSPredicate+FBForma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Device+FBRotation.o WebDriverAgentLib/Categories/XCUIDevice+FBRot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<text:soft-page-break/>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Device+FBRotation.d --serialize-diagnostics /Users/Magpie/Library/Developer/Xcode/DerivedData/WebDriverAgent-dikkwtrisltbeobjmfvpthwwekvs/Build/Intermediates/WebDriverAgent.build/Debug-iphoneos/WebDriverAgentLib.build/Objects-normal/arm64/XCUIDevice+FBRotation.dia -c /Applications/Appium.app/Contents/Resources/app/node_modules/appium/node_modules/appium-xcuitest-driver/WebDriverAgent/WebDriverAgentLib/Categories/XCUIDevice+FBRotation.m -o /Users/Magpie/Library/Developer/Xcode/DerivedData/WebDriverAgent-dikkwtrisltbeobjmfvpthwwekvs/Build/Intermediates/WebDriverAgent.build/Debug-iphoneos/WebDriverAgentLib.build/Objects-normal/arm64/XCUIDevice+FBRot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outeRequest.o WebDriverAgentLib/Routing/FBRouteReques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<text:soft-page-break/>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outeRequest.d --serialize-diagnostics /Users/Magpie/Library/Developer/Xcode/DerivedData/WebDriverAgent-dikkwtrisltbeobjmfvpthwwekvs/Build/Intermediates/WebDriverAgent.build/Debug-iphoneos/WebDriverAgentLib.build/Objects-normal/arm64/FBRouteRequest.dia -c /Applications/Appium.app/Contents/Resources/app/node_modules/appium/node_modules/appium-xcuitest-driver/WebDriverAgent/WebDriverAgentLib/Routing/FBRouteRequest.m -o /Users/Magpie/Library/Developer/Xcode/DerivedData/WebDriverAgent-dikkwtrisltbeobjmfvpthwwekvs/Build/Intermediates/WebDriverAgent.build/Debug-iphoneos/WebDriverAgentLib.build/Objects-normal/arm64/FBRouteRequest.o</text:p>
      <text:p text:style-name="P1"/>
      <text:p text:style-name="P1"><text:soft-page-break/>CompileC /Users/Magpie/Library/Developer/Xcode/DerivedData/WebDriverAgent-dikkwtrisltbeobjmfvpthwwekvs/Build/Intermediates/WebDriverAgent.build/Debug-iphoneos/WebDriverAgentLib.build/Objects-normal/arm64/FBResponseJSONPayload.o WebDriverAgentLib/Routing/FBResponseJSONPayloa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<text:soft-page-break/>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esponseJSONPayload.d --serialize-diagnostics /Users/Magpie/Library/Developer/Xcode/DerivedData/WebDriverAgent-dikkwtrisltbeobjmfvpthwwekvs/Build/Intermediates/WebDriverAgent.build/Debug-iphoneos/WebDriverAgentLib.build/Objects-normal/arm64/FBResponseJSONPayload.dia -c /Applications/Appium.app/Contents/Resources/app/node_modules/appium/node_modules/appium-xcuitest-driver/WebDriverAgent/WebDriverAgentLib/Routing/FBResponseJSONPayload.m -o /Users/Magpie/Library/Developer/Xcode/DerivedData/WebDriverAgent-dikkwtrisltbeobjmfvpthwwekvs/Build/Intermediates/WebDriverAgent.build/Debug-iphoneos/WebDriverAgentLib.build/Objects-normal/arm64/FBResponseJSONPayloa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CTestCaseImplementationFailureHoldingProxy.o WebDriverAgentLib/Utilities/FBXCTestCaseImplementationFailureHoldingProx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<text:soft-page-break/>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<text:soft-page-break/>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CTestCaseImplementationFailureHoldingProxy.d --serialize-diagnostics /Users/Magpie/Library/Developer/Xcode/DerivedData/WebDriverAgent-dikkwtrisltbeobjmfvpthwwekvs/Build/Intermediates/WebDriverAgent.build/Debug-iphoneos/WebDriverAgentLib.build/Objects-normal/arm64/FBXCTestCaseImplementationFailureHoldingProxy.dia -c /Applications/Appium.app/Contents/Resources/app/node_modules/appium/node_modules/appium-xcuitest-driver/WebDriverAgent/WebDriverAgentLib/Utilities/FBXCTestCaseImplementationFailureHoldingProxy.m -o /Users/Magpie/Library/Developer/Xcode/DerivedData/WebDriverAgent-dikkwtrisltbeobjmfvpthwwekvs/Build/Intermediates/WebDriverAgent.build/Debug-iphoneos/WebDriverAgentLib.build/Objects-normal/arm64/FBXCTestCaseImplementationFailureHoldingProx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Device+FBHealthCheck.o WebDriverAgentLib/Categories/XCUIDevice+FBHealthCheck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<text:soft-page-break/>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Device+FBHealthCheck.d --serialize-diagnostics /Users/Magpie/Library/Developer/Xcode/DerivedData/WebDriverAgent-dikkwtrisltbeobjmfvpthwwekvs/Build/Intermediates/WebDriverAgent.build/Debug-iphoneos/WebDriverAgentLib.build/Objects-normal/arm64/XCUIDevice+FBHealthCheck.dia -c /Applications/Appium.app/Contents/Resources/app/node_modules/appium/node_modules/appium-xcuitest-driver/WebDriverAgent/WebDriverAgentLib/Categories/XCUIDevice+FBHealthCheck.m -o /Users/Magpie/Library/Developer/Xcode/DerivedData/WebDriverAgent-dikkwtrisltbeobjmfvpthwwekvs/Build/Intermediates/WebDriverAgent.build/Debug-iphoneos/WebDriverAgentLib.build/Objects-normal/arm64/XCUIDevice+FBHealthCheck.o</text:p>
      <text:p text:style-name="P1"/>
      <text:p text:style-name="P1"><text:soft-page-break/>CompileC /Users/Magpie/Library/Developer/Xcode/DerivedData/WebDriverAgent-dikkwtrisltbeobjmfvpthwwekvs/Build/Intermediates/WebDriverAgent.build/Debug-iphoneos/WebDriverAgentLib.build/Objects-normal/arm64/FBSpringboardApplication.o WebDriverAgentLib/FBSpringboardApplic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<text:soft-page-break/>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pringboardApplication.d --serialize-diagnostics /Users/Magpie/Library/Developer/Xcode/DerivedData/WebDriverAgent-dikkwtrisltbeobjmfvpthwwekvs/Build/Intermediates/WebDriverAgent.build/Debug-iphoneos/WebDriverAgentLib.build/Objects-normal/arm64/FBSpringboardApplication.dia -c /Applications/Appium.app/Contents/Resources/app/node_modules/appium/node_modules/appium-xcuitest-driver/WebDriverAgent/WebDriverAgentLib/FBSpringboardApplication.m -o /Users/Magpie/Library/Developer/Xcode/DerivedData/WebDriverAgent-dikkwtrisltbeobjmfvpthwwekvs/Build/Intermediates/WebDriverAgent.build/Debug-iphoneos/WebDriverAgentLib.build/Objects-normal/arm64/FBSpringboardApplic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esponseFilePayload.o WebDriverAgentLib/Routing/FBResponseFilePayloa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<text:soft-page-break/>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<text:soft-page-break/>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esponseFilePayload.d --serialize-diagnostics /Users/Magpie/Library/Developer/Xcode/DerivedData/WebDriverAgent-dikkwtrisltbeobjmfvpthwwekvs/Build/Intermediates/WebDriverAgent.build/Debug-iphoneos/WebDriverAgentLib.build/Objects-normal/arm64/FBResponseFilePayload.dia -c /Applications/Appium.app/Contents/Resources/app/node_modules/appium/node_modules/appium-xcuitest-driver/WebDriverAgent/WebDriverAgentLib/Routing/FBResponseFilePayload.m -o /Users/Magpie/Library/Developer/Xcode/DerivedData/WebDriverAgent-dikkwtrisltbeobjmfvpthwwekvs/Build/Intermediates/WebDriverAgent.build/Debug-iphoneos/WebDriverAgentLib.build/Objects-normal/arm64/FBResponseFilePayloa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WebDriverAttributes.o WebDriverAgentLib/Categories/XCUIElement+FBWebDriverAttribute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<text:soft-page-break/>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WebDriverAttributes.d --serialize-diagnostics /Users/Magpie/Library/Developer/Xcode/DerivedData/WebDriverAgent-dikkwtrisltbeobjmfvpthwwekvs/Build/Intermediates/WebDriverAgent.build/Debug-iphoneos/WebDriverAgentLib.build/Objects-normal/arm64/XCUIElement+FBWebDriverAttributes.dia -c /Applications/Appium.app/Contents/Resources/app/node_modules/appium/node_modules/appium-xcuitest-driver/WebDriverAgent/WebDriverAgentLib/Categories/XCUIElement+FBWebDriverAttributes.m -o /Users/Magpie/Library/Developer/Xcode/DerivedData/WebDriverAgent-dikkwtrisltbeobjmfvpthwwekvs/Build/Intermediates/WebDriverAgent.build/Debug-iphoneos/WebDriverAgentLib.build/Objects-normal/arm64/XCUIElement+FBWebDriverAttributes.o</text:p>
      <text:p text:style-name="P1"/>
      <text:p text:style-name="P1"><text:soft-page-break/>CompileC /Users/Magpie/Library/Developer/Xcode/DerivedData/WebDriverAgent-dikkwtrisltbeobjmfvpthwwekvs/Build/Intermediates/WebDriverAgent.build/Debug-iphoneos/WebDriverAgentLib.build/Objects-normal/arm64/FBTouchIDCommands.o WebDriverAgentLib/Commands/FBTouchID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<text:soft-page-break/>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TouchIDCommands.d --serialize-diagnostics /Users/Magpie/Library/Developer/Xcode/DerivedData/WebDriverAgent-dikkwtrisltbeobjmfvpthwwekvs/Build/Intermediates/WebDriverAgent.build/Debug-iphoneos/WebDriverAgentLib.build/Objects-normal/arm64/FBTouchIDCommands.dia -c /Applications/Appium.app/Contents/Resources/app/node_modules/appium/node_modules/appium-xcuitest-driver/WebDriverAgent/WebDriverAgentLib/Commands/FBTouchIDCommands.m -o /Users/Magpie/Library/Developer/Xcode/DerivedData/WebDriverAgent-dikkwtrisltbeobjmfvpthwwekvs/Build/Intermediates/WebDriverAgent.build/Debug-iphoneos/WebDriverAgentLib.build/Objects-normal/arm64/FBTouchID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DebugCommands.o WebDriverAgentLib/Commands/FBDebug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<text:soft-page-break/>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<text:soft-page-break/>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DebugCommands.d --serialize-diagnostics /Users/Magpie/Library/Developer/Xcode/DerivedData/WebDriverAgent-dikkwtrisltbeobjmfvpthwwekvs/Build/Intermediates/WebDriverAgent.build/Debug-iphoneos/WebDriverAgentLib.build/Objects-normal/arm64/FBDebugCommands.dia -c /Applications/Appium.app/Contents/Resources/app/node_modules/appium/node_modules/appium-xcuitest-driver/WebDriverAgent/WebDriverAgentLib/Commands/FBDebugCommands.m -o /Users/Magpie/Library/Developer/Xcode/DerivedData/WebDriverAgent-dikkwtrisltbeobjmfvpthwwekvs/Build/Intermediates/WebDriverAgent.build/Debug-iphoneos/WebDriverAgentLib.build/Objects-normal/arm64/FBDebug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NSString+FBXMLSafeString.o WebDriverAgentLib/Categories/NSString+FBXMLSafeString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<text:soft-page-break/>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NSString+FBXMLSafeString.d --serialize-diagnostics /Users/Magpie/Library/Developer/Xcode/DerivedData/WebDriverAgent-dikkwtrisltbeobjmfvpthwwekvs/Build/Intermediates/WebDriverAgent.build/Debug-iphoneos/WebDriverAgentLib.build/Objects-normal/arm64/NSString+FBXMLSafeString.dia -c /Applications/Appium.app/Contents/Resources/app/node_modules/appium/node_modules/appium-xcuitest-driver/WebDriverAgent/WebDriverAgentLib/Categories/NSString+FBXMLSafeString.m -o /Users/Magpie/Library/Developer/Xcode/DerivedData/WebDriverAgent-dikkwtrisltbeobjmfvpthwwekvs/Build/Intermediates/WebDriverAgent.build/Debug-iphoneos/WebDriverAgentLib.build/Objects-normal/arm64/NSString+FBXMLSafeString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UnknownCommands.o WebDriverAgentLib/Commands/FBUnknownCommands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UnknownCommands.d --serialize-diagnostics /Users/Magpie/Library/Developer/Xcode/DerivedData/WebDriverAgent-dikkwtrisltbeobjmfvpthwwekvs/Build/Intermediates/WebDriverAgent.build/Debug-iphoneos/WebDriverAgentLib.build/Objects-normal/arm64/FBUnknownCommands.dia -c /Applications/Appium.app/Contents/Resources/app/node_modules/appium/node_modules/appium-xcuitest-driver/WebDriverAgent/WebDriverAgentLib/Commands/FBUnknownCommands.m -o /Users/Magpie/Library/Developer/Xcode/DerivedData/WebDriverAgent-dikkwtrisltbeobjmfvpthwwekvs/Build/Intermediates/WebDriverAgent.build/Debug-iphoneos/WebDriverAgentLib.build/Objects-normal/arm64/FBUnknown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OrientationCommands.o WebDriverAgentLib/Commands/FBOrientation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OrientationCommands.d --serialize-<text:soft-page-break/>diagnostics /Users/Magpie/Library/Developer/Xcode/DerivedData/WebDriverAgent-dikkwtrisltbeobjmfvpthwwekvs/Build/Intermediates/WebDriverAgent.build/Debug-iphoneos/WebDriverAgentLib.build/Objects-normal/arm64/FBOrientationCommands.dia -c /Applications/Appium.app/Contents/Resources/app/node_modules/appium/node_modules/appium-xcuitest-driver/WebDriverAgent/WebDriverAgentLib/Commands/FBOrientationCommands.m -o /Users/Magpie/Library/Developer/Xcode/DerivedData/WebDriverAgent-dikkwtrisltbeobjmfvpthwwekvs/Build/Intermediates/WebDriverAgent.build/Debug-iphoneos/WebDriverAgentLib.build/Objects-normal/arm64/FBOrientation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untimeUtils.o WebDriverAgentLib/Utilities/FBRuntimeUti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untimeUtils.d --serialize-diagnostics /Users/Magpie/Library/Developer/Xcode/DerivedData/WebDriverAgent-dikkwtrisltbeobjmfvpthwwekvs/Build/Intermediates/WebDriverAgent.build/Debug-iphoneos/WebDriverAgentLib.build/Objects-normal/arm64/FBRuntimeUtils.dia -c /Applications/Appium.app/Contents/Resources/app/node_modules/appium/node_modules/appium-xcuitest-driver/WebDriverAgent/WebDriverAgentLib/Utilities/FBRuntimeUtils.m -o /Users/Magpie/Library/Developer/Xcode/DerivedData/WebDriverAgent-dikkwtrisltbeobjmfvpthwwekvs/Build/Intermediates/WebDriverAgent.build/Debug-iphoneos/WebDriverAgentLib.build/Objects-normal/arm64/FBRuntimeUtil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Utilities.o WebDriverAgentLib/Categories/XCUIElement+FBUtilitie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<text:soft-page-break/>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Utilities.d --serialize-diagnostics /Users/Magpie/Library/Developer/Xcode/DerivedData/WebDriverAgent-dikkwtrisltbeobjmfvpthwwekvs/Build/Intermediates/WebDriverAgent.build/Debug-iphoneos/WebDriverAgentLib.build/Objects-normal/arm64/XCUIElement+FBUtilities.dia -c /Applications/Appium.app/Contents/Resources/app/node_modules/appium/node_modules/appium-xcuitest-driver/WebDriverAgent/WebDriverAgentLib/Categories/XCUIElement+FBUtilities.m -o /Users/Magpie/Library/Developer/Xcode/DerivedData/WebDriverAgent-dikkwtrisltbeobjmfvpthwwekvs/Build/Intermediates/WebDriverAgent.build/Debug-iphoneos/WebDriverAgentLib.build/Objects-normal/arm64/XCUIElement+FBUtilitie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Logger.o WebDriverAgentLib/Utilities/FBLogg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<text:soft-page-break/>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Logger.d --serialize-diagnostics /Users/Magpie/Library/Developer/Xcode/DerivedData/WebDriverAgent-dikkwtrisltbeobjmfvpthwwekvs/Build/Intermediates/WebDriverAgent.build/Debug-iphoneos/WebDriverAgentLib.build/Objects-normal/arm64/FBLogger.dia -c /Applications/Appium.app/Contents/Resources/app/node_modules/appium/node_modules/appium-<text:soft-page-break/>xcuitest-driver/WebDriverAgent/WebDriverAgentLib/Utilities/FBLogger.m -o /Users/Magpie/Library/Developer/Xcode/DerivedData/WebDriverAgent-dikkwtrisltbeobjmfvpthwwekvs/Build/Intermediates/WebDriverAgent.build/Debug-iphoneos/WebDriverAgentLib.build/Objects-normal/arm64/FBLogg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CustomCommands.o WebDriverAgentLib/Commands/FBCustom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<text:soft-page-break/>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CustomCommands.d --serialize-diagnostics /Users/Magpie/Library/Developer/Xcode/DerivedData/WebDriverAgent-dikkwtrisltbeobjmfvpthwwekvs/Build/Intermediates/WebDriverAgent.build/Debug-iphoneos/WebDriverAgentLib.build/Objects-normal/arm64/FBCustomCommands.dia -c /Applications/Appium.app/Contents/Resources/app/node_modules/appium/node_modules/appium-xcuitest-driver/WebDriverAgent/WebDriverAgentLib/Commands/FBCustomCommands.m -o /Users/Magpie/Library/Developer/Xcode/DerivedData/WebDriverAgent-dikkwtrisltbeobjmfvpthwwekvs/Build/Intermediates/WebDriverAgent.build/Debug-iphoneos/WebDriverAgentLib.build/Objects-normal/arm64/FBCustom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Device+FBHelpers.o WebDriverAgentLib/Categories/XCUIDevice+FBHelper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<text:soft-page-break/>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Device+FBHelpers.d --serialize-diagnostics /Users/Magpie/Library/Developer/Xcode/DerivedData/WebDriverAgent-dikkwtrisltbeobjmfvpthwwekvs/Build/Intermediates/WebDriverAgent.build/Debug-iphoneos/WebDriverAgentLib.build/Objects-normal/arm64/XCUIDevice+FBHelpers.dia -c /Applications/Appium.app/Contents/Resources/app/node_modules/appium/node_modules/appium-xcuitest-driver/WebDriverAgent/WebDriverAgentLib/Categories/XCUIDevice+FBHelpers.m -o /Users/Magpie/Library/Developer/Xcode/DerivedData/WebDriverAgent-dikkwtrisltbeobjmfvpthwwekvs/Build/Intermediates/WebDriverAgent.build/Debug-iphoneos/WebDriverAgentLib.build/Objects-normal/arm64/XCUIDevice+FBHelper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TestPrivateSymbols.o WebDriverAgentLib/Utilities/XCTestPrivateSymbo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<text:soft-page-break/>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TestPrivateSymbols.d --serialize-diagnostics /Users/Magpie/Library/Developer/Xcode/DerivedData/WebDriverAgent-dikkwtrisltbeobjmfvpthwwekvs/Build/Intermediates/WebDriverAgent.build/Debug-iphoneos/WebDriverAgentLib.build/Objects-normal/arm64/XCTestPrivateSymbols.dia -c /Applications/Appium.app/Contents/Resources/app/node_modules/appium/node_modules/appium-xcuitest-driver/WebDriverAgent/WebDriverAgentLib/Utilities/XCTestPrivateSymbols.m -o /Users/Magpie/Library/Developer/Xcode/DerivedData/WebDriverAgent-dikkwtrisltbeobjmfvpthwwekvs/Build/Intermediates/WebDriverAgent.build/Debug-iphoneos/WebDriverAgentLib.build/Objects-normal/arm64/XCTestPrivateSymbols.o</text:p>
      <text:p text:style-name="P1"/>
      <text:p text:style-name="P1"><text:soft-page-break/>CompileC /Users/Magpie/Library/Developer/Xcode/DerivedData/WebDriverAgent-dikkwtrisltbeobjmfvpthwwekvs/Build/Intermediates/WebDriverAgent.build/Debug-iphoneos/WebDriverAgentLib.build/Objects-normal/arm64/XCUIElement+FBTyping.o WebDriverAgentLib/Categories/XCUIElement+FBTyping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<text:soft-page-break/>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Typing.d --serialize-diagnostics /Users/Magpie/Library/Developer/Xcode/DerivedData/WebDriverAgent-dikkwtrisltbeobjmfvpthwwekvs/Build/Intermediates/WebDriverAgent.build/Debug-iphoneos/WebDriverAgentLib.build/Objects-normal/arm64/XCUIElement+FBTyping.dia -c /Applications/Appium.app/Contents/Resources/app/node_modules/appium/node_modules/appium-xcuitest-driver/WebDriverAgent/WebDriverAgentLib/Categories/XCUIElement+FBTyping.m -o /Users/Magpie/Library/Developer/Xcode/DerivedData/WebDriverAgent-dikkwtrisltbeobjmfvpthwwekvs/Build/Intermediates/WebDriverAgent.build/Debug-iphoneos/WebDriverAgentLib.build/Objects-normal/arm64/XCUIElement+FBTyping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Accessibility.o WebDriverAgentLib/Categories/XCUIElement+FBAccessibilit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<text:soft-page-break/>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<text:soft-page-break/>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Accessibility.d --serialize-diagnostics /Users/Magpie/Library/Developer/Xcode/DerivedData/WebDriverAgent-dikkwtrisltbeobjmfvpthwwekvs/Build/Intermediates/WebDriverAgent.build/Debug-iphoneos/WebDriverAgentLib.build/Objects-normal/arm64/XCUIElement+FBAccessibility.dia -c /Applications/Appium.app/Contents/Resources/app/node_modules/appium/node_modules/appium-xcuitest-driver/WebDriverAgent/WebDriverAgentLib/Categories/XCUIElement+FBAccessibility.m -o /Users/Magpie/Library/Developer/Xcode/DerivedData/WebDriverAgent-dikkwtrisltbeobjmfvpthwwekvs/Build/Intermediates/WebDriverAgent.build/Debug-iphoneos/WebDriverAgentLib.build/Objects-normal/arm64/XCUIElement+FBAccessibilit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ession.o WebDriverAgentLib/Routing/FBSess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<text:soft-page-break/>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ession.d --serialize-diagnostics /Users/Magpie/Library/Developer/Xcode/DerivedData/WebDriverAgent-dikkwtrisltbeobjmfvpthwwekvs/Build/Intermediates/WebDriverAgent.build/Debug-iphoneos/WebDriverAgentLib.build/Objects-normal/arm64/FBSession.dia -c /Applications/Appium.app/Contents/Resources/app/node_modules/appium/node_modules/appium-xcuitest-driver/WebDriverAgent/WebDriverAgentLib/Routing/FBSession.m -o /Users/Magpie/Library/Developer/Xcode/DerivedData/WebDriverAgent-dikkwtrisltbeobjmfvpthwwekvs/Build/Intermediates/WebDriverAgent.build/Debug-iphoneos/WebDriverAgentLib.build/Objects-normal/arm64/FBSess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FindElementCommands.o <text:soft-page-break/>WebDriverAgentLib/Commands/FBFindElement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<text:soft-page-break/>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FindElementCommands.d --serialize-diagnostics /Users/Magpie/Library/Developer/Xcode/DerivedData/WebDriverAgent-dikkwtrisltbeobjmfvpthwwekvs/Build/Intermediates/WebDriverAgent.build/Debug-iphoneos/WebDriverAgentLib.build/Objects-normal/arm64/FBFindElementCommands.dia -c /Applications/Appium.app/Contents/Resources/app/node_modules/appium/node_modules/appium-xcuitest-driver/WebDriverAgent/WebDriverAgentLib/Commands/FBFindElementCommands.m -o /Users/Magpie/Library/Developer/Xcode/DerivedData/WebDriverAgent-dikkwtrisltbeobjmfvpthwwekvs/Build/Intermediates/WebDriverAgent.build/Debug-iphoneos/WebDriverAgentLib.build/Objects-normal/arm64/FBFindElement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DebugLogDelegateDecorator.o WebDriverAgentLib/Utilities/FBDebugLogDelegateDecorato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<text:soft-page-break/>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<text:soft-page-break/>dikkwtrisltbeobjmfvpthwwekvs/Build/Intermediates/WebDriverAgent.build/Debug-iphoneos/WebDriverAgentLib.build/Objects-normal/arm64/FBDebugLogDelegateDecorator.d --serialize-diagnostics /Users/Magpie/Library/Developer/Xcode/DerivedData/WebDriverAgent-dikkwtrisltbeobjmfvpthwwekvs/Build/Intermediates/WebDriverAgent.build/Debug-iphoneos/WebDriverAgentLib.build/Objects-normal/arm64/FBDebugLogDelegateDecorator.dia -c /Applications/Appium.app/Contents/Resources/app/node_modules/appium/node_modules/appium-xcuitest-driver/WebDriverAgent/WebDriverAgentLib/Utilities/FBDebugLogDelegateDecorator.m -o /Users/Magpie/Library/Developer/Xcode/DerivedData/WebDriverAgent-dikkwtrisltbeobjmfvpthwwekvs/Build/Intermediates/WebDriverAgent.build/Debug-iphoneos/WebDriverAgentLib.build/Objects-normal/arm64/FBDebugLogDelegateDecorato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lertViewCommands.o WebDriverAgentLib/Commands/FBAlertView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<text:soft-page-break/>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lertViewCommands.d --serialize-diagnostics /Users/Magpie/Library/Developer/Xcode/DerivedData/WebDriverAgent-dikkwtrisltbeobjmfvpthwwekvs/Build/Intermediates/WebDriverAgent.build/Debug-iphoneos/WebDriverAgentLib.build/Objects-normal/arm64/FBAlertViewCommands.dia -c /Applications/Appium.app/Contents/Resources/app/node_modules/appium/node_modules/appium-xcuitest-driver/WebDriverAgent/WebDriverAgentLib/Commands/FBAlertViewCommands.m -o /Users/Magpie/Library/Developer/Xcode/DerivedData/WebDriverAgent-dikkwtrisltbeobjmfvpthwwekvs/Build/Intermediates/WebDriverAgent.build/Debug-iphoneos/WebDriverAgentLib.build/Objects-normal/arm64/FBAlertView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Scrolling.o WebDriverAgentLib/Categories/XCUIElement+FBScrolling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Scrolling.d --serialize-diagnostics /Users/Magpie/Library/Developer/Xcode/DerivedData/WebDriverAgent-dikkwtrisltbeobjmfvpthwwekvs/Build/Intermediates/WebDriverAgent.build/Debug-iphoneos/WebDriverAgentLib.build/Objects-normal/arm64/XCUIElement+FBScrolling.dia -c /Applications/Appium.app/Contents/Resources/app/node_modules/appium/node_modules/appium-xcuitest-driver/WebDriverAgent/WebDriverAgentLib/Categories/XCUIElement+FBScrolling.m -o /Users/Magpie/Library/Developer/Xcode/DerivedData/WebDriverAgent-dikkwtrisltbeobjmfvpthwwekvs/Build/Intermediates/WebDriverAgent.build/Debug-iphoneos/WebDriverAgentLib.build/Objects-normal/arm64/XCUIElement+FBScrolling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essionCommands.o WebDriverAgentLib/Commands/FBSession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essionCommands.d --serialize-<text:soft-page-break/>diagnostics /Users/Magpie/Library/Developer/Xcode/DerivedData/WebDriverAgent-dikkwtrisltbeobjmfvpthwwekvs/Build/Intermediates/WebDriverAgent.build/Debug-iphoneos/WebDriverAgentLib.build/Objects-normal/arm64/FBSessionCommands.dia -c /Applications/Appium.app/Contents/Resources/app/node_modules/appium/node_modules/appium-xcuitest-driver/WebDriverAgent/WebDriverAgentLib/Commands/FBSessionCommands.m -o /Users/Magpie/Library/Developer/Xcode/DerivedData/WebDriverAgent-dikkwtrisltbeobjmfvpthwwekvs/Build/Intermediates/WebDriverAgent.build/Debug-iphoneos/WebDriverAgentLib.build/Objects-normal/arm64/FBSession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InspectorCommands.o WebDriverAgentLib/Commands/FBInspector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InspectorCommands.d --serialize-diagnostics /Users/Magpie/Library/Developer/Xcode/DerivedData/WebDriverAgent-dikkwtrisltbeobjmfvpthwwekvs/Build/Intermediates/WebDriverAgent.build/Debug-iphoneos/WebDriverAgentLib.build/Objects-normal/arm64/FBInspectorCommands.dia -c /Applications/Appium.app/Contents/Resources/app/node_modules/appium/node_modules/appium-xcuitest-driver/WebDriverAgent/WebDriverAgentLib/Commands/FBInspectorCommands.m -o /Users/Magpie/Library/Developer/Xcode/DerivedData/WebDriverAgent-dikkwtrisltbeobjmfvpthwwekvs/Build/Intermediates/WebDriverAgent.build/Debug-iphoneos/WebDriverAgentLib.build/Objects-normal/arm64/FBInspector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Configuration.o WebDriverAgentLib/Utilities/FBConfigur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<text:soft-page-break/>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Configuration.d --serialize-diagnostics /Users/Magpie/Library/Developer/Xcode/DerivedData/WebDriverAgent-dikkwtrisltbeobjmfvpthwwekvs/Build/Intermediates/WebDriverAgent.build/Debug-iphoneos/WebDriverAgentLib.build/Objects-normal/arm64/FBConfiguration.dia -c /Applications/Appium.app/Contents/Resources/app/node_modules/appium/node_modules/appium-xcuitest-driver/WebDriverAgent/WebDriverAgentLib/Utilities/FBConfiguration.m -o /Users/Magpie/Library/Developer/Xcode/DerivedData/WebDriverAgent-dikkwtrisltbeobjmfvpthwwekvs/Build/Intermediates/WebDriverAgent.build/Debug-iphoneos/WebDriverAgentLib.build/Objects-normal/arm64/FBConfigur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Cache.o WebDriverAgentLib/Routing/FBElementCach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<text:soft-page-break/>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Cache.d --serialize-diagnostics /Users/Magpie/Library/Developer/Xcode/DerivedData/WebDriverAgent-dikkwtrisltbeobjmfvpthwwekvs/Build/Intermediates/WebDriverAgent.build/Debug-iphoneos/WebDriverAgentLib.build/Objects-normal/arm64/FBElementCache.dia -c /Applications/Appium.app/Contents/Resources/app/node_modules/appium/node_modules/appium-<text:soft-page-break/>xcuitest-driver/WebDriverAgent/WebDriverAgentLib/Routing/FBElementCache.m -o /Users/Magpie/Library/Developer/Xcode/DerivedData/WebDriverAgent-dikkwtrisltbeobjmfvpthwwekvs/Build/Intermediates/WebDriverAgent.build/Debug-iphoneos/WebDriverAgentLib.build/Objects-normal/arm64/FBElementCach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lert.o WebDriverAgentLib/FBAler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<text:soft-page-break/>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lert.d --serialize-diagnostics /Users/Magpie/Library/Developer/Xcode/DerivedData/WebDriverAgent-dikkwtrisltbeobjmfvpthwwekvs/Build/Intermediates/WebDriverAgent.build/Debug-iphoneos/WebDriverAgentLib.build/Objects-normal/arm64/FBAlert.dia -c /Applications/Appium.app/Contents/Resources/app/node_modules/appium/node_modules/appium-xcuitest-driver/WebDriverAgent/WebDriverAgentLib/FBAlert.m -o /Users/Magpie/Library/Developer/Xcode/DerivedData/WebDriverAgent-dikkwtrisltbeobjmfvpthwwekvs/Build/Intermediates/WebDriverAgent.build/Debug-iphoneos/WebDriverAgentLib.build/Objects-normal/arm64/FBAler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Commands.o WebDriverAgentLib/Commands/FBElement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<text:soft-page-break/>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Commands.d --serialize-diagnostics /Users/Magpie/Library/Developer/Xcode/DerivedData/WebDriverAgent-dikkwtrisltbeobjmfvpthwwekvs/Build/Intermediates/WebDriverAgent.build/Debug-iphoneos/WebDriverAgentLib.build/Objects-normal/arm64/FBElementCommands.dia -c /Applications/Appium.app/Contents/Resources/app/node_modules/appium/node_modules/appium-xcuitest-driver/WebDriverAgent/WebDriverAgentLib/Commands/FBElementCommands.m -o /Users/Magpie/Library/Developer/Xcode/DerivedData/WebDriverAgent-dikkwtrisltbeobjmfvpthwwekvs/Build/Intermediates/WebDriverAgent.build/Debug-iphoneos/WebDriverAgentLib.build/Objects-normal/arm64/FBElement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xceptionHandler.o WebDriverAgentLib/Routing/FBExceptionHandl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<text:soft-page-break/>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xceptionHandler.d --serialize-diagnostics /Users/Magpie/Library/Developer/Xcode/DerivedData/WebDriverAgent-dikkwtrisltbeobjmfvpthwwekvs/Build/Intermediates/WebDriverAgent.build/Debug-iphoneos/WebDriverAgentLib.build/Objects-normal/arm64/FBExceptionHandler.dia -c /Applications/Appium.app/Contents/Resources/app/node_modules/appium/node_modules/appium-xcuitest-driver/WebDriverAgent/WebDriverAgentLib/Routing/FBExceptionHandler.m -o /Users/Magpie/Library/Developer/Xcode/DerivedData/WebDriverAgent-dikkwtrisltbeobjmfvpthwwekvs/Build/Intermediates/WebDriverAgent.build/Debug-iphoneos/WebDriverAgentLib.build/Objects-normal/arm64/FBExceptionHandler.o</text:p>
      <text:p text:style-name="P1"/>
      <text:p text:style-name="P1"><text:soft-page-break/>CompileC /Users/Magpie/Library/Developer/Xcode/DerivedData/WebDriverAgent-dikkwtrisltbeobjmfvpthwwekvs/Build/Intermediates/WebDriverAgent.build/Debug-iphoneos/WebDriverAgentLib.build/Objects-normal/arm64/XCElementSnapshot+FBHelpers.o WebDriverAgentLib/Categories/XCElementSnapshot+FBHelper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<text:soft-page-break/>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ElementSnapshot+FBHelpers.d --serialize-diagnostics /Users/Magpie/Library/Developer/Xcode/DerivedData/WebDriverAgent-dikkwtrisltbeobjmfvpthwwekvs/Build/Intermediates/WebDriverAgent.build/Debug-iphoneos/WebDriverAgentLib.build/Objects-normal/arm64/XCElementSnapshot+FBHelpers.dia -c /Applications/Appium.app/Contents/Resources/app/node_modules/appium/node_modules/appium-xcuitest-driver/WebDriverAgent/WebDriverAgentLib/Categories/XCElementSnapshot+FBHelpers.m -o /Users/Magpie/Library/Developer/Xcode/DerivedData/WebDriverAgent-dikkwtrisltbeobjmfvpthwwekvs/Build/Intermediates/WebDriverAgent.build/Debug-iphoneos/WebDriverAgentLib.build/Objects-normal/arm64/XCElementSnapshot+FBHelper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TypeTransformer.o WebDriverAgentLib/Utilities/FBElementTypeTransform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<text:soft-page-break/>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<text:soft-page-break/>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TypeTransformer.d --serialize-diagnostics /Users/Magpie/Library/Developer/Xcode/DerivedData/WebDriverAgent-dikkwtrisltbeobjmfvpthwwekvs/Build/Intermediates/WebDriverAgent.build/Debug-iphoneos/WebDriverAgentLib.build/Objects-normal/arm64/FBElementTypeTransformer.dia -c /Applications/Appium.app/Contents/Resources/app/node_modules/appium/node_modules/appium-xcuitest-driver/WebDriverAgent/WebDriverAgentLib/Utilities/FBElementTypeTransformer.m -o /Users/Magpie/Library/Developer/Xcode/DerivedData/WebDriverAgent-dikkwtrisltbeobjmfvpthwwekvs/Build/Intermediates/WebDriverAgent.build/Debug-iphoneos/WebDriverAgentLib.build/Objects-normal/arm64/FBElementTypeTransform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pplication.o WebDriverAgentLib/FBApplic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<text:soft-page-break/>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pplication.d --serialize-diagnostics /Users/Magpie/Library/Developer/Xcode/DerivedData/WebDriverAgent-dikkwtrisltbeobjmfvpthwwekvs/Build/Intermediates/WebDriverAgent.build/Debug-iphoneos/WebDriverAgentLib.build/Objects-normal/arm64/FBApplication.dia -c /Applications/Appium.app/Contents/Resources/app/node_modules/appium/node_modules/appium-xcuitest-driver/WebDriverAgent/WebDriverAgentLib/FBApplication.m -o /Users/Magpie/Library/Developer/Xcode/DerivedData/WebDriverAgent-dikkwtrisltbeobjmfvpthwwekvs/Build/Intermediates/WebDriverAgent.build/Debug-iphoneos/WebDriverAgentLib.build/Objects-normal/arm64/FBApplic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CTestDaemonsProxy.o <text:soft-page-break/>WebDriverAgentLib/Utilities/FBXCTestDaemonsProx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<text:soft-page-break/>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CTestDaemonsProxy.d --serialize-diagnostics /Users/Magpie/Library/Developer/Xcode/DerivedData/WebDriverAgent-dikkwtrisltbeobjmfvpthwwekvs/Build/Intermediates/WebDriverAgent.build/Debug-iphoneos/WebDriverAgentLib.build/Objects-normal/arm64/FBXCTestDaemonsProxy.dia -c /Applications/Appium.app/Contents/Resources/app/node_modules/appium/node_modules/appium-xcuitest-driver/WebDriverAgent/WebDriverAgentLib/Utilities/FBXCTestDaemonsProxy.m -o /Users/Magpie/Library/Developer/Xcode/DerivedData/WebDriverAgent-dikkwtrisltbeobjmfvpthwwekvs/Build/Intermediates/WebDriverAgent.build/Debug-iphoneos/WebDriverAgentLib.build/Objects-normal/arm64/FBXCTestDaemonsProx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Tap.o WebDriverAgentLib/Categories/XCUIElement+FBTap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<text:soft-page-break/>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<text:soft-page-break/>dikkwtrisltbeobjmfvpthwwekvs/Build/Intermediates/WebDriverAgent.build/Debug-iphoneos/WebDriverAgentLib.build/Objects-normal/arm64/XCUIElement+FBTap.d --serialize-diagnostics /Users/Magpie/Library/Developer/Xcode/DerivedData/WebDriverAgent-dikkwtrisltbeobjmfvpthwwekvs/Build/Intermediates/WebDriverAgent.build/Debug-iphoneos/WebDriverAgentLib.build/Objects-normal/arm64/XCUIElement+FBTap.dia -c /Applications/Appium.app/Contents/Resources/app/node_modules/appium/node_modules/appium-xcuitest-driver/WebDriverAgent/WebDriverAgentLib/Categories/XCUIElement+FBTap.m -o /Users/Magpie/Library/Developer/Xcode/DerivedData/WebDriverAgent-dikkwtrisltbeobjmfvpthwwekvs/Build/Intermediates/WebDriverAgent.build/Debug-iphoneos/WebDriverAgentLib.build/Objects-normal/arm64/XCUIElement+FBTap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MathUtils.o WebDriverAgentLib/Utilities/FBMathUti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<text:soft-page-break/>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MathUtils.d --serialize-diagnostics /Users/Magpie/Library/Developer/Xcode/DerivedData/WebDriverAgent-dikkwtrisltbeobjmfvpthwwekvs/Build/Intermediates/WebDriverAgent.build/Debug-iphoneos/WebDriverAgentLib.build/Objects-normal/arm64/FBMathUtils.dia -c /Applications/Appium.app/Contents/Resources/app/node_modules/appium/node_modules/appium-xcuitest-driver/WebDriverAgent/WebDriverAgentLib/Utilities/FBMathUtils.m -o /Users/Magpie/Library/Developer/Xcode/DerivedData/WebDriverAgent-dikkwtrisltbeobjmfvpthwwekvs/Build/Intermediates/WebDriverAgent.build/Debug-iphoneos/WebDriverAgentLib.build/Objects-normal/arm64/FBMathUtil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WebDriverAgentLib_vers.o /Users/Magpie/Library/Developer/Xcode/DerivedData/WebDriverAgent-dikkwtrisltbeobjmfvpthwwekvs/Build/Intermediates/WebDriverAgent.build/Debug-iphoneos/WebDriverAgentLib.build/DerivedSources/WebDriverAgentLib_vers.c normal arm64 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c -arch arm64 -fmessage-length=180 -fdiagnostics-show-note-include-stack -fmacro-backtrace-limit=0 -fcolor-diagnostics -std=gnu99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error=deprecated-objc-isa-usage -Werror=objc-root-class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DDEBUG=1 -isysroot /Applications/Xcode.app/Contents/Developer/Platforms/iPhoneOS.platform/Developer/SDKs/iPhoneOS10.3.sdk -fstrict-aliasing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<text:soft-page-break/>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WebDriverAgentLib_vers.d --serialize-diagnostics /Users/Magpie/Library/Developer/Xcode/DerivedData/WebDriverAgent-dikkwtrisltbeobjmfvpthwwekvs/Build/Intermediates/WebDriverAgent.build/Debug-iphoneos/WebDriverAgentLib.build/Objects-normal/arm64/WebDriverAgentLib_vers.dia -c /Users/Magpie/Library/Developer/Xcode/DerivedData/WebDriverAgent-dikkwtrisltbeobjmfvpthwwekvs/Build/Intermediates/WebDriverAgent.build/Debug-iphoneos/WebDriverAgentLib.build/DerivedSources/WebDriverAgentLib_vers.c -o /Users/Magpie/Library/Developer/Xcode/DerivedData/WebDriverAgent-dikkwtrisltbeobjmfvpthwwekvs/Build/Intermediates/WebDriverAgent.build/Debug-iphoneos/WebDriverAgentLib.build/Objects-normal/arm64/WebDriverAgentLib_vers.o</text:p>
      <text:p text:style-name="P1"/>
      <text:p text:style-name="P1">Ld /Users/Magpie/Library/Developer/Xcode/DerivedData/WebDriverAgent-dikkwtrisltbeobjmfvpthwwekvs/Build/Products/Debug-iphoneos/WebDriverAgentLib.framework/WebDriverAgentLib normal arm64</text:p>
      <text:p text:style-name="P1"><text:s text:c="4"/>cd /Applications/Appium.app/Contents/Resources/app/node_modules/appium/node_modules/appium-xcuitest-driver/WebDriverAgent</text:p>
      <text:p text:style-name="P1"><text:s text:c="4"/>export IPHONEOS_DEPLOYMENT_TARGET=9.3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arch arm64 -dynamiclib -isysroot /Applications/Xcode.app/Contents/Developer/Platforms/iPhoneOS.platform/Developer/SDKs/iPhoneOS10.3.sdk -L/Users/Magpie/Library/Developer/Xcode/DerivedData/WebDriverAgent-dikkwtrisltbeobjmfvpthwwekvs/Build/Products/Debug-iphoneos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filelist <text:soft-page-break/>/Users/Magpie/Library/Developer/Xcode/DerivedData/WebDriverAgent-dikkwtrisltbeobjmfvpthwwekvs/Build/Intermediates/WebDriverAgent.build/Debug-iphoneos/WebDriverAgentLib.build/Objects-normal/arm64/WebDriverAgentLib.LinkFileList -install_name @rpath/WebDriverAgentLib.framework/WebDriverAgentLib -Xlinker -rpath -Xlinker @executable_path/Frameworks -Xlinker -rpath -Xlinker @loader_path/Frameworks -miphoneos-version-min=9.3 -dead_strip -Xlinker -object_path_lto -Xlinker /Users/Magpie/Library/Developer/Xcode/DerivedData/WebDriverAgent-dikkwtrisltbeobjmfvpthwwekvs/Build/Intermediates/WebDriverAgent.build/Debug-iphoneos/WebDriverAgentLib.build/Objects-normal/arm64/WebDriverAgentLib_lto.o -Xlinker -export_dynamic -Xlinker -no_deduplicate -fobjc-arc -fobjc-link-runtime -lxml2 -lAccessibility -framework RoutingHTTPServer -single_module -compatibility_version 1 -current_version 1 -Xlinker -dependency_info -Xlinker /Users/Magpie/Library/Developer/Xcode/DerivedData/WebDriverAgent-dikkwtrisltbeobjmfvpthwwekvs/Build/Intermediates/WebDriverAgent.build/Debug-iphoneos/WebDriverAgentLib.build/Objects-normal/arm64/WebDriverAgentLib_dependency_info.dat -o /Users/Magpie/Library/Developer/Xcode/DerivedData/WebDriverAgent-dikkwtrisltbeobjmfvpthwwekvs/Build/Products/Debug-iphoneos/WebDriverAgentLib.framework/WebDriverAgentLib</text:p>
      <text:p text:style-name="P1"/>
      <text:p text:style-name="P1">CpHeader WebDriverAgentLib/Categories/XCUIElement+FBScrolling.h /Users/Magpie/Library/Developer/Xcode/DerivedData/WebDriverAgent-dikkwtrisltbeobjmfvpthwwekvs/Build/Products/Debug-iphoneos/WebDriverAgentLib.framework/Headers/XCUIElement+FBScrollin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Scrolling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Typing.h /Users/Magpie/Library/Developer/Xcode/DerivedData/WebDriverAgent-dikkwtrisltbeobjmfvpthwwekvs/Build/Products/Debug-iphoneos/WebDriverAgentLib.framework/Headers/XCUIElement+FBTypin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Typing.h /Users/Magpie/Library/Developer/Xcode/DerivedData/WebDriverAgent-dikkwtrisltbeobjmfvpthwwekvs/Build/Products/Debug-iphoneos/WebDriverAgentLib.framework/Headers</text:p>
      <text:p text:style-name="P1"/>
      <text:p text:style-name="P1">CpHeader PrivateHeaders/XCTest/XCSourceCodeTreeNode.h /Users/Magpie/Library/Developer/Xcode/DerivedData/WebDriverAgent-dikkwtrisltbeobjmfvpthwwekvs/Build/Products/Debug-iphoneos/WebDriverAgentLib.framework/Headers/XCSourceCodeTreeNod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ourceCodeTreeNode.h /Users/Magpie/Library/Developer/Xcode/DerivedData/WebDriverAgent-dikkwtrisltbeobjmfvpthwwekvs/Build/Products/Debug-iphoneos/WebDriverAgentLib.framework/Headers</text:p>
      <text:p text:style-name="P1"/>
      <text:p text:style-name="P1">CpHeader PrivateHeaders/XCTest/XCPointerEventPath.h /Users/Magpie/Library/Developer/Xcode/DerivedData/WebDriverAgent-dikkwtrisltbeobjmfvpthwwekvs/Build/Products/Debug-iphoneos/WebDriverAgentLib.framework/Headers/XCPointerEventPat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PointerEventPath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outeRequest.h /Users/Magpie/Library/Developer/Xcode/DerivedData/WebDriverAgent-dikkwtrisltbeobjmfvpthwwekvs/Build/Products/Debug-iphoneos/WebDriverAgentLib.framework/Headers/FBRouteRequest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outeRequest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.h /Users/Magpie/Library/Developer/Xcode/DerivedData/WebDriverAgent-dikkwtrisltbeobjmfvpthwwekvs/Build/Products/Debug-iphoneos/WebDriverAgentLib.framework/Headers/XCTes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.h /Users/Magpie/Library/Developer/Xcode/DerivedData/WebDriverAgent-dikkwtrisltbeobjmfvpthwwekvs/Build/Products/Debug-iphoneos/WebDriverAgentLib.framework/Headers</text:p>
      <text:p text:style-name="P1"/>
      <text:p text:style-name="P1">CpHeader PrivateHeaders/XCTest/XCAccessibilityElement.h /Users/Magpie/Library/Developer/Xcode/DerivedData/WebDriverAgent-dikkwtrisltbeobjmfvpthwwekvs/Build/Products/Debug-iphoneos/WebDriverAgentLib.framework/Headers/XCAccessibilityElem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ccessibilityElement.h <text:soft-page-break/>/Users/Magpie/Library/Developer/Xcode/DerivedData/WebDriverAgent-dikkwtrisltbeobjmfvpthwwekvs/Build/Products/Debug-iphoneos/WebDriverAgentLib.framework/Headers</text:p>
      <text:p text:style-name="P1"/>
      <text:p text:style-name="P1">CpHeader WebDriverAgentLib/Routing/FBSession.h /Users/Magpie/Library/Developer/Xcode/DerivedData/WebDriverAgent-dikkwtrisltbeobjmfvpthwwekvs/Build/Products/Debug-iphoneos/WebDriverAgentLib.framework/Headers/FB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Implementation.h /Users/Magpie/Library/Developer/Xcode/DerivedData/WebDriverAgent-dikkwtrisltbeobjmfvpthwwekvs/Build/Products/Debug-iphoneos/WebDriverAgentLib.framework/Headers/_XCTest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UIApplication.h /Users/Magpie/Library/Developer/Xcode/DerivedData/WebDriverAgent-dikkwtrisltbeobjmfvpthwwekvs/Build/Products/Debug-iphoneos/WebDriverAgentLib.framework/Headers/XCUIApplication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Applic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CaseInterruptionException.h /Users/Magpie/Library/Developer/Xcode/DerivedData/WebDriverAgent-dikkwtrisltbeobjmfvpthwwekvs/Build/Products/Debug-iphoneos/WebDriverAgentLib.framework/Headers/_XCTestCaseInterruptionExcep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CaseInterruptionExcep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RunnerIDESession.h /Users/Magpie/Library/Developer/Xcode/DerivedData/WebDriverAgent-dikkwtrisltbeobjmfvpthwwekvs/Build/Products/Debug-iphoneos/WebDriverAgentLib.framework/Headers/XCTRunnerIDE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RunnerIDESession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XCTTestRunSession.h /Users/Magpie/Library/Developer/Xcode/DerivedData/WebDriverAgent-dikkwtrisltbeobjmfvpthwwekvs/Build/Products/Debug-iphoneos/WebDriverAgentLib.framework/Headers/XCTTestRun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TestRun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Probe.h /Users/Magpie/Library/Developer/Xcode/DerivedData/WebDriverAgent-dikkwtrisltbeobjmfvpthwwekvs/Build/Products/Debug-iphoneos/WebDriverAgentLib.framework/Headers/XCTestProb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Probe.h /Users/Magpie/Library/Developer/Xcode/DerivedData/WebDriverAgent-dikkwtrisltbeobjmfvpthwwekvs/Build/Products/Debug-iphoneos/WebDriverAgentLib.framework/Headers</text:p>
      <text:p text:style-name="P1"/>
      <text:p text:style-name="P1">CpHeader PrivateHeaders/XCTest/XCApplicationQuery.h /Users/Magpie/Library/Developer/Xcode/DerivedData/WebDriverAgent-dikkwtrisltbeobjmfvpthwwekvs/Build/Products/Debug-iphoneos/WebDriverAgentLib.framework/Headers/XCApplicationQuer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pplicationQuery.h /Users/Magpie/Library/Developer/Xcode/DerivedData/WebDriverAgent-dikkwtrisltbeobjmfvpthwwekvs/Build/Products/Debug-iphoneos/WebDriverAgentLib.framework/Headers</text:p>
      <text:p text:style-name="P1"/>
      <text:p text:style-name="P1">CpHeader PrivateHeaders/XCTest/XCTAsyncActivity.h /Users/Magpie/Library/Developer/Xcode/DerivedData/WebDriverAgent-dikkwtrisltbeobjmfvpthwwekvs/Build/Products/Debug-iphoneos/WebDriverAgentLib.framework/Headers/XCTAsyncActivit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syncActivity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isuseObserver.h /Users/Magpie/Library/Developer/Xcode/DerivedData/WebDriverAgent-dikkwtrisltbeobjmfvpthwwekvs/Build/Products/Debug-iphoneos/WebDriverAgentLib.framework/Headers/XCTestMisuseObser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isuseObserv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RunnerDaemonSession.h /Users/Magpie/Library/Developer/Xcode/DerivedData/WebDriverAgent-<text:soft-page-break/>dikkwtrisltbeobjmfvpthwwekvs/Build/Products/Debug-iphoneos/WebDriverAgentLib.framework/Headers/XCTRunnerDaemon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RunnerDaemonSession.h /Users/Magpie/Library/Developer/Xcode/DerivedData/WebDriverAgent-dikkwtrisltbeobjmfvpthwwekvs/Build/Products/Debug-iphoneos/WebDriverAgentLib.framework/Headers</text:p>
      <text:p text:style-name="P1"/>
      <text:p text:style-name="P1">CpHeader WebDriverAgentLib/FBApplication.h /Users/Magpie/Library/Developer/Xcode/DerivedData/WebDriverAgent-dikkwtrisltbeobjmfvpthwwekvs/Build/Products/Debug-iphoneos/WebDriverAgentLib.framework/Headers/FBApplic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FBApplic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ExpectationWaiter.h /Users/Magpie/Library/Developer/Xcode/DerivedData/WebDriverAgent-dikkwtrisltbeobjmfvpthwwekvs/Build/Products/Debug-iphoneos/WebDriverAgentLib.framework/Headers/XCTestExpectationWai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TestExpectationWaiter.h /Users/Magpie/Library/Developer/Xcode/DerivedData/WebDriverAgent-dikkwtrisltbeobjmfvpthwwekvs/Build/Products/Debug-iphoneos/WebDriverAgentLib.framework/Headers</text:p>
      <text:p text:style-name="P1"/>
      <text:p text:style-name="P1">CpHeader PrivateHeaders/XCTest/UIGestureRecognizer-RecordingAdditions.h /Users/Magpie/Library/Developer/Xcode/DerivedData/WebDriverAgent-dikkwtrisltbeobjmfvpthwwekvs/Build/Products/Debug-iphoneos/WebDriverAgentLib.framework/Headers/UI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boardKeyMap.h /Users/Magpie/Library/Developer/Xcode/DerivedData/WebDriverAgent-dikkwtrisltbeobjmfvpthwwekvs/Build/Products/Debug-iphoneos/WebDriverAgentLib.framework/Headers/XCKeyboardKeyMap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boardKeyMap.h /Users/Magpie/Library/Developer/Xcode/DerivedData/WebDriverAgent-dikkwtrisltbeobjmfvpthwwekvs/Build/Products/Debug-iphoneos/WebDriverAgentLib.framework/Headers</text:p>
      <text:p text:style-name="P1"/>
      <text:p text:style-name="P1">CpHeader PrivateHeaders/XCTest/XCTNSPredicateExpectationObject-Protocol.h /Users/Magpie/Library/Developer/Xcode/DerivedData/WebDriverAgent-dikkwtrisltbeobjmfvpthwwekvs/Build/Products/Debug-iphoneos/WebDriverAgentLib.framework/Headers/XCTNSPredicateExpectationObject-Protocol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NSPredicateExpectationObject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WebDriverAgentLib.h /Users/Magpie/Library/Developer/Xcode/DerivedData/WebDriverAgent-dikkwtrisltbeobjmfvpthwwekvs/Build/Products/Debug-iphoneos/WebDriverAgentLib.framework/Headers/WebDriverAgentLib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WebDriverAgentLib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Run.h /Users/Magpie/Library/Developer/Xcode/DerivedData/WebDriverAgent-dikkwtrisltbeobjmfvpthwwekvs/Build/Products/Debug-iphoneos/WebDriverAgentLib.framework/Headers/XCTest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Run.h <text:soft-page-break/>/Users/Magpie/Library/Developer/Xcode/DerivedData/WebDriverAgent-dikkwtrisltbeobjmfvpthwwekvs/Build/Products/Debug-iphoneos/WebDriverAgentLib.framework/Headers</text:p>
      <text:p text:style-name="P1"/>
      <text:p text:style-name="P1">CpHeader WebDriverAgentLib/Routing/FBWebServer.h /Users/Magpie/Library/Developer/Xcode/DerivedData/WebDriverAgent-dikkwtrisltbeobjmfvpthwwekvs/Build/Products/Debug-iphoneos/WebDriverAgentLib.framework/Headers/FBWebSer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WebServer.h /Users/Magpie/Library/Developer/Xcode/DerivedData/WebDriverAgent-dikkwtrisltbeobjmfvpthwwekvs/Build/Products/Debug-iphoneos/WebDriverAgentLib.framework/Headers</text:p>
      <text:p text:style-name="P1"/>
      <text:p text:style-name="P1">CpHeader PrivateHeaders/XCTest/_XCKVOExpectationImplementation.h /Users/Magpie/Library/Developer/Xcode/DerivedData/WebDriverAgent-dikkwtrisltbeobjmfvpthwwekvs/Build/Products/Debug-iphoneos/WebDriverAgentLib.framework/Headers/_XCKVO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KVOExpectation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HitPointCoordinate.h /Users/Magpie/Library/Developer/Xcode/DerivedData/WebDriverAgent-dikkwtrisltbeobjmfvpthwwekvs/Build/Products/Debug-iphoneos/WebDriverAgentLib.framework/Headers/XCUIElementHitPointCoordinate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HitPointCoordinate.h /Users/Magpie/Library/Developer/Xcode/DerivedData/WebDriverAgent-dikkwtrisltbeobjmfvpthwwekvs/Build/Products/Debug-iphoneos/WebDriverAgentLib.framework/Headers</text:p>
      <text:p text:style-name="P1"/>
      <text:p text:style-name="P1">CpHeader PrivateHeaders/XCTest/XCTDarwinNotificationExpectation.h /Users/Magpie/Library/Developer/Xcode/DerivedData/WebDriverAgent-dikkwtrisltbeobjmfvpthwwekvs/Build/Products/Debug-iphoneos/WebDriverAgentLib.framework/Headers/XCTDarwinNotification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DarwinNotification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RunnerAutomationSession.h /Users/Magpie/Library/Developer/Xcode/DerivedData/WebDriverAgent-dikkwtrisltbeobjmfvpthwwekvs/Build/Products/Debug-iphoneos/WebDriverAgentLib.framework/Headers/XCTRunnerAutomation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RunnerAutomationSession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WebDriverAgentLib/Categories/XCUIElement+FBIsVisible.h /Users/Magpie/Library/Developer/Xcode/DerivedData/WebDriverAgent-dikkwtrisltbeobjmfvpthwwekvs/Build/Products/Debug-iphoneos/WebDriverAgentLib.framework/Headers/XCUIElement+FBIsVisibl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IsVisible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XPathCreator.h /Users/Magpie/Library/Developer/Xcode/DerivedData/WebDriverAgent-dikkwtrisltbeobjmfvpthwwekvs/Build/Products/Debug-iphoneos/WebDriverAgentLib.framework/Headers/FBXPathCre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XPathCreator.h /Users/Magpie/Library/Developer/Xcode/DerivedData/WebDriverAgent-dikkwtrisltbeobjmfvpthwwekvs/Build/Products/Debug-iphoneos/WebDriverAgentLib.framework/Headers</text:p>
      <text:p text:style-name="P1"/>
      <text:p text:style-name="P1">CpHeader PrivateHeaders/XCTest/XCSourceCodeTreeNodeEnumerator.h /Users/Magpie/Library/Developer/Xcode/DerivedData/WebDriverAgent-dikkwtrisltbeobjmfvpthwwekvs/Build/Products/Debug-iphoneos/WebDriverAgentLib.framework/Headers/XCSourceCodeTreeNodeEnumer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ourceCodeTreeNodeEnumerato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Tap.h /Users/Magpie/Library/Developer/Xcode/DerivedData/WebDriverAgent-dikkwtrisltbeobjmfvpthwwekvs/Build/Products/Debug-iphoneos/WebDriverAgentLib.framework/Headers/XCUIElement+FBTap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Tap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esponsePayload.h /Users/Magpie/Library/Developer/Xcode/DerivedData/WebDriverAgent-dikkwtrisltbeobjmfvpthwwekvs/Build/Products/Debug-iphoneos/WebDriverAgentLib.framework/Headers/FBResponsePayloa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esponsePayload.h /Users/Magpie/Library/Developer/Xcode/DerivedData/WebDriverAgent-dikkwtrisltbeobjmfvpthwwekvs/Build/Products/Debug-iphoneos/WebDriverAgentLib.framework/Headers</text:p>
      <text:p text:style-name="P1"/>
      <text:p text:style-name="P1">CpHeader PrivateHeaders/XCTest/UILongPressGestureRecognizer-RecordingAdditions.h /Users/Magpie/Library/Developer/Xcode/DerivedData/WebDriverAgent-<text:soft-page-break/>dikkwtrisltbeobjmfvpthwwekvs/Build/Products/Debug-iphoneos/WebDriverAgentLib.framework/Headers/UILongPress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LongPress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ase.h /Users/Magpie/Library/Developer/Xcode/DerivedData/WebDriverAgent-dikkwtrisltbeobjmfvpthwwekvs/Build/Products/Debug-iphoneos/WebDriverAgentLib.framework/Headers/XCTestCas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ase.h /Users/Magpie/Library/Developer/Xcode/DerivedData/WebDriverAgent-dikkwtrisltbeobjmfvpthwwekvs/Build/Products/Debug-iphoneos/WebDriverAgentLib.framework/Headers</text:p>
      <text:p text:style-name="P1"/>
      <text:p text:style-name="P1">CpHeader PrivateHeaders/XCTest/XCSymbolicatorHolder.h /Users/Magpie/Library/Developer/Xcode/DerivedData/WebDriverAgent-dikkwtrisltbeobjmfvpthwwekvs/Build/Products/Debug-iphoneos/WebDriverAgentLib.framework/Headers/XCSymbolicatorHold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PrivateHeaders/XCTest/XCSymbolicatorHolder.h /Users/Magpie/Library/Developer/Xcode/DerivedData/WebDriverAgent-dikkwtrisltbeobjmfvpthwwekvs/Build/Products/Debug-iphoneos/WebDriverAgentLib.framework/Headers</text:p>
      <text:p text:style-name="P1"/>
      <text:p text:style-name="P1">CpHeader PrivateHeaders/XCTest/XCUIApplicationImpl.h /Users/Magpie/Library/Developer/Xcode/DerivedData/WebDriverAgent-dikkwtrisltbeobjmfvpthwwekvs/Build/Products/Debug-iphoneos/WebDriverAgentLib.framework/Headers/XCUIApplicationImp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ApplicationImpl.h /Users/Magpie/Library/Developer/Xcode/DerivedData/WebDriverAgent-dikkwtrisltbeobjmfvpthwwekvs/Build/Products/Debug-iphoneos/WebDriverAgentLib.framework/Headers</text:p>
      <text:p text:style-name="P1"/>
      <text:p text:style-name="P1">CpHeader PrivateHeaders/XCTest/UIPanGestureRecognizer-RecordingAdditions.h /Users/Magpie/Library/Developer/Xcode/DerivedData/WebDriverAgent-dikkwtrisltbeobjmfvpthwwekvs/Build/Products/Debug-iphoneos/WebDriverAgentLib.framework/Headers/UIPan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Pan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CaseImplementation.h /Users/Magpie/Library/Developer/Xcode/DerivedData/WebDriverAgent-dikkwtrisltbeobjmfvpthwwekvs/Build/Products/Debug-iphoneos/WebDriverAgentLib.framework/Headers/_XCTestCaseImplementation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Case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UIPinchGestureRecognizer-RecordingAdditions.h /Users/Magpie/Library/Developer/Xcode/DerivedData/WebDriverAgent-dikkwtrisltbeobjmfvpthwwekvs/Build/Products/Debug-iphoneos/WebDriverAgentLib.framework/Headers/UIPinch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Pinch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anager_TestsInterface-Protocol.h /Users/Magpie/Library/Developer/Xcode/DerivedData/WebDriverAgent-dikkwtrisltbeobjmfvpthwwekvs/Build/Products/Debug-iphoneos/WebDriverAgentLib.framework/Headers/XCTestManager_Tests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<text:soft-page-break/>xcuitest-driver/WebDriverAgent/PrivateHeaders/XCTest/XCTestManager_TestsInterfac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DeviceEvent.h /Users/Magpie/Library/Developer/Xcode/DerivedData/WebDriverAgent-dikkwtrisltbeobjmfvpthwwekvs/Build/Products/Debug-iphoneos/WebDriverAgentLib.framework/Headers/XCDeviceEv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DeviceEvent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MathUtils.h /Users/Magpie/Library/Developer/Xcode/DerivedData/WebDriverAgent-dikkwtrisltbeobjmfvpthwwekvs/Build/Products/Debug-iphoneos/WebDriverAgentLib.framework/Headers/FBMathUtil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MathUtils.h /Users/Magpie/Library/Developer/Xcode/DerivedData/WebDriverAgent-dikkwtrisltbeobjmfvpthwwekvs/Build/Products/Debug-iphoneos/WebDriverAgentLib.framework/Headers</text:p>
      <text:p text:style-name="P1"/>
      <text:p text:style-name="P1">CpHeader PrivateHeaders/XCTest/UISwipeGestureRecognizer-RecordingAdditions.h /Users/Magpie/Library/Developer/Xcode/DerivedData/WebDriverAgent-dikkwtrisltbeobjmfvpthwwekvs/Build/Products/Debug-iphoneos/WebDriverAgentLib.framework/Headers/UISwipeGestureRecognizer-RecordingAdditions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Swipe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Suite.h /Users/Magpie/Library/Developer/Xcode/DerivedData/WebDriverAgent-dikkwtrisltbeobjmfvpthwwekvs/Build/Products/Debug-iphoneos/WebDriverAgentLib.framework/Headers/XCTestSui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Suite.h /Users/Magpie/Library/Developer/Xcode/DerivedData/WebDriverAgent-dikkwtrisltbeobjmfvpthwwekvs/Build/Products/Debug-iphoneos/WebDriverAgentLib.framework/Headers</text:p>
      <text:p text:style-name="P1"/>
      <text:p text:style-name="P1">CpHeader PrivateHeaders/XCTest/XCUICoordinate.h /Users/Magpie/Library/Developer/Xcode/DerivedData/WebDriverAgent-dikkwtrisltbeobjmfvpthwwekvs/Build/Products/Debug-iphoneos/WebDriverAgentLib.framework/Headers/XCUICoordina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Coordinate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XCTNSPredicateExpectation.h /Users/Magpie/Library/Developer/Xcode/DerivedData/WebDriverAgent-dikkwtrisltbeobjmfvpthwwekvs/Build/Products/Debug-iphoneos/WebDriverAgentLib.framework/Headers/XCTNSPredicate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NSPredicate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ObservationCenter.h /Users/Magpie/Library/Developer/Xcode/DerivedData/WebDriverAgent-dikkwtrisltbeobjmfvpthwwekvs/Build/Products/Debug-iphoneos/WebDriverAgentLib.framework/Headers/XCTestObservationCen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ObservationCenter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NodeFinder.h /Users/Magpie/Library/Developer/Xcode/DerivedData/WebDriverAgent-dikkwtrisltbeobjmfvpthwwekvs/Build/Products/Debug-iphoneos/WebDriverAgentLib.framework/Headers/XCUIRecorderNodeFinder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NodeFinde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Accessibility.h /Users/Magpie/Library/Developer/Xcode/DerivedData/WebDriverAgent-dikkwtrisltbeobjmfvpthwwekvs/Build/Products/Debug-iphoneos/WebDriverAgentLib.framework/Headers/XCUIElement+FBAccessibilit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Accessibility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Utilities.h /Users/Magpie/Library/Developer/Xcode/DerivedData/WebDriverAgent-dikkwtrisltbeobjmfvpthwwekvs/Build/Products/Debug-iphoneos/WebDriverAgentLib.framework/Headers/XCUIRecorderUtilitie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Utilities.h /Users/Magpie/Library/Developer/Xcode/DerivedData/WebDriverAgent-<text:soft-page-break/>dikkwtrisltbeobjmfvpthwwekvs/Build/Products/Debug-iphoneos/WebDriverAgentLib.framework/Headers</text:p>
      <text:p text:style-name="P1"/>
      <text:p text:style-name="P1">CpHeader PrivateHeaders/XCTest/XCTNSNotificationExpectation.h /Users/Magpie/Library/Developer/Xcode/DerivedData/WebDriverAgent-dikkwtrisltbeobjmfvpthwwekvs/Build/Products/Debug-iphoneos/WebDriverAgentLib.framework/Headers/XCTNSNotification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NSNotification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aseRun.h /Users/Magpie/Library/Developer/Xcode/DerivedData/WebDriverAgent-dikkwtrisltbeobjmfvpthwwekvs/Build/Products/Debug-iphoneos/WebDriverAgentLib.framework/Headers/XCTestCase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aseRu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onfiguration.h /Users/Magpie/Library/Developer/Xcode/DerivedData/WebDriverAgent-dikkwtrisltbeobjmfvpthwwekvs/Build/Products/Debug-iphoneos/WebDriverAgentLib.framework/Headers/XCTestConfigur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<text:soft-page-break/>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onfigur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_XCTDarwinNotificationExpectationImplementation.h /Users/Magpie/Library/Developer/Xcode/DerivedData/WebDriverAgent-dikkwtrisltbeobjmfvpthwwekvs/Build/Products/Debug-iphoneos/WebDriverAgentLib.framework/Headers/_XCTDarwinNotification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DarwinNotificationExpectation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Expectation.h /Users/Magpie/Library/Developer/Xcode/DerivedData/WebDriverAgent-dikkwtrisltbeobjmfvpthwwekvs/Build/Products/Debug-iphoneos/WebDriverAgentLib.framework/Headers/XCTest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Expectation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WebDriverAgentLib/Utilities/FBElementTypeTransformer.h /Users/Magpie/Library/Developer/Xcode/DerivedData/WebDriverAgent-dikkwtrisltbeobjmfvpthwwekvs/Build/Products/Debug-iphoneos/WebDriverAgentLib.framework/Headers/FBElementTypeTransform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ElementTypeTransformer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ElementCache.h /Users/Magpie/Library/Developer/Xcode/DerivedData/WebDriverAgent-dikkwtrisltbeobjmfvpthwwekvs/Build/Products/Debug-iphoneos/WebDriverAgentLib.framework/Headers/FBElementCach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ElementCache.h /Users/Magpie/Library/Developer/Xcode/DerivedData/WebDriverAgent-dikkwtrisltbeobjmfvpthwwekvs/Build/Products/Debug-iphoneos/WebDriverAgentLib.framework/Headers</text:p>
      <text:p text:style-name="P1"/>
      <text:p text:style-name="P1">CpHeader PrivateHeaders/XCTest/XCTMetric.h /Users/Magpie/Library/Developer/Xcode/DerivedData/WebDriverAgent-dikkwtrisltbeobjmfvpthwwekvs/Build/Products/Debug-iphoneos/WebDriverAgentLib.framework/Headers/XCTMetric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Metric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ontextScope.h /Users/Magpie/Library/Developer/Xcode/DerivedData/WebDriverAgent-dikkwtrisltbeobjmfvpthwwekvs/Build/Products/Debug-iphoneos/WebDriverAgentLib.framework/Headers/XCTestContextScop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ontextScope.h /Users/Magpie/Library/Developer/Xcode/DerivedData/WebDriverAgent-dikkwtrisltbeobjmfvpthwwekvs/Build/Products/Debug-iphoneos/WebDriverAgentLib.framework/Headers</text:p>
      <text:p text:style-name="P1"/>
      <text:p text:style-name="P1">CpHeader PrivateHeaders/XCTest/XCTAutomationTarget-Protocol.h /Users/Magpie/Library/Developer/Xcode/DerivedData/WebDriverAgent-dikkwtrisltbeobjmfvpthwwekvs/Build/Products/Debug-iphoneos/WebDriverAgentLib.framework/Headers/XCTAutomationTarge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utomationTarget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Element.h /Users/Magpie/Library/Developer/Xcode/DerivedData/WebDriverAgent-<text:soft-page-break/>dikkwtrisltbeobjmfvpthwwekvs/Build/Products/Debug-iphoneos/WebDriverAgentLib.framework/Headers/FBElem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Element.h /Users/Magpie/Library/Developer/Xcode/DerivedData/WebDriverAgent-dikkwtrisltbeobjmfvpthwwekvs/Build/Products/Debug-iphoneos/WebDriverAgentLib.framework/Headers</text:p>
      <text:p text:style-name="P1"/>
      <text:p text:style-name="P1">CpHeader PrivateHeaders/XCTest/XCTAXClient-Protocol.h /Users/Magpie/Library/Developer/Xcode/DerivedData/WebDriverAgent-dikkwtrisltbeobjmfvpthwwekvs/Build/Products/Debug-iphoneos/WebDriverAgentLib.framework/Headers/XCTAXClien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XClient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ExceptionHandler.h /Users/Magpie/Library/Developer/Xcode/DerivedData/WebDriverAgent-dikkwtrisltbeobjmfvpthwwekvs/Build/Products/Debug-iphoneos/WebDriverAgentLib.framework/Headers/FBExceptionHandl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WebDriverAgentLib/Routing/FBExceptionHandler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oute.h /Users/Magpie/Library/Developer/Xcode/DerivedData/WebDriverAgent-dikkwtrisltbeobjmfvpthwwekvs/Build/Products/Debug-iphoneos/WebDriverAgentLib.framework/Headers/FBRou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oute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Driver.h /Users/Magpie/Library/Developer/Xcode/DerivedData/WebDriverAgent-dikkwtrisltbeobjmfvpthwwekvs/Build/Products/Debug-iphoneos/WebDriverAgentLib.framework/Headers/XCTestDri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Driver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esponseJSONPayload.h /Users/Magpie/Library/Developer/Xcode/DerivedData/WebDriverAgent-dikkwtrisltbeobjmfvpthwwekvs/Build/Products/Debug-iphoneos/WebDriverAgentLib.framework/Headers/FBResponseJSONPayload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esponseJSONPayload.h /Users/Magpie/Library/Developer/Xcode/DerivedData/WebDriverAgent-dikkwtrisltbeobjmfvpthwwekvs/Build/Products/Debug-iphoneos/WebDriverAgentLib.framework/Headers</text:p>
      <text:p text:style-name="P1"/>
      <text:p text:style-name="P1">CpHeader PrivateHeaders/XCTest/_XCTNSNotificationExpectationImplementation.h /Users/Magpie/Library/Developer/Xcode/DerivedData/WebDriverAgent-dikkwtrisltbeobjmfvpthwwekvs/Build/Products/Debug-iphoneos/WebDriverAgentLib.framework/Headers/_XCTNSNotification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NSNotificationExpectation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SynthesizedEventRecord.h /Users/Magpie/Library/Developer/Xcode/DerivedData/WebDriverAgent-dikkwtrisltbeobjmfvpthwwekvs/Build/Products/Debug-iphoneos/WebDriverAgentLib.framework/Headers/XCSynthesizedEventReco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SynthesizedEventRecord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DelegatePrivate-Protocol.h /Users/Magpie/Library/Developer/Xcode/DerivedData/WebDriverAgent-dikkwtrisltbeobjmfvpthwwekvs/Build/Products/Debug-iphoneos/WebDriverAgentLib.framework/Headers/XCTWaiterDelegatePriv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DelegatePriv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anager_IDEInterface-Protocol.h /Users/Magpie/Library/Developer/Xcode/DerivedData/WebDriverAgent-dikkwtrisltbeobjmfvpthwwekvs/Build/Products/Debug-iphoneos/WebDriverAgentLib.framework/Headers/XCTestManager_IDE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anager_IDEInterface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XPath.h /Users/Magpie/Library/Developer/Xcode/DerivedData/WebDriverAgent-dikkwtrisltbeobjmfvpthwwekvs/Build/Products/Debug-iphoneos/WebDriverAgentLib.framework/Headers/FBXPath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XPath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TimingMessage.h /Users/Magpie/Library/Developer/Xcode/DerivedData/WebDriverAgent-dikkwtrisltbeobjmfvpthwwekvs/Build/Products/Debug-iphoneos/WebDriverAgentLib.framework/Headers/XCUIRecorderTimingMessag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TimingMessage.h /Users/Magpie/Library/Developer/Xcode/DerivedData/WebDriverAgent-dikkwtrisltbeobjmfvpthwwekvs/Build/Products/Debug-iphoneos/WebDriverAgentLib.framework/Headers</text:p>
      <text:p text:style-name="P1"/>
      <text:p text:style-name="P1">CpHeader PrivateHeaders/XCTest/XCApplicationMonitor.h /Users/Magpie/Library/Developer/Xcode/DerivedData/WebDriverAgent-dikkwtrisltbeobjmfvpthwwekvs/Build/Products/Debug-iphoneos/WebDriverAgentLib.framework/Headers/XCApplicationMoni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pplicationMonitor.h <text:soft-page-break/>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RuntimeUtils.h /Users/Magpie/Library/Developer/Xcode/DerivedData/WebDriverAgent-dikkwtrisltbeobjmfvpthwwekvs/Build/Products/Debug-iphoneos/WebDriverAgentLib.framework/Headers/FBRuntimeUtil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RuntimeUtil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Observation-Protocol.h /Users/Magpie/Library/Developer/Xcode/DerivedData/WebDriverAgent-dikkwtrisltbeobjmfvpthwwekvs/Build/Products/Debug-iphoneos/WebDriverAgentLib.framework/Headers/XCTestObservation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Observation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_XCTNSPredicateExpectationImplementation.h /Users/Magpie/Library/Developer/Xcode/DerivedData/WebDriverAgent-dikkwtrisltbeobjmfvpthwwekvs/Build/Products/Debug-iphoneos/WebDriverAgentLib.framework/Headers/_XCTNSPredicateExpectationImplementation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NSPredicateExpectationImplementation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esponseFilePayload.h /Users/Magpie/Library/Developer/Xcode/DerivedData/WebDriverAgent-dikkwtrisltbeobjmfvpthwwekvs/Build/Products/Debug-iphoneos/WebDriverAgentLib.framework/Headers/FBResponseFilePayloa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esponseFilePayload.h /Users/Magpie/Library/Developer/Xcode/DerivedData/WebDriverAgent-dikkwtrisltbeobjmfvpthwwekvs/Build/Products/Debug-iphoneos/WebDriverAgentLib.framework/Headers</text:p>
      <text:p text:style-name="P1"/>
      <text:p text:style-name="P1">CpHeader WebDriverAgentLib/FBSpringboardApplication.h /Users/Magpie/Library/Developer/Xcode/DerivedData/WebDriverAgent-dikkwtrisltbeobjmfvpthwwekvs/Build/Products/Debug-iphoneos/WebDriverAgentLib.framework/Headers/FBSpringboardApplic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FBSpringboardApplication.h /Users/Magpie/Library/Developer/Xcode/DerivedData/WebDriverAgent-<text:soft-page-break/>dikkwtrisltbeobjmfvpthwwekvs/Build/Products/Debug-iphoneos/WebDriverAgentLib.framework/Headers</text:p>
      <text:p text:style-name="P1"/>
      <text:p text:style-name="P1">CpHeader PrivateHeaders/XCTest/XCSymbolicationRecord.h /Users/Magpie/Library/Developer/Xcode/DerivedData/WebDriverAgent-dikkwtrisltbeobjmfvpthwwekvs/Build/Products/Debug-iphoneos/WebDriverAgentLib.framework/Headers/XCSymbolicationReco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ymbolicationRecord.h /Users/Magpie/Library/Developer/Xcode/DerivedData/WebDriverAgent-dikkwtrisltbeobjmfvpthwwekvs/Build/Products/Debug-iphoneos/WebDriverAgentLib.framework/Headers</text:p>
      <text:p text:style-name="P1"/>
      <text:p text:style-name="P1">CpHeader PrivateHeaders/XCTest/XCUIDevice.h /Users/Magpie/Library/Developer/Xcode/DerivedData/WebDriverAgent-dikkwtrisltbeobjmfvpthwwekvs/Build/Products/Debug-iphoneos/WebDriverAgentLib.framework/Headers/XCUIDevic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Device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CommandHandler.h /Users/Magpie/Library/Developer/Xcode/DerivedData/WebDriverAgent-dikkwtrisltbeobjmfvpthwwekvs/Build/Products/Debug-iphoneos/WebDriverAgentLib.framework/Headers/FBCommandHandl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<text:soft-page-break/>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CommandHandler.h /Users/Magpie/Library/Developer/Xcode/DerivedData/WebDriverAgent-dikkwtrisltbeobjmfvpthwwekvs/Build/Products/Debug-iphoneos/WebDriverAgentLib.framework/Headers</text:p>
      <text:p text:style-name="P1"/>
      <text:p text:style-name="P1">CpHeader PrivateHeaders/XCTest/XCElementSnapshot.h /Users/Magpie/Library/Developer/Xcode/DerivedData/WebDriverAgent-dikkwtrisltbeobjmfvpthwwekvs/Build/Products/Debug-iphoneos/WebDriverAgentLib.framework/Headers/XCElementSnapsho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ElementSnapshot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.h /Users/Magpie/Library/Developer/Xcode/DerivedData/WebDriverAgent-dikkwtrisltbeobjmfvpthwwekvs/Build/Products/Debug-iphoneos/WebDriverAgentLib.framework/Headers/XCTWai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.h /Users/Magpie/Library/Developer/Xcode/DerivedData/WebDriverAgent-dikkwtrisltbeobjmfvpthwwekvs/Build/Products/Debug-iphoneos/WebDriverAgentLib.framework/Headers</text:p>
      <text:p text:style-name="P1"/>
      <text:p text:style-name="P1"><text:soft-page-break/>CpHeader PrivateHeaders/XCTest/XCTWaiterManagement-Protocol.h /Users/Magpie/Library/Developer/Xcode/DerivedData/WebDriverAgent-dikkwtrisltbeobjmfvpthwwekvs/Build/Products/Debug-iphoneos/WebDriverAgentLib.framework/Headers/XCTWaiterManagemen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Management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CommandStatus.h /Users/Magpie/Library/Developer/Xcode/DerivedData/WebDriverAgent-dikkwtrisltbeobjmfvpthwwekvs/Build/Products/Debug-iphoneos/WebDriverAgentLib.framework/Headers/FBCommandStatu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CommandStatu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ontext.h /Users/Magpie/Library/Developer/Xcode/DerivedData/WebDriverAgent-dikkwtrisltbeobjmfvpthwwekvs/Build/Products/Debug-iphoneos/WebDriverAgentLib.framework/Headers/XCTestContex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PrivateHeaders/XCTest/XCTestContext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Delegate-Protocol.h /Users/Magpie/Library/Developer/Xcode/DerivedData/WebDriverAgent-dikkwtrisltbeobjmfvpthwwekvs/Build/Products/Debug-iphoneos/WebDriverAgentLib.framework/Headers/XCTWaiterDeleg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ExpectationImplementation.h /Users/Magpie/Library/Developer/Xcode/DerivedData/WebDriverAgent-dikkwtrisltbeobjmfvpthwwekvs/Build/Products/Debug-iphoneos/WebDriverAgentLib.framework/Headers/_XCTest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Expectation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AXClient_iOS.h /Users/Magpie/Library/Developer/Xcode/DerivedData/WebDriverAgent-dikkwtrisltbeobjmfvpthwwekvs/Build/Products/Debug-iphoneos/WebDriverAgentLib.framework/Headers/XCAXClient_iOS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XClient_iOS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Manager.h /Users/Magpie/Library/Developer/Xcode/DerivedData/WebDriverAgent-dikkwtrisltbeobjmfvpthwwekvs/Build/Products/Debug-iphoneos/WebDriverAgentLib.framework/Headers/XCTWaiterManag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Manag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DriverInterface-Protocol.h /Users/Magpie/Library/Developer/Xcode/DerivedData/WebDriverAgent-dikkwtrisltbeobjmfvpthwwekvs/Build/Products/Debug-iphoneos/WebDriverAgentLib.framework/Headers/XCTestDriver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DriverInterface-Protocol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_XCTestSuiteImplementation.h /Users/Magpie/Library/Developer/Xcode/DerivedData/WebDriverAgent-dikkwtrisltbeobjmfvpthwwekvs/Build/Products/Debug-iphoneos/WebDriverAgentLib.framework/Headers/_XCTestSuite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SuiteImplementation.h /Users/Magpie/Library/Developer/Xcode/DerivedData/WebDriverAgent-dikkwtrisltbeobjmfvpthwwekvs/Build/Products/Debug-iphoneos/WebDriverAgentLib.framework/Headers</text:p>
      <text:p text:style-name="P1"/>
      <text:p text:style-name="P1">CpHeader WebDriverAgentLib/FBAlert.h /Users/Magpie/Library/Developer/Xcode/DerivedData/WebDriverAgent-dikkwtrisltbeobjmfvpthwwekvs/Build/Products/Debug-iphoneos/WebDriverAgentLib.framework/Headers/FBAler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FBAlert.h /Users/Magpie/Library/Developer/Xcode/DerivedData/WebDriverAgent-dikkwtrisltbeobjmfvpthwwekvs/Build/Products/Debug-iphoneos/WebDriverAgentLib.framework/Headers</text:p>
      <text:p text:style-name="P1"/>
      <text:p text:style-name="P1">CpHeader PrivateHeaders/XCTest/XCPointerEvent.h /Users/Magpie/Library/Developer/Xcode/DerivedData/WebDriverAgent-dikkwtrisltbeobjmfvpthwwekvs/Build/Products/Debug-iphoneos/WebDriverAgentLib.framework/Headers/XCPointerEvent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PointerEvent.h /Users/Magpie/Library/Developer/Xcode/DerivedData/WebDriverAgent-dikkwtrisltbeobjmfvpthwwekvs/Build/Products/Debug-iphoneos/WebDriverAgentLib.framework/Headers</text:p>
      <text:p text:style-name="P1"/>
      <text:p text:style-name="P1">CpHeader PrivateHeaders/XCTest/XCSourceCodeRecording.h /Users/Magpie/Library/Developer/Xcode/DerivedData/WebDriverAgent-dikkwtrisltbeobjmfvpthwwekvs/Build/Products/Debug-iphoneos/WebDriverAgentLib.framework/Headers/XCSourceCodeRecordin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ourceCodeRecording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RunLoopSpinner.h /Users/Magpie/Library/Developer/Xcode/DerivedData/WebDriverAgent-dikkwtrisltbeobjmfvpthwwekvs/Build/Products/Debug-iphoneos/WebDriverAgentLib.framework/Headers/FBRunLoopSpinn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RunLoopSpinner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XCUIElementQuery.h /Users/Magpie/Library/Developer/Xcode/DerivedData/WebDriverAgent-dikkwtrisltbeobjmfvpthwwekvs/Build/Products/Debug-iphoneos/WebDriverAgentLib.framework/Headers/XCUIElementQuer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Query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ErrorBuilder.h /Users/Magpie/Library/Developer/Xcode/DerivedData/WebDriverAgent-dikkwtrisltbeobjmfvpthwwekvs/Build/Products/Debug-iphoneos/WebDriverAgentLib.framework/Headers/FBErrorBuild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ErrorBuilder.h /Users/Magpie/Library/Developer/Xcode/DerivedData/WebDriverAgent-dikkwtrisltbeobjmfvpthwwekvs/Build/Products/Debug-iphoneos/WebDriverAgentLib.framework/Headers</text:p>
      <text:p text:style-name="P1"/>
      <text:p text:style-name="P1">CpHeader PrivateHeaders/XCTest/XCApplicationMonitor_iOS.h /Users/Magpie/Library/Developer/Xcode/DerivedData/WebDriverAgent-dikkwtrisltbeobjmfvpthwwekvs/Build/Products/Debug-iphoneos/WebDriverAgentLib.framework/Headers/XCApplicationMonitor_iO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pplicationMonitor_iOS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Keyboard.h /Users/Magpie/Library/Developer/Xcode/DerivedData/WebDriverAgent-dikkwtrisltbeobjmfvpthwwekvs/Build/Products/Debug-iphoneos/WebDriverAgentLib.framework/Headers/FBKeyboa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Keyboard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Application+FBHelpers.h /Users/Magpie/Library/Developer/Xcode/DerivedData/WebDriverAgent-dikkwtrisltbeobjmfvpthwwekvs/Build/Products/Debug-iphoneos/WebDriverAgentLib.framework/Headers/XCUIApplication+FBHelper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Application+FBHelpers.h /Users/Magpie/Library/Developer/Xcode/DerivedData/WebDriverAgent-dikkwtrisltbeobjmfvpthwwekvs/Build/Products/Debug-iphoneos/WebDriverAgentLib.framework/Headers</text:p>
      <text:p text:style-name="P1"/>
      <text:p text:style-name="P1"><text:soft-page-break/>CpHeader PrivateHeaders/XCTest/_XCTestObservationCenterImplementation.h /Users/Magpie/Library/Developer/Xcode/DerivedData/WebDriverAgent-dikkwtrisltbeobjmfvpthwwekvs/Build/Products/Debug-iphoneos/WebDriverAgentLib.framework/Headers/_XCTestObservationCenter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ObservationCenterImplementation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Device+FBHelpers.h /Users/Magpie/Library/Developer/Xcode/DerivedData/WebDriverAgent-dikkwtrisltbeobjmfvpthwwekvs/Build/Products/Debug-iphoneos/WebDriverAgentLib.framework/Headers/XCUIDevice+FBHelper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Device+FBHelpers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Macros.h /Users/Magpie/Library/Developer/Xcode/DerivedData/WebDriverAgent-dikkwtrisltbeobjmfvpthwwekvs/Build/Products/Debug-iphoneos/WebDriverAgentLib.framework/Headers/FBMacro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Macro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ExpectationDelegate-Protocol.h /Users/Magpie/Library/Developer/Xcode/DerivedData/WebDriverAgent-dikkwtrisltbeobjmfvpthwwekvs/Build/Products/Debug-iphoneos/WebDriverAgentLib.framework/Headers/XCTestExpectationDeleg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Expectation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UIApplicationMonitor-Protocol.h /Users/Magpie/Library/Developer/Xcode/DerivedData/WebDriverAgent-dikkwtrisltbeobjmfvpthwwekvs/Build/Products/Debug-iphoneos/WebDriverAgentLib.framework/Headers/XCTUIApplicationMonitor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UIApplicationMonitor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EventGenerator.h /Users/Magpie/Library/Developer/Xcode/DerivedData/WebDriverAgent-<text:soft-page-break/>dikkwtrisltbeobjmfvpthwwekvs/Build/Products/Debug-iphoneos/WebDriverAgentLib.framework/Headers/XCEventGener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EventGenerator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Configuration.h /Users/Magpie/Library/Developer/Xcode/DerivedData/WebDriverAgent-dikkwtrisltbeobjmfvpthwwekvs/Build/Products/Debug-iphoneos/WebDriverAgentLib.framework/Headers/FBConfigur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Configur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SuiteRun.h /Users/Magpie/Library/Developer/Xcode/DerivedData/WebDriverAgent-dikkwtrisltbeobjmfvpthwwekvs/Build/Products/Debug-iphoneos/WebDriverAgentLib.framework/Headers/XCTestSuite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TestSuiteRun.h 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AsynchronousHandlerWrapper.h /Users/Magpie/Library/Developer/Xcode/DerivedData/WebDriverAgent-dikkwtrisltbeobjmfvpthwwekvs/Build/Products/Debug-iphoneos/WebDriverAgentLib.framework/Headers/XCUIElementAsynchronousHandlerWrapp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AsynchronousHandlerWrapp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KVOExpectation.h /Users/Magpie/Library/Developer/Xcode/DerivedData/WebDriverAgent-dikkwtrisltbeobjmfvpthwwekvs/Build/Products/Debug-iphoneos/WebDriverAgentLib.framework/Headers/XCTKVO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KVO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Log.h /Users/Magpie/Library/Developer/Xcode/DerivedData/WebDriverAgent-dikkwtrisltbeobjmfvpthwwekvs/Build/Products/Debug-iphoneos/WebDriverAgentLib.framework/Headers/XCTestLog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Log.h /Users/Magpie/Library/Developer/Xcode/DerivedData/WebDriverAgent-dikkwtrisltbeobjmfvpthwwekvs/Build/Products/Debug-iphoneos/WebDriverAgentLib.framework/Headers</text:p>
      <text:p text:style-name="P1"/>
      <text:p text:style-name="P1">CpHeader PrivateHeaders/XCTest/UITapGestureRecognizer-RecordingAdditions.h /Users/Magpie/Library/Developer/Xcode/DerivedData/WebDriverAgent-dikkwtrisltbeobjmfvpthwwekvs/Build/Products/Debug-iphoneos/WebDriverAgentLib.framework/Headers/UITap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Tap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NSString-XCTAdditions.h /Users/Magpie/Library/Developer/Xcode/DerivedData/WebDriverAgent-dikkwtrisltbeobjmfvpthwwekvs/Build/Products/Debug-iphoneos/WebDriverAgentLib.framework/Headers/NSString-XCT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NSString-XCTAdditions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XCTestWaiter.h /Users/Magpie/Library/Developer/Xcode/DerivedData/WebDriverAgent-dikkwtrisltbeobjmfvpthwwekvs/Build/Products/Debug-iphoneos/WebDriverAgentLib.framework/Headers/XCTestWai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Waiter.h /Users/Magpie/Library/Developer/Xcode/DerivedData/WebDriverAgent-dikkwtrisltbeobjmfvpthwwekvs/Build/Products/Debug-iphoneos/WebDriverAgentLib.framework/Headers</text:p>
      <text:p text:style-name="P1"/>
      <text:p text:style-name="P1">CpHeader PrivateHeaders/XCTest/NSValue-XCTestAdditions.h /Users/Magpie/Library/Developer/Xcode/DerivedData/WebDriverAgent-dikkwtrisltbeobjmfvpthwwekvs/Build/Products/Debug-iphoneos/WebDriverAgentLib.framework/Headers/NSValue-XCTest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NSValue-XCTest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DebugLogDelegate-Protocol.h /Users/Magpie/Library/Developer/Xcode/DerivedData/WebDriverAgent-dikkwtrisltbeobjmfvpthwwekvs/Build/Products/Debug-iphoneos/WebDriverAgentLib.framework/Headers/XCDebugLogDelegate-Protocol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DebugLog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_XCTWaiterImpl.h /Users/Magpie/Library/Developer/Xcode/DerivedData/WebDriverAgent-dikkwtrisltbeobjmfvpthwwekvs/Build/Products/Debug-iphoneos/WebDriverAgentLib.framework/Headers/_XCTWaiterImp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WaiterImp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Logger.h /Users/Magpie/Library/Developer/Xcode/DerivedData/WebDriverAgent-dikkwtrisltbeobjmfvpthwwekvs/Build/Products/Debug-iphoneos/WebDriverAgentLib.framework/Headers/FBLogg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Logger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XCTestObserver.h /Users/Magpie/Library/Developer/Xcode/DerivedData/WebDriverAgent-dikkwtrisltbeobjmfvpthwwekvs/Build/Products/Debug-iphoneos/WebDriverAgentLib.framework/Headers/XCTestObser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Observer.h 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.h /Users/Magpie/Library/Developer/Xcode/DerivedData/WebDriverAgent-dikkwtrisltbeobjmfvpthwwekvs/Build/Products/Debug-iphoneos/WebDriverAgentLib.framework/Headers/XCUIElem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boardInputSolver.h /Users/Magpie/Library/Developer/Xcode/DerivedData/WebDriverAgent-dikkwtrisltbeobjmfvpthwwekvs/Build/Products/Debug-iphoneos/WebDriverAgentLib.framework/Headers/XCKeyboardInputSol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boardInputSolver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DebugLogDelegateDecorator.h /Users/Magpie/Library/Developer/Xcode/DerivedData/WebDriverAgent-dikkwtrisltbeobjmfvpthwwekvs/Build/Products/Debug-iphoneos/WebDriverAgentLib.framework/Headers/FBDebugLogDelegateDecor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DebugLogDelegateDecorato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Device+FBHealthCheck.h /Users/Magpie/Library/Developer/Xcode/DerivedData/WebDriverAgent-dikkwtrisltbeobjmfvpthwwekvs/Build/Products/Debug-iphoneos/WebDriverAgentLib.framework/Headers/XCUIDevice+FBHealthCheck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Device+FBHealthCheck.h /Users/Magpie/Library/Developer/Xcode/DerivedData/WebDriverAgent-dikkwtrisltbeobjmfvpthwwekvs/Build/Products/Debug-iphoneos/WebDriverAgentLib.framework/Headers</text:p>
      <text:p text:style-name="P1"/>
      <text:p text:style-name="P1"><text:soft-page-break/>CpHeader PrivateHeaders/XCTest/XCUIRecorderNodeFinderMatch.h /Users/Magpie/Library/Developer/Xcode/DerivedData/WebDriverAgent-dikkwtrisltbeobjmfvpthwwekvs/Build/Products/Debug-iphoneos/WebDriverAgentLib.framework/Headers/XCUIRecorderNodeFinderMatc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NodeFinderMatch.h /Users/Magpie/Library/Developer/Xcode/DerivedData/WebDriverAgent-dikkwtrisltbeobjmfvpthwwekvs/Build/Products/Debug-iphoneos/WebDriverAgentLib.framework/Headers</text:p>
      <text:p text:style-name="P1"/>
      <text:p text:style-name="P1">CpHeader PrivateHeaders/XCTest/XCUIApplicationProcess.h /Users/Magpie/Library/Developer/Xcode/DerivedData/WebDriverAgent-dikkwtrisltbeobjmfvpthwwekvs/Build/Products/Debug-iphoneos/WebDriverAgentLib.framework/Headers/XCUIApplicationProces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ApplicationProcess.h /Users/Magpie/Library/Developer/Xcode/DerivedData/WebDriverAgent-dikkwtrisltbeobjmfvpthwwekvs/Build/Products/Debug-iphoneos/WebDriverAgentLib.framework/Headers</text:p>
      <text:p text:style-name="P1"/>
      <text:p text:style-name="P1">CpHeader PrivateHeaders/XCTest/CDStructures.h /Users/Magpie/Library/Developer/Xcode/DerivedData/WebDriverAgent-dikkwtrisltbeobjmfvpthwwekvs/Build/Products/Debug-iphoneos/WebDriverAgentLib.framework/Headers/CDStructure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PrivateHeaders/XCTest/CDStructures.h /Users/Magpie/Library/Developer/Xcode/DerivedData/WebDriverAgent-dikkwtrisltbeobjmfvpthwwekvs/Build/Products/Debug-iphoneos/WebDriverAgentLib.framework/Headers</text:p>
      <text:p text:style-name="P1"/>
      <text:p text:style-name="P1">CpHeader PrivateHeaders/XCTest/XCTAsyncActivity-Protocol.h /Users/Magpie/Library/Developer/Xcode/DerivedData/WebDriverAgent-dikkwtrisltbeobjmfvpthwwekvs/Build/Products/Debug-iphoneos/WebDriverAgentLib.framework/Headers/XCTAsyncActivity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syncActivity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ActivityRecord.h /Users/Magpie/Library/Developer/Xcode/DerivedData/WebDriverAgent-dikkwtrisltbeobjmfvpthwwekvs/Build/Products/Debug-iphoneos/WebDriverAgentLib.framework/Headers/XCActivityReco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ctivityRecord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Find.h /Users/Magpie/Library/Developer/Xcode/DerivedData/WebDriverAgent-dikkwtrisltbeobjmfvpthwwekvs/Build/Products/Debug-iphoneos/WebDriverAgentLib.framework/Headers/XCUIElement+FBFind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Find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boardLayout.h /Users/Magpie/Library/Developer/Xcode/DerivedData/WebDriverAgent-dikkwtrisltbeobjmfvpthwwekvs/Build/Products/Debug-iphoneos/WebDriverAgentLib.framework/Headers/XCKeyboardLayou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boardLayout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anager_ManagerInterface-Protocol.h /Users/Magpie/Library/Developer/Xcode/DerivedData/WebDriverAgent-dikkwtrisltbeobjmfvpthwwekvs/Build/Products/Debug-iphoneos/WebDriverAgentLib.framework/Headers/XCTestManager_Manager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anager_ManagerInterface-<text:soft-page-break/>Protoco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FailureProofTestCase.h /Users/Magpie/Library/Developer/Xcode/DerivedData/WebDriverAgent-dikkwtrisltbeobjmfvpthwwekvs/Build/Products/Debug-iphoneos/WebDriverAgentLib.framework/Headers/FBFailureProofTestCas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FailureProofTestCase.h /Users/Magpie/Library/Developer/Xcode/DerivedData/WebDriverAgent-dikkwtrisltbeobjmfvpthwwekvs/Build/Products/Debug-iphoneos/WebDriverAgentLib.framework/Headers</text:p>
      <text:p text:style-name="P1"/>
      <text:p text:style-name="P1">CpHeader PrivateHeaders/XCTest/XCTTestRunSessionDelegate-Protocol.h /Users/Magpie/Library/Developer/Xcode/DerivedData/WebDriverAgent-dikkwtrisltbeobjmfvpthwwekvs/Build/Products/Debug-iphoneos/WebDriverAgentLib.framework/Headers/XCTTestRunSessionDeleg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TestRunSession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aseSuite.h /Users/Magpie/Library/Developer/Xcode/DerivedData/WebDriverAgent-dikkwtrisltbeobjmfvpthwwekvs/Build/Products/Debug-iphoneos/WebDriverAgentLib.framework/Headers/XCTestCaseSuite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aseSuite.h /Users/Magpie/Library/Developer/Xcode/DerivedData/WebDriverAgent-dikkwtrisltbeobjmfvpthwwekvs/Build/Products/Debug-iphoneos/WebDriverAgentLib.framework/Headers</text:p>
      <text:p text:style-name="P1"/>
      <text:p text:style-name="P1">CpHeader PrivateHeaders/XCTest/_XCInternalTestRun.h /Users/Magpie/Library/Developer/Xcode/DerivedData/WebDriverAgent-dikkwtrisltbeobjmfvpthwwekvs/Build/Products/Debug-iphoneos/WebDriverAgentLib.framework/Headers/_XCInternalTest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InternalTestRun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MappingPath.h /Users/Magpie/Library/Developer/Xcode/DerivedData/WebDriverAgent-dikkwtrisltbeobjmfvpthwwekvs/Build/Products/Debug-iphoneos/WebDriverAgentLib.framework/Headers/XCKeyMappingPat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MappingPath.h /Users/Magpie/Library/Developer/Xcode/DerivedData/WebDriverAgent-dikkwtrisltbeobjmfvpthwwekvs/Build/Products/Debug-iphoneos/WebDriverAgentLib.framework/Headers</text:p>
      <text:p text:style-name="P1"><text:soft-page-break/></text:p>
      <text:p text:style-name="P1">CpResource Resources/WebDriverAgent.bundle /Users/Magpie/Library/Developer/Xcode/DerivedData/WebDriverAgent-dikkwtrisltbeobjmfvpthwwekvs/Build/Products/Debug-iphoneos/WebDriverAgentLib.framework/WebDriverAgent.bundle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Resources/WebDriverAgent.bundle /Users/Magpie/Library/Developer/Xcode/DerivedData/WebDriverAgent-dikkwtrisltbeobjmfvpthwwekvs/Build/Products/Debug-iphoneos/WebDriverAgentLib.framework</text:p>
      <text:p text:style-name="P1"/>
      <text:p text:style-name="P1">PBXCp Carthage/Build/iOS/RoutingHTTPServer.framework /Users/Magpie/Library/Developer/Xcode/DerivedData/WebDriverAgent-dikkwtrisltbeobjmfvpthwwekvs/Build/Products/Debug-iphoneos/WebDriverAgentLib.framework/Frameworks/RoutingHTTPServer.framework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exclude Headers -exclude PrivateHeaders -exclude Modules -exclude *.tbd -bitcode-strip all -bitcode-strip-tool /Applications/Xcode.app/Contents/Developer/Toolchains/XcodeDefault.xctoolchain/usr/bin/bitcode_strip -resolve-src-symlinks /Applications/Appium.app/Contents/Resources/app/node_modules/appium/node_modules/appium-xcuitest-driver/WebDriverAgent/Carthage/Build/iOS/RoutingHTTPServer.framework /Users/Magpie/Library/Developer/Xcode/DerivedData/WebDriverAgent-dikkwtrisltbeobjmfvpthwwekvs/Build/Products/Debug-iphoneos/WebDriverAgentLib.framework/Frameworks</text:p>
      <text:p text:style-name="P1">/Applications/Xcode.app/Contents/Developer/Toolchains/XcodeDefault.xctoolchain/usr/bin/bitcode_strip /Applications/Appium.app/Contents/Resources/app/node_modules/appium/node_modules/appium-xcuitest-driver/WebDriverAgent/Carthage/Build/iOS/RoutingHTTPServer.framework/RoutingHTTPServer -r -o /Users/Magpie/Library/Developer/Xcode/DerivedData/WebDriverAgent-dikkwtrisltbeobjmfvpthwwekvs/Build/Products/Debug-iphoneos/WebDriverAgentLib.framework/Frameworks/RoutingHTTPServer.framework/RoutingHTTPServer</text:p>
      <text:p text:style-name="P1"><text:soft-page-break/></text:p>
      <text:p text:style-name="P1">CodeSign /Users/Magpie/Library/Developer/Xcode/DerivedData/WebDriverAgent-dikkwtrisltbeobjmfvpthwwekvs/Build/Products/Debug-iphoneos/WebDriverAgentLib.framework/Frameworks/RoutingHTTPServer.framework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/>
      <text:p text:style-name="P1"><text:s text:c="4"/>/usr/bin/codesign --force --sign 4201BB34B2AD9D5BE6BAF38D5459B99DFBCACE50 --preserve-metadata=identifier,entitlements,flags --timestamp=none /Users/Magpie/Library/Developer/Xcode/DerivedData/WebDriverAgent-dikkwtrisltbeobjmfvpthwwekvs/Build/Products/Debug-iphoneos/WebDriverAgentLib.framework/Frameworks/RoutingHTTPServer.framework</text:p>
      <text:p text:style-name="P1"/>
      <text:p text:style-name="P1">Touch /Users/Magpie/Library/Developer/Xcode/DerivedData/WebDriverAgent-dikkwtrisltbeobjmfvpthwwekvs/Build/Products/Debug-iphoneos/WebDriverAgentLib.framework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touch -c /Users/Magpie/Library/Developer/Xcode/DerivedData/WebDriverAgent-dikkwtrisltbeobjmfvpthwwekvs/Build/Products/Debug-iphoneos/WebDriverAgentLib.framework</text:p>
      <text:p text:style-name="P1"/>
      <text:p text:style-name="P1">CodeSign /Users/Magpie/Library/Developer/Xcode/DerivedData/WebDriverAgent-dikkwtrisltbeobjmfvpthwwekvs/Build/Products/Debug-iphoneos/WebDriverAgentLib.framework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><text:soft-page-break/></text:p>
      <text:p text:style-name="P1"><text:s text:c="4"/>/usr/bin/codesign --force --sign 4201BB34B2AD9D5BE6BAF38D5459B99DFBCACE50 --timestamp=none /Users/Magpie/Library/Developer/Xcode/DerivedData/WebDriverAgent-dikkwtrisltbeobjmfvpthwwekvs/Build/Products/Debug-iphoneos/WebDriverAgentLib.framework</text:p>
      <text:p text:style-name="P1"/>
      <text:p text:style-name="P1">=== BUILD TARGET WebDriverAgentRunner OF PROJECT WebDriverAgent WITH CONFIGURATION Debug ===</text:p>
      <text:p text:style-name="P1"/>
      <text:p text:style-name="P1">Check dependencies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2017-05-12 14:41:43.551 xcodebuild[8427:125260] Error Domain=IDETestOperationsObserverErrorDomain Code=4 "Test operation was canceled. If you believe this error represents a bug, please attach the log file at /Users/Magpie/Library/Developer/Xcode/DerivedData/WebDriverAgent-dikkwtrisltbeobjmfvpthwwekvs/Logs/Test/D751D444-D55E-4F5B-9B67-B2F24512B66C/Session-WebDriverAgentRunner-2017-05-12_144140-QVd5P0.log" UserInfo={NSLocalizedDescription=Test operation was canceled. If you believe this error represents a bug, please attach the log file at /Users/Magpie/Library/Developer/Xcode/DerivedData/WebDriverAgent-dikkwtrisltbeobjmfvpthwwekvs/Logs/Test/D751D444-D55E-4F5B-9B67-B2F24512B66C/Session-WebDriverAgentRunner-2017-05-12_144140-QVd5P0.log}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Code signing is required for product type 'UI Testing Bundle' in SDK 'iOS 10.3'</text:p>
      <text:p text:style-name="P1"/>
      <text:p text:style-name="P1"/>
      <text:p text:style-name="P1">Testing failed:</text:p>
      <text:p text:style-name="P1"><text:tab/>Signing for "WebDriverAgentRunner" requires a development team. Select a development team in the project editor.</text:p>
      <text:p text:style-name="P1"><text:tab/>Code signing is required for product type 'UI Testing Bundle' in SDK 'iOS 10.3'</text:p>
      <text:p text:style-name="P1"><text:tab/>Test operation was canceled. If you believe this error represents a bug, please attach the log file at /Users/Magpie/Library/Developer/Xcode/DerivedData/WebDriverAgent-dikkwtrisltbeobjmfvpthwwekvs/Logs/Test/D751D444-D55E-4F5B-9B67-B2F24512B66C/Session-WebDriverAgentRunner-2017-05-12_144140-QVd5P0.log</text:p>
      <text:p text:style-name="P1">** TEST FAILED **</text:p>
      <text:p text:style-name="P1"/>
      <text:p text:style-name="P1"/>
      <text:p text:style-name="P1">The following build commands failed:</text:p>
      <text:p text:style-name="P1"><text:tab/>Check dependencies</text:p>
      <text:p text:style-name="P1">(1 failure)</text:p>
      <text:p text:style-name="P1">Vickys:WebDriverAgent Vicky$ xcodebuild -project WebDriverAgent.xcodeproj -scheme WebDriverAgentRunner -destination 'id=5e4cb60929799d755b3269f8d3ba556dec9de7b6' test</text:p>
      <text:p text:style-name="P1">2017-05-12 14:44:19.301 xcodebuild[8604:126871] <text:s/>IDETestOperationsObserverDebug: Writing diagnostic log for test session to:</text:p>
      <text:p text:style-name="P1"><text:soft-page-break/>/Users/Magpie/Library/Developer/Xcode/DerivedData/WebDriverAgent-dikkwtrisltbeobjmfvpthwwekvs/Logs/Test/71A0D70C-BBB9-4B9C-892B-A2D178A99EA1/Session-WebDriverAgentRunner-2017-05-12_144419-jrvQak.log</text:p>
      <text:p text:style-name="P1">2017-05-12 14:44:19.301 xcodebuild[8604:126859] [MT] IDETestOperationsObserverDebug: (43193F7A-06BB-44A3-84FF-8C7440BA6A35) Beginning test session WebDriverAgentRunner-43193F7A-06BB-44A3-84FF-8C7440BA6A35 at 2017-05-12 14:44:19.301 with Xcode 8E162 on target &lt;DVTiOSDevice: 0x7f8569b93e80&gt; {</text:p>
      <text:p text:style-name="P1"><text:tab/><text:tab/>deviceSerialNumber: <text:s text:c="8"/>DMPPX6RMG5YL</text:p>
      <text:p text:style-name="P1"><text:tab/><text:tab/>identifier: <text:s text:c="16"/>5e4cb60929799d755b3269f8d3ba556dec9de7b6</text:p>
      <text:p text:style-name="P1"><text:tab/><text:tab/>deviceClass: <text:s text:c="15"/>iPad</text:p>
      <text:p text:style-name="P1"><text:tab/><text:tab/>deviceName: <text:s text:c="16"/>Khannan</text:p>
      <text:p text:style-name="P1"><text:tab/><text:tab/>deviceIdentifier: <text:s text:c="10"/>5e4cb60929799d755b3269f8d3ba556dec9de7b6</text:p>
      <text:p text:style-name="P1"><text:tab/><text:tab/>productVersion: <text:s text:c="12"/>10.3.1</text:p>
      <text:p text:style-name="P1"><text:tab/><text:tab/>buildVersion: <text:s text:c="14"/>14E304</text:p>
      <text:p text:style-name="P1"><text:tab/><text:tab/>deviceSoftwareVersion: <text:s text:c="5"/>10.3.1 (14E304)</text:p>
      <text:p text:style-name="P1"><text:tab/><text:tab/>deviceArchitecture: <text:s text:c="8"/>arm64</text:p>
      <text:p text:style-name="P1"><text:tab/><text:tab/>deviceTotalCapacity: <text:s text:c="7"/>60397891584</text:p>
      <text:p text:style-name="P1"><text:tab/><text:tab/>deviceAvailableCapacity: <text:s text:c="3"/>52548079616</text:p>
      <text:p text:style-name="P1"><text:tab/><text:tab/>deviceIsTransient: <text:s text:c="9"/>NO</text:p>
      <text:p text:style-name="P1"><text:tab/><text:tab/>ignored: <text:s text:c="19"/>NO</text:p>
      <text:p text:style-name="P1"><text:tab/><text:tab/>deviceIsBusy: <text:s text:c="14"/>NO</text:p>
      <text:p text:style-name="P1"><text:tab/><text:tab/>deviceIsActivated: <text:s text:c="9"/>YES</text:p>
      <text:p text:style-name="P1"><text:tab/><text:tab/>deviceActivationState: <text:s text:c="5"/>Activated</text:p>
      <text:p text:style-name="P1"><text:tab/><text:tab/>isPasscodeLocked: <text:s text:c="10"/>NO</text:p>
      <text:p text:style-name="P1"><text:tab/><text:tab/>deviceType: <text:s text:c="16"/>&lt;DVTDeviceType:0x7f856664aa50 Xcode.DeviceType.iPhone&gt;</text:p>
      <text:p text:style-name="P1"><text:tab/><text:tab/>supportedDeviceFamilies: <text:s text:c="3"/>(</text:p>
      <text:p text:style-name="P1"><text:s text:c="4"/>1,</text:p>
      <text:p text:style-name="P1"><text:s text:c="4"/>2</text:p>
      <text:p text:style-name="P1">)</text:p>
      <text:p text:style-name="P1"><text:tab/><text:tab/>applications: <text:s text:c="13"/>(null)</text:p>
      <text:p text:style-name="P1"><text:tab/><text:tab/>provisioningProfiles: <text:s text:c="5"/>(null)</text:p>
      <text:p text:style-name="P1"><text:tab/><text:tab/>activityProgress: <text:s text:c="9"/>-2</text:p>
      <text:p text:style-name="P1"><text:tab/><text:tab/>activityTitle: <text:s text:c="12"/></text:p>
      <text:p text:style-name="P1"><text:tab/><text:tab/>hasInternalSupport: <text:s text:c="7"/>NO</text:p>
      <text:p text:style-name="P1"><text:tab/><text:tab/>isSupportedOS: <text:s text:c="12"/>YES</text:p>
      <text:p text:style-name="P1"><text:tab/><text:tab/>developerDiskMountError: <text:s text:c="2"/>(null)</text:p>
      <text:p text:style-name="P1">(null)</text:p>
      <text:p text:style-name="P1"><text:tab/>bootArgs: <text:s text:c="17"/>&lt;unavailable&gt;</text:p>
      <text:p text:style-name="P1"><text:tab/><text:tab/>} (10.3.1 (14E304))</text:p>
      <text:p text:style-name="P1">=== BUILD TARGET WebDriverAgentLib OF PROJECT WebDriverAgent WITH CONFIGURATION Debug ===</text:p>
      <text:p text:style-name="P1"/>
      <text:p text:style-name="P1">Check dependencies</text:p>
      <text:p text:style-name="P1"/>
      <text:p text:style-name="P1">=== BUILD TARGET WebDriverAgentRunner OF PROJECT WebDriverAgent WITH CONFIGURATION Debug ===</text:p>
      <text:p text:style-name="P1"/>
      <text:p text:style-name="P1">Check dependencies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<text:soft-page-break/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2017-05-12 14:44:19.657 xcodebuild[8604:126859] Error Domain=IDETestOperationsObserverErrorDomain Code=4 "Test operation was canceled. If you believe this error represents a bug, please attach the log file at /Users/Magpie/Library/Developer/Xcode/DerivedData/WebDriverAgent-dikkwtrisltbeobjmfvpthwwekvs/Logs/Test/71A0D70C-BBB9-4B9C-892B-A2D178A99EA1/Session-WebDriverAgentRunner-2017-05-12_144419-jrvQak.log" UserInfo={NSLocalizedDescription=Test operation was canceled. If you believe this error represents a bug, please attach the log file at /Users/Magpie/Library/Developer/Xcode/DerivedData/WebDriverAgent-dikkwtrisltbeobjmfvpthwwekvs/Logs/Test/71A0D70C-BBB9-4B9C-892B-A2D178A99EA1/Session-WebDriverAgentRunner-2017-05-12_144419-jrvQak.log}</text:p>
      <text:p text:style-name="P1">Code signing is required for product type 'UI Testing Bundle' in SDK 'iOS 10.3'</text:p>
      <text:p text:style-name="P1"/>
      <text:p text:style-name="P1"/>
      <text:p text:style-name="P1">Testing failed:</text:p>
      <text:p text:style-name="P1"><text:tab/>Signing for "WebDriverAgentRunner" requires a development team. Select a development team in the project editor.</text:p>
      <text:p text:style-name="P1"><text:tab/>Code signing is required for product type 'UI Testing Bundle' in SDK 'iOS 10.3'</text:p>
      <text:p text:style-name="P1"><text:tab/>Test operation was canceled. If you believe this error represents a bug, please attach the log file at /Users/Magpie/Library/Developer/Xcode/DerivedData/WebDriverAgent-dikkwtrisltbeobjmfvpthwwekvs/Logs/Test/71A0D70C-BBB9-4B9C-892B-A2D178A99EA1/Session-WebDriverAgentRunner-2017-05-12_144419-jrvQak.log</text:p>
      <text:p text:style-name="P1">** TEST FAILED **</text:p>
      <text:p text:style-name="P1"/>
      <text:p text:style-name="P1"/>
      <text:p text:style-name="P1">The following build commands failed:</text:p>
      <text:p text:style-name="P1"><text:tab/>Check dependencies</text:p>
      <text:p text:style-name="P1">(1 failure)</text:p>
      <text:p text:style-name="P1">Vickys:WebDriverAgent Vicky$ xcodebuild -project WebDriverAgent.xcodeproj -scheme WebDriverAgentRunner -destination 'id=5e4cb60929799d755b3269f8d3ba556dec9de7b6' test</text:p>
      <text:p text:style-name="P1">2017-05-12 14:45:21.422 xcodebuild[8643:127821] <text:s/>IDETestOperationsObserverDebug: Writing diagnostic log for test session to:</text:p>
      <text:p text:style-name="P1">/Users/Magpie/Library/Developer/Xcode/DerivedData/WebDriverAgent-dikkwtrisltbeobjmfvpthwwekvs/Logs/Test/8B98BC3D-C1FD-4811-ADD8-E6E3AABD8E95/Session-WebDriverAgentRunner-2017-05-12_144521-ljgG65.log</text:p>
      <text:p text:style-name="P1">2017-05-12 14:45:21.422 xcodebuild[8643:127807] [MT] IDETestOperationsObserverDebug: (1F64CD4B-1B4F-481B-AED6-651F6BE90A85) Beginning test session WebDriverAgentRunner-1F64CD4B-1B4F-481B-AED6-651F6BE90A85 at 2017-05-12 14:45:21.422 with Xcode 8E162 on target &lt;DVTiOSDevice: 0x7fcffc515800&gt; {</text:p>
      <text:p text:style-name="P1"><text:tab/><text:tab/>deviceSerialNumber: <text:s text:c="8"/>DMPPX6RMG5YL</text:p>
      <text:p text:style-name="P1"><text:tab/><text:tab/>identifier: <text:s text:c="16"/>5e4cb60929799d755b3269f8d3ba556dec9de7b6</text:p>
      <text:p text:style-name="P1"><text:tab/><text:tab/>deviceClass: <text:s text:c="15"/>iPad</text:p>
      <text:p text:style-name="P1"><text:tab/><text:tab/>deviceName: <text:s text:c="16"/>Khannan</text:p>
      <text:p text:style-name="P1"><text:tab/><text:tab/>deviceIdentifier: <text:s text:c="10"/>5e4cb60929799d755b3269f8d3ba556dec9de7b6</text:p>
      <text:p text:style-name="P1"><text:tab/><text:tab/>productVersion: <text:s text:c="12"/>10.3.1</text:p>
      <text:p text:style-name="P1"><text:tab/><text:tab/>buildVersion: <text:s text:c="14"/>14E304</text:p>
      <text:p text:style-name="P1"><text:soft-page-break/><text:tab/><text:tab/>deviceSoftwareVersion: <text:s text:c="5"/>10.3.1 (14E304)</text:p>
      <text:p text:style-name="P1"><text:tab/><text:tab/>deviceArchitecture: <text:s text:c="8"/>arm64</text:p>
      <text:p text:style-name="P1"><text:tab/><text:tab/>deviceTotalCapacity: <text:s text:c="7"/>60397891584</text:p>
      <text:p text:style-name="P1"><text:tab/><text:tab/>deviceAvailableCapacity: <text:s text:c="3"/>52547997696</text:p>
      <text:p text:style-name="P1"><text:tab/><text:tab/>deviceIsTransient: <text:s text:c="9"/>NO</text:p>
      <text:p text:style-name="P1"><text:tab/><text:tab/>ignored: <text:s text:c="19"/>NO</text:p>
      <text:p text:style-name="P1"><text:tab/><text:tab/>deviceIsBusy: <text:s text:c="14"/>NO</text:p>
      <text:p text:style-name="P1"><text:tab/><text:tab/>deviceIsActivated: <text:s text:c="9"/>YES</text:p>
      <text:p text:style-name="P1"><text:tab/><text:tab/>deviceActivationState: <text:s text:c="5"/>Activated</text:p>
      <text:p text:style-name="P1"><text:tab/><text:tab/>isPasscodeLocked: <text:s text:c="10"/>NO</text:p>
      <text:p text:style-name="P1"><text:tab/><text:tab/>deviceType: <text:s text:c="16"/>&lt;DVTDeviceType:0x7fcffc10e4a0 Xcode.DeviceType.iPhone&gt;</text:p>
      <text:p text:style-name="P1"><text:tab/><text:tab/>supportedDeviceFamilies: <text:s text:c="3"/>(</text:p>
      <text:p text:style-name="P1"><text:s text:c="4"/>1,</text:p>
      <text:p text:style-name="P1"><text:s text:c="4"/>2</text:p>
      <text:p text:style-name="P1">)</text:p>
      <text:p text:style-name="P1"><text:tab/><text:tab/>applications: <text:s text:c="13"/>(null)</text:p>
      <text:p text:style-name="P1"><text:tab/><text:tab/>provisioningProfiles: <text:s text:c="5"/>(null)</text:p>
      <text:p text:style-name="P1"><text:tab/><text:tab/>activityProgress: <text:s text:c="9"/>-2</text:p>
      <text:p text:style-name="P1"><text:tab/><text:tab/>activityTitle: <text:s text:c="12"/></text:p>
      <text:p text:style-name="P1"><text:tab/><text:tab/>hasInternalSupport: <text:s text:c="7"/>NO</text:p>
      <text:p text:style-name="P1"><text:tab/><text:tab/>isSupportedOS: <text:s text:c="12"/>YES</text:p>
      <text:p text:style-name="P1"><text:tab/><text:tab/>developerDiskMountError: <text:s text:c="2"/>(null)</text:p>
      <text:p text:style-name="P1">(null)</text:p>
      <text:p text:style-name="P1"><text:tab/>bootArgs: <text:s text:c="17"/>&lt;unavailable&gt;</text:p>
      <text:p text:style-name="P1"><text:tab/><text:tab/>} (10.3.1 (14E304))</text:p>
      <text:p text:style-name="P1">=== BUILD TARGET WebDriverAgentLib OF PROJECT WebDriverAgent WITH CONFIGURATION Debug ===</text:p>
      <text:p text:style-name="P1"/>
      <text:p text:style-name="P1">Check dependencies</text:p>
      <text:p text:style-name="P1"/>
      <text:p text:style-name="P1">=== BUILD TARGET WebDriverAgentRunner OF PROJECT WebDriverAgent WITH CONFIGURATION Debug ===</text:p>
      <text:p text:style-name="P1"/>
      <text:p text:style-name="P1">Check dependencies</text:p>
      <text:p text:style-name="P1">Signing for "WebDriverAgentRunner" requires a development team. Select a development team in the project editor.</text:p>
      <text:p text:style-name="P1">2017-05-12 14:45:21.800 xcodebuild[8643:127807] Error Domain=IDETestOperationsObserverErrorDomain Code=4 "Test operation was canceled. If you believe this error represents a bug, please attach the log file at /Users/Magpie/Library/Developer/Xcode/DerivedData/WebDriverAgent-dikkwtrisltbeobjmfvpthwwekvs/Logs/Test/8B98BC3D-C1FD-4811-ADD8-E6E3AABD8E95/Session-WebDriverAgentRunner-2017-05-12_144521-ljgG65.log" UserInfo={NSLocalizedDescription=Test operation was canceled. If you believe this error represents a bug, please attach the log file at /Users/Magpie/Library/Developer/Xcode/DerivedData/WebDriverAgent-dikkwtrisltbeobjmfvpthwwekvs/Logs/Test/8B98BC3D-C1FD-4811-ADD8-E6E3AABD8E95/Session-WebDriverAgentRunner-2017-05-12_144521-ljgG65.log}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<text:soft-page-break/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Code signing is required for product type 'UI Testing Bundle' in SDK 'iOS 10.3'</text:p>
      <text:p text:style-name="P1"/>
      <text:p text:style-name="P1"/>
      <text:p text:style-name="P1">Testing failed:</text:p>
      <text:p text:style-name="P1"><text:tab/>Signing for "WebDriverAgentRunner" requires a development team. Select a development team in the project editor.</text:p>
      <text:p text:style-name="P1"><text:tab/>Code signing is required for product type 'UI Testing Bundle' in SDK 'iOS 10.3'</text:p>
      <text:p text:style-name="P1"><text:tab/>Test operation was canceled. If you believe this error represents a bug, please attach the log file at /Users/Magpie/Library/Developer/Xcode/DerivedData/WebDriverAgent-dikkwtrisltbeobjmfvpthwwekvs/Logs/Test/8B98BC3D-C1FD-4811-ADD8-E6E3AABD8E95/Session-WebDriverAgentRunner-2017-05-12_144521-ljgG65.log</text:p>
      <text:p text:style-name="P1">** TEST FAILED **</text:p>
      <text:p text:style-name="P1"/>
      <text:p text:style-name="P1"/>
      <text:p text:style-name="P1">The following build commands failed:</text:p>
      <text:p text:style-name="P1"><text:tab/>Check dependencies</text:p>
      <text:p text:style-name="P1">(1 failure)</text:p>
      <text:p text:style-name="P1">Vickys:WebDriverAgent Vicky$ xcodebuild -project WebDriverAgent.xcodeproj -scheme WebDriverAgentRunner -destination 'id=5e4cb60929799d755b3269f8d3ba556dec9de7b6' test</text:p>
      <text:p text:style-name="P1">2017-05-12 15:02:02.446 xcodebuild[9559:138917] <text:s/>IDETestOperationsObserverDebug: Writing diagnostic log for test session to:</text:p>
      <text:p text:style-name="P1">/Users/Magpie/Library/Developer/Xcode/DerivedData/WebDriverAgent-dikkwtrisltbeobjmfvpthwwekvs/Logs/Test/BD237AB1-E8E5-4540-854B-E1AB264274B1/Session-WebDriverAgentRunner-2017-05-12_150202-8slqwl.log</text:p>
      <text:p text:style-name="P1">2017-05-12 15:02:02.446 xcodebuild[9559:138911] [MT] IDETestOperationsObserverDebug: (68C9265E-3251-4AE2-9B03-CD5A33523335) Beginning test session WebDriverAgentRunner-68C9265E-3251-4AE2-9B03-CD5A33523335 at 2017-05-12 15:02:02.446 with Xcode 8E162 on target &lt;DVTiOSDevice: 0x7fcedd83ea00&gt; {</text:p>
      <text:p text:style-name="P1"><text:tab/><text:tab/>deviceSerialNumber: <text:s text:c="8"/>DMPPX6RMG5YL</text:p>
      <text:p text:style-name="P1"><text:tab/><text:tab/>identifier: <text:s text:c="16"/>5e4cb60929799d755b3269f8d3ba556dec9de7b6</text:p>
      <text:p text:style-name="P1"><text:tab/><text:tab/>deviceClass: <text:s text:c="15"/>iPad</text:p>
      <text:p text:style-name="P1"><text:tab/><text:tab/>deviceName: <text:s text:c="16"/>Khannan</text:p>
      <text:p text:style-name="P1"><text:tab/><text:tab/>deviceIdentifier: <text:s text:c="10"/>5e4cb60929799d755b3269f8d3ba556dec9de7b6</text:p>
      <text:p text:style-name="P1"><text:tab/><text:tab/>productVersion: <text:s text:c="12"/>10.3.1</text:p>
      <text:p text:style-name="P1"><text:tab/><text:tab/>buildVersion: <text:s text:c="14"/>14E304</text:p>
      <text:p text:style-name="P1"><text:tab/><text:tab/>deviceSoftwareVersion: <text:s text:c="5"/>10.3.1 (14E304)</text:p>
      <text:p text:style-name="P1"><text:tab/><text:tab/>deviceArchitecture: <text:s text:c="8"/>arm64</text:p>
      <text:p text:style-name="P1"><text:tab/><text:tab/>deviceTotalCapacity: <text:s text:c="7"/>60397891584</text:p>
      <text:p text:style-name="P1"><text:tab/><text:tab/>deviceAvailableCapacity: <text:s text:c="3"/>52547002368</text:p>
      <text:p text:style-name="P1"><text:tab/><text:tab/>deviceIsTransient: <text:s text:c="9"/>NO</text:p>
      <text:p text:style-name="P1"><text:tab/><text:tab/>ignored: <text:s text:c="19"/>NO</text:p>
      <text:p text:style-name="P1"><text:tab/><text:tab/>deviceIsBusy: <text:s text:c="14"/>NO</text:p>
      <text:p text:style-name="P1"><text:tab/><text:tab/>deviceIsActivated: <text:s text:c="9"/>YES</text:p>
      <text:p text:style-name="P1"><text:tab/><text:tab/>deviceActivationState: <text:s text:c="5"/>Activated</text:p>
      <text:p text:style-name="P1"><text:tab/><text:tab/>isPasscodeLocked: <text:s text:c="10"/>NO</text:p>
      <text:p text:style-name="P1"><text:tab/><text:tab/>deviceType: <text:s text:c="16"/>&lt;DVTDeviceType:0x7fcedd9e6450 Xcode.DeviceType.iPhone&gt;</text:p>
      <text:p text:style-name="P1"><text:tab/><text:tab/>supportedDeviceFamilies: <text:s text:c="3"/>(</text:p>
      <text:p text:style-name="P1"><text:s text:c="4"/>1,</text:p>
      <text:p text:style-name="P1"><text:s text:c="4"/>2</text:p>
      <text:p text:style-name="P1"><text:soft-page-break/>)</text:p>
      <text:p text:style-name="P1"><text:tab/><text:tab/>applications: <text:s text:c="13"/>(null)</text:p>
      <text:p text:style-name="P1"><text:tab/><text:tab/>provisioningProfiles: <text:s text:c="5"/>(null)</text:p>
      <text:p text:style-name="P1"><text:tab/><text:tab/>activityProgress: <text:s text:c="9"/>-2</text:p>
      <text:p text:style-name="P1"><text:tab/><text:tab/>activityTitle: <text:s text:c="12"/></text:p>
      <text:p text:style-name="P1"><text:tab/><text:tab/>hasInternalSupport: <text:s text:c="7"/>NO</text:p>
      <text:p text:style-name="P1"><text:tab/><text:tab/>isSupportedOS: <text:s text:c="12"/>YES</text:p>
      <text:p text:style-name="P1"><text:tab/><text:tab/>developerDiskMountError: <text:s text:c="2"/>(null)</text:p>
      <text:p text:style-name="P1">(null)</text:p>
      <text:p text:style-name="P1"><text:tab/>bootArgs: <text:s text:c="17"/>&lt;unavailable&gt;</text:p>
      <text:p text:style-name="P1"><text:tab/><text:tab/>} (10.3.1 (14E304))</text:p>
      <text:p text:style-name="P1">=== BUILD TARGET WebDriverAgentLib OF PROJECT WebDriverAgent WITH CONFIGURATION Debug ===</text:p>
      <text:p text:style-name="P1"/>
      <text:p text:style-name="P1">Check dependencies</text:p>
      <text:p text:style-name="P1"/>
      <text:p text:style-name="P1">ProcessInfoPlistFile /Users/Magpie/Library/Developer/Xcode/DerivedData/WebDriverAgent-dikkwtrisltbeobjmfvpthwwekvs/Build/Products/Debug-iphoneos/WebDriverAgentLib.framework/Info.plist WebDriverAgentLib/Info.plis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infoPlistUtility /Applications/Appium.app/Contents/Resources/app/node_modules/appium/node_modules/appium-xcuitest-driver/WebDriverAgent/WebDriverAgentLib/Info.plist -expandbuildsettings -format binary -platform iphoneos -requiredArchitecture arm64 -o /Users/Magpie/Library/Developer/Xcode/DerivedData/WebDriverAgent-dikkwtrisltbeobjmfvpthwwekvs/Build/Products/Debug-iphoneos/WebDriverAgentLib.framework/Info.plist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PathCreator.o WebDriverAgentLib/Utilities/FBXPathCreato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<text:soft-page-break/>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<text:soft-page-break/>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PathCreator.d --serialize-diagnostics /Users/Magpie/Library/Developer/Xcode/DerivedData/WebDriverAgent-dikkwtrisltbeobjmfvpthwwekvs/Build/Intermediates/WebDriverAgent.build/Debug-iphoneos/WebDriverAgentLib.build/Objects-normal/arm64/FBXPathCreator.dia -c /Applications/Appium.app/Contents/Resources/app/node_modules/appium/node_modules/appium-xcuitest-driver/WebDriverAgent/WebDriverAgentLib/Utilities/FBXPathCreator.m -o /Users/Magpie/Library/Developer/Xcode/DerivedData/WebDriverAgent-dikkwtrisltbeobjmfvpthwwekvs/Build/Intermediates/WebDriverAgent.build/Debug-iphoneos/WebDriverAgentLib.build/Objects-normal/arm64/FBXPathCreato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NSExpression+FBFormat.o WebDriverAgentLib/Categories/NSExpression+FBForma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<text:soft-page-break/>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NSExpression+FBFormat.d --serialize-diagnostics /Users/Magpie/Library/Developer/Xcode/DerivedData/WebDriverAgent-dikkwtrisltbeobjmfvpthwwekvs/Build/Intermediates/WebDriverAgent.build/Debug-iphoneos/WebDriverAgentLib.build/Objects-normal/arm64/NSExpression+FBFormat.dia -c /Applications/Appium.app/Contents/Resources/app/node_modules/appium/node_modules/appium-xcuitest-driver/WebDriverAgent/WebDriverAgentLib/Categories/NSExpression+FBFormat.m -o /Users/Magpie/Library/Developer/Xcode/DerivedData/WebDriverAgent-dikkwtrisltbeobjmfvpthwwekvs/Build/Intermediates/WebDriverAgent.build/Debug-iphoneos/WebDriverAgentLib.build/Objects-normal/arm64/NSExpression+FBForma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Path.o <text:soft-page-break/>WebDriverAgentLib/Utilities/FBXPath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<text:soft-page-break/>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Path.d --serialize-diagnostics /Users/Magpie/Library/Developer/Xcode/DerivedData/WebDriverAgent-dikkwtrisltbeobjmfvpthwwekvs/Build/Intermediates/WebDriverAgent.build/Debug-iphoneos/WebDriverAgentLib.build/Objects-normal/arm64/FBXPath.dia -c /Applications/Appium.app/Contents/Resources/app/node_modules/appium/node_modules/appium-xcuitest-driver/WebDriverAgent/WebDriverAgentLib/Utilities/FBXPath.m -o /Users/Magpie/Library/Developer/Xcode/DerivedData/WebDriverAgent-dikkwtrisltbeobjmfvpthwwekvs/Build/Intermediates/WebDriverAgent.build/Debug-iphoneos/WebDriverAgentLib.build/Objects-normal/arm64/FBXPath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Application+FBHelpers.o WebDriverAgentLib/Categories/XCUIApplication+FBHelper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<text:soft-page-break/>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<text:soft-page-break/>dikkwtrisltbeobjmfvpthwwekvs/Build/Intermediates/WebDriverAgent.build/Debug-iphoneos/WebDriverAgentLib.build/Objects-normal/arm64/XCUIApplication+FBHelpers.d --serialize-diagnostics /Users/Magpie/Library/Developer/Xcode/DerivedData/WebDriverAgent-dikkwtrisltbeobjmfvpthwwekvs/Build/Intermediates/WebDriverAgent.build/Debug-iphoneos/WebDriverAgentLib.build/Objects-normal/arm64/XCUIApplication+FBHelpers.dia -c /Applications/Appium.app/Contents/Resources/app/node_modules/appium/node_modules/appium-xcuitest-driver/WebDriverAgent/WebDriverAgentLib/Categories/XCUIApplication+FBHelpers.m -o /Users/Magpie/Library/Developer/Xcode/DerivedData/WebDriverAgent-dikkwtrisltbeobjmfvpthwwekvs/Build/Intermediates/WebDriverAgent.build/Debug-iphoneos/WebDriverAgentLib.build/Objects-normal/arm64/XCUIApplication+FBHelper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ClassChain.o WebDriverAgentLib/Categories/XCUIElement+FBClassChai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<text:soft-page-break/>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ClassChain.d --serialize-diagnostics /Users/Magpie/Library/Developer/Xcode/DerivedData/WebDriverAgent-dikkwtrisltbeobjmfvpthwwekvs/Build/Intermediates/WebDriverAgent.build/Debug-iphoneos/WebDriverAgentLib.build/Objects-normal/arm64/XCUIElement+FBClassChain.dia -c /Applications/Appium.app/Contents/Resources/app/node_modules/appium/node_modules/appium-xcuitest-driver/WebDriverAgent/WebDriverAgentLib/Categories/XCUIElement+FBClassChain.m -o /Users/Magpie/Library/Developer/Xcode/DerivedData/WebDriverAgent-dikkwtrisltbeobjmfvpthwwekvs/Build/Intermediates/WebDriverAgent.build/Debug-iphoneos/WebDriverAgentLib.build/Objects-normal/arm64/XCUIElement+FBClassChai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creenshotCommands.o WebDriverAgentLib/Commands/FBScreenshot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<text:soft-page-break/>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creenshotCommands.d --serialize-diagnostics /Users/Magpie/Library/Developer/Xcode/DerivedData/WebDriverAgent-dikkwtrisltbeobjmfvpthwwekvs/Build/Intermediates/WebDriverAgent.build/Debug-iphoneos/WebDriverAgentLib.build/Objects-normal/arm64/FBScreenshotCommands.dia -c /Applications/Appium.app/Contents/Resources/app/node_modules/appium/node_modules/appium-xcuitest-driver/WebDriverAgent/WebDriverAgentLib/Commands/FBScreenshotCommands.m -o /Users/Magpie/Library/Developer/Xcode/DerivedData/WebDriverAgent-dikkwtrisltbeobjmfvpthwwekvs/Build/Intermediates/WebDriverAgent.build/Debug-iphoneos/WebDriverAgentLib.build/Objects-normal/arm64/FBScreenshot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rrorBuilder.o WebDriverAgentLib/Utilities/FBErrorBuild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<text:soft-page-break/>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rrorBuilder.d --serialize-diagnostics /Users/Magpie/Library/Developer/Xcode/DerivedData/WebDriverAgent-dikkwtrisltbeobjmfvpthwwekvs/Build/Intermediates/WebDriverAgent.build/Debug-iphoneos/WebDriverAgentLib.build/Objects-normal/arm64/FBErrorBuilder.dia -c <text:soft-page-break/>/Applications/Appium.app/Contents/Resources/app/node_modules/appium/node_modules/appium-xcuitest-driver/WebDriverAgent/WebDriverAgentLib/Utilities/FBErrorBuilder.m -o /Users/Magpie/Library/Developer/Xcode/DerivedData/WebDriverAgent-dikkwtrisltbeobjmfvpthwwekvs/Build/Intermediates/WebDriverAgent.build/Debug-iphoneos/WebDriverAgentLib.build/Objects-normal/arm64/FBErrorBuild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WebServer.o WebDriverAgentLib/Routing/FBWebServ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<text:soft-page-break/>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WebServer.d --serialize-diagnostics /Users/Magpie/Library/Developer/Xcode/DerivedData/WebDriverAgent-dikkwtrisltbeobjmfvpthwwekvs/Build/Intermediates/WebDriverAgent.build/Debug-iphoneos/WebDriverAgentLib.build/Objects-normal/arm64/FBWebServer.dia -c /Applications/Appium.app/Contents/Resources/app/node_modules/appium/node_modules/appium-xcuitest-driver/WebDriverAgent/WebDriverAgentLib/Routing/FBWebServer.m -o /Users/Magpie/Library/Developer/Xcode/DerivedData/WebDriverAgent-dikkwtrisltbeobjmfvpthwwekvs/Build/Intermediates/WebDriverAgent.build/Debug-iphoneos/WebDriverAgentLib.build/Objects-normal/arm64/FBWebServ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Keyboard.o WebDriverAgentLib/Utilities/FBKeyboar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<text:soft-page-break/>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Keyboard.d --serialize-diagnostics /Users/Magpie/Library/Developer/Xcode/DerivedData/WebDriverAgent-dikkwtrisltbeobjmfvpthwwekvs/Build/Intermediates/WebDriverAgent.build/Debug-iphoneos/WebDriverAgentLib.build/Objects-normal/arm64/FBKeyboard.dia -c /Applications/Appium.app/Contents/Resources/app/node_modules/appium/node_modules/appium-xcuitest-driver/WebDriverAgent/WebDriverAgentLib/Utilities/FBKeyboard.m -o /Users/Magpie/Library/Developer/Xcode/DerivedData/WebDriverAgent-dikkwtrisltbeobjmfvpthwwekvs/Build/Intermediates/WebDriverAgent.build/Debug-iphoneos/WebDriverAgentLib.build/Objects-normal/arm64/FBKeyboar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Utils.o WebDriverAgentLib/Routing/FBElementUti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<text:soft-page-break/>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Utils.d --serialize-diagnostics /Users/Magpie/Library/Developer/Xcode/DerivedData/WebDriverAgent-dikkwtrisltbeobjmfvpthwwekvs/Build/Intermediates/WebDriverAgent.build/Debug-iphoneos/WebDriverAgentLib.build/Objects-normal/arm64/FBElementUtils.dia -c /Applications/Appium.app/Contents/Resources/app/node_modules/appium/node_modules/appium-xcuitest-driver/WebDriverAgent/WebDriverAgentLib/Routing/FBElementUtils.m -o /Users/Magpie/Library/Developer/Xcode/DerivedData/WebDriverAgent-<text:soft-page-break/>dikkwtrisltbeobjmfvpthwwekvs/Build/Intermediates/WebDriverAgent.build/Debug-iphoneos/WebDriverAgentLib.build/Objects-normal/arm64/FBElementUtil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pplicationProcessProxy.o WebDriverAgentLib/FBApplicationProcessProx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<text:soft-page-break/>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pplicationProcessProxy.d --serialize-diagnostics /Users/Magpie/Library/Developer/Xcode/DerivedData/WebDriverAgent-dikkwtrisltbeobjmfvpthwwekvs/Build/Intermediates/WebDriverAgent.build/Debug-iphoneos/WebDriverAgentLib.build/Objects-normal/arm64/FBApplicationProcessProxy.dia -c /Applications/Appium.app/Contents/Resources/app/node_modules/appium/node_modules/appium-xcuitest-driver/WebDriverAgent/WebDriverAgentLib/FBApplicationProcessProxy.m -o /Users/Magpie/Library/Developer/Xcode/DerivedData/WebDriverAgent-dikkwtrisltbeobjmfvpthwwekvs/Build/Intermediates/WebDriverAgent.build/Debug-iphoneos/WebDriverAgentLib.build/Objects-normal/arm64/FBApplicationProcessProx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FailureProofTestCase.o WebDriverAgentLib/Utilities/FBFailureProofTestCas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<text:soft-page-break/>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<text:soft-page-break/>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FailureProofTestCase.d --serialize-diagnostics /Users/Magpie/Library/Developer/Xcode/DerivedData/WebDriverAgent-dikkwtrisltbeobjmfvpthwwekvs/Build/Intermediates/WebDriverAgent.build/Debug-iphoneos/WebDriverAgentLib.build/Objects-normal/arm64/FBFailureProofTestCase.dia -c /Applications/Appium.app/Contents/Resources/app/node_modules/appium/node_modules/appium-xcuitest-driver/WebDriverAgent/WebDriverAgentLib/Utilities/FBFailureProofTestCase.m -o /Users/Magpie/Library/Developer/Xcode/DerivedData/WebDriverAgent-dikkwtrisltbeobjmfvpthwwekvs/Build/Intermediates/WebDriverAgent.build/Debug-iphoneos/WebDriverAgentLib.build/Objects-normal/arm64/FBFailureProofTestCas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IsVisible.o WebDriverAgentLib/Categories/XCUIElement+FBIsVisibl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<text:soft-page-break/>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IsVisible.d --serialize-diagnostics /Users/Magpie/Library/Developer/Xcode/DerivedData/WebDriverAgent-dikkwtrisltbeobjmfvpthwwekvs/Build/Intermediates/WebDriverAgent.build/Debug-iphoneos/WebDriverAgentLib.build/Objects-normal/arm64/XCUIElement+FBIsVisible.dia -c /Applications/Appium.app/Contents/Resources/app/node_modules/appium/node_modules/appium-xcuitest-driver/WebDriverAgent/WebDriverAgentLib/Categories/XCUIElement+FBIsVisible.m -o /Users/Magpie/Library/Developer/Xcode/DerivedData/WebDriverAgent-dikkwtrisltbeobjmfvpthwwekvs/Build/Intermediates/WebDriverAgent.build/Debug-iphoneos/WebDriverAgentLib.build/Objects-normal/arm64/XCUIElement+FBIsVisible.o</text:p>
      <text:p text:style-name="P1"/>
      <text:p text:style-name="P1">CompileC /Users/Magpie/Library/Developer/Xcode/DerivedData/WebDriverAgent-dikkwtrisltbeobjmfvpthwwekvs/Build/Intermediates/WebDriverAgent.build/Debug-<text:soft-page-break/>iphoneos/WebDriverAgentLib.build/Objects-normal/arm64/XCUIElement+FBFind.o WebDriverAgentLib/Categories/XCUIElement+FBFin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<text:soft-page-break/>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Find.d --serialize-diagnostics /Users/Magpie/Library/Developer/Xcode/DerivedData/WebDriverAgent-dikkwtrisltbeobjmfvpthwwekvs/Build/Intermediates/WebDriverAgent.build/Debug-iphoneos/WebDriverAgentLib.build/Objects-normal/arm64/XCUIElement+FBFind.dia -c /Applications/Appium.app/Contents/Resources/app/node_modules/appium/node_modules/appium-xcuitest-driver/WebDriverAgent/WebDriverAgentLib/Categories/XCUIElement+FBFind.m -o /Users/Magpie/Library/Developer/Xcode/DerivedData/WebDriverAgent-dikkwtrisltbeobjmfvpthwwekvs/Build/Intermediates/WebDriverAgent.build/Debug-iphoneos/WebDriverAgentLib.build/Objects-normal/arm64/XCUIElement+FBFin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esponsePayload.o WebDriverAgentLib/Routing/FBResponsePayloa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<text:soft-page-break/>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<text:soft-page-break/>/Users/Magpie/Library/Developer/Xcode/DerivedData/WebDriverAgent-dikkwtrisltbeobjmfvpthwwekvs/Build/Intermediates/WebDriverAgent.build/Debug-iphoneos/WebDriverAgentLib.build/Objects-normal/arm64/FBResponsePayload.d --serialize-diagnostics /Users/Magpie/Library/Developer/Xcode/DerivedData/WebDriverAgent-dikkwtrisltbeobjmfvpthwwekvs/Build/Intermediates/WebDriverAgent.build/Debug-iphoneos/WebDriverAgentLib.build/Objects-normal/arm64/FBResponsePayload.dia -c /Applications/Appium.app/Contents/Resources/app/node_modules/appium/node_modules/appium-xcuitest-driver/WebDriverAgent/WebDriverAgentLib/Routing/FBResponsePayload.m -o /Users/Magpie/Library/Developer/Xcode/DerivedData/WebDriverAgent-dikkwtrisltbeobjmfvpthwwekvs/Build/Intermediates/WebDriverAgent.build/Debug-iphoneos/WebDriverAgentLib.build/Objects-normal/arm64/FBResponsePayloa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oute.o WebDriverAgentLib/Routing/FBRout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<text:soft-page-break/>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oute.d --serialize-diagnostics /Users/Magpie/Library/Developer/Xcode/DerivedData/WebDriverAgent-dikkwtrisltbeobjmfvpthwwekvs/Build/Intermediates/WebDriverAgent.build/Debug-iphoneos/WebDriverAgentLib.build/Objects-normal/arm64/FBRoute.dia -c /Applications/Appium.app/Contents/Resources/app/node_modules/appium/node_modules/appium-xcuitest-driver/WebDriverAgent/WebDriverAgentLib/Routing/FBRoute.m -o /Users/Magpie/Library/Developer/Xcode/DerivedData/WebDriverAgent-dikkwtrisltbeobjmfvpthwwekvs/Build/Intermediates/WebDriverAgent.build/Debug-iphoneos/WebDriverAgentLib.build/Objects-normal/arm64/FBRout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unLoopSpinner.o WebDriverAgentLib/Utilities/FBRunLoopSpinner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unLoopSpinner.d --serialize-diagnostics /Users/Magpie/Library/Developer/Xcode/DerivedData/WebDriverAgent-dikkwtrisltbeobjmfvpthwwekvs/Build/Intermediates/WebDriverAgent.build/Debug-iphoneos/WebDriverAgentLib.build/Objects-normal/arm64/FBRunLoopSpinner.dia -c /Applications/Appium.app/Contents/Resources/app/node_modules/appium/node_modules/appium-xcuitest-driver/WebDriverAgent/WebDriverAgentLib/Utilities/FBRunLoopSpinner.m -o /Users/Magpie/Library/Developer/Xcode/DerivedData/WebDriverAgent-dikkwtrisltbeobjmfvpthwwekvs/Build/Intermediates/WebDriverAgent.build/Debug-iphoneos/WebDriverAgentLib.build/Objects-normal/arm64/FBRunLoopSpinn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ClassChainQueryParser.o WebDriverAgentLib/Utilities/FBClassChainQueryPars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ClassChainQueryParser.d --serialize-<text:soft-page-break/>diagnostics /Users/Magpie/Library/Developer/Xcode/DerivedData/WebDriverAgent-dikkwtrisltbeobjmfvpthwwekvs/Build/Intermediates/WebDriverAgent.build/Debug-iphoneos/WebDriverAgentLib.build/Objects-normal/arm64/FBClassChainQueryParser.dia -c /Applications/Appium.app/Contents/Resources/app/node_modules/appium/node_modules/appium-xcuitest-driver/WebDriverAgent/WebDriverAgentLib/Utilities/FBClassChainQueryParser.m -o /Users/Magpie/Library/Developer/Xcode/DerivedData/WebDriverAgent-dikkwtrisltbeobjmfvpthwwekvs/Build/Intermediates/WebDriverAgent.build/Debug-iphoneos/WebDriverAgentLib.build/Objects-normal/arm64/FBClassChainQueryPars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NSPredicate+FBFormat.o WebDriverAgentLib/Utilities/NSPredicate+FBForma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NSPredicate+FBFormat.d --serialize-diagnostics /Users/Magpie/Library/Developer/Xcode/DerivedData/WebDriverAgent-dikkwtrisltbeobjmfvpthwwekvs/Build/Intermediates/WebDriverAgent.build/Debug-iphoneos/WebDriverAgentLib.build/Objects-normal/arm64/NSPredicate+FBFormat.dia -c /Applications/Appium.app/Contents/Resources/app/node_modules/appium/node_modules/appium-xcuitest-driver/WebDriverAgent/WebDriverAgentLib/Utilities/NSPredicate+FBFormat.m -o /Users/Magpie/Library/Developer/Xcode/DerivedData/WebDriverAgent-dikkwtrisltbeobjmfvpthwwekvs/Build/Intermediates/WebDriverAgent.build/Debug-iphoneos/WebDriverAgentLib.build/Objects-normal/arm64/NSPredicate+FBForma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Device+FBRotation.o WebDriverAgentLib/Categories/XCUIDevice+FBRot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<text:soft-page-break/>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Device+FBRotation.d --serialize-diagnostics /Users/Magpie/Library/Developer/Xcode/DerivedData/WebDriverAgent-dikkwtrisltbeobjmfvpthwwekvs/Build/Intermediates/WebDriverAgent.build/Debug-iphoneos/WebDriverAgentLib.build/Objects-normal/arm64/XCUIDevice+FBRotation.dia -c /Applications/Appium.app/Contents/Resources/app/node_modules/appium/node_modules/appium-xcuitest-driver/WebDriverAgent/WebDriverAgentLib/Categories/XCUIDevice+FBRotation.m -o /Users/Magpie/Library/Developer/Xcode/DerivedData/WebDriverAgent-dikkwtrisltbeobjmfvpthwwekvs/Build/Intermediates/WebDriverAgent.build/Debug-iphoneos/WebDriverAgentLib.build/Objects-normal/arm64/XCUIDevice+FBRot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outeRequest.o WebDriverAgentLib/Routing/FBRouteReques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<text:soft-page-break/>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outeRequest.d --serialize-diagnostics /Users/Magpie/Library/Developer/Xcode/DerivedData/WebDriverAgent-dikkwtrisltbeobjmfvpthwwekvs/Build/Intermediates/WebDriverAgent.build/Debug-iphoneos/WebDriverAgentLib.build/Objects-normal/arm64/FBRouteRequest.dia -c /Applications/Appium.app/Contents/Resources/app/node_modules/appium/node_modules/appium-<text:soft-page-break/>xcuitest-driver/WebDriverAgent/WebDriverAgentLib/Routing/FBRouteRequest.m -o /Users/Magpie/Library/Developer/Xcode/DerivedData/WebDriverAgent-dikkwtrisltbeobjmfvpthwwekvs/Build/Intermediates/WebDriverAgent.build/Debug-iphoneos/WebDriverAgentLib.build/Objects-normal/arm64/FBRouteReques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esponseJSONPayload.o WebDriverAgentLib/Routing/FBResponseJSONPayloa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<text:soft-page-break/>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esponseJSONPayload.d --serialize-diagnostics /Users/Magpie/Library/Developer/Xcode/DerivedData/WebDriverAgent-dikkwtrisltbeobjmfvpthwwekvs/Build/Intermediates/WebDriverAgent.build/Debug-iphoneos/WebDriverAgentLib.build/Objects-normal/arm64/FBResponseJSONPayload.dia -c /Applications/Appium.app/Contents/Resources/app/node_modules/appium/node_modules/appium-xcuitest-driver/WebDriverAgent/WebDriverAgentLib/Routing/FBResponseJSONPayload.m -o /Users/Magpie/Library/Developer/Xcode/DerivedData/WebDriverAgent-dikkwtrisltbeobjmfvpthwwekvs/Build/Intermediates/WebDriverAgent.build/Debug-iphoneos/WebDriverAgentLib.build/Objects-normal/arm64/FBResponseJSONPayloa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CTestCaseImplementationFailureHoldingProxy.o WebDriverAgentLib/Utilities/FBXCTestCaseImplementationFailureHoldingProx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<text:soft-page-break/>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CTestCaseImplementationFailureHoldingProxy.d --serialize-diagnostics /Users/Magpie/Library/Developer/Xcode/DerivedData/WebDriverAgent-dikkwtrisltbeobjmfvpthwwekvs/Build/Intermediates/WebDriverAgent.build/Debug-iphoneos/WebDriverAgentLib.build/Objects-normal/arm64/FBXCTestCaseImplementationFailureHoldingProxy.dia -c /Applications/Appium.app/Contents/Resources/app/node_modules/appium/node_modules/appium-xcuitest-driver/WebDriverAgent/WebDriverAgentLib/Utilities/FBXCTestCaseImplementationFailureHoldingProxy.m -o /Users/Magpie/Library/Developer/Xcode/DerivedData/WebDriverAgent-dikkwtrisltbeobjmfvpthwwekvs/Build/Intermediates/WebDriverAgent.build/Debug-iphoneos/WebDriverAgentLib.build/Objects-normal/arm64/FBXCTestCaseImplementationFailureHoldingProx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Device+FBHealthCheck.o WebDriverAgentLib/Categories/XCUIDevice+FBHealthCheck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<text:soft-page-break/>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Device+FBHealthCheck.d --serialize-diagnostics /Users/Magpie/Library/Developer/Xcode/DerivedData/WebDriverAgent-dikkwtrisltbeobjmfvpthwwekvs/Build/Intermediates/WebDriverAgent.build/Debug-iphoneos/WebDriverAgentLib.build/Objects-normal/arm64/XCUIDevice+FBHealthCheck.dia -c <text:soft-page-break/>/Applications/Appium.app/Contents/Resources/app/node_modules/appium/node_modules/appium-xcuitest-driver/WebDriverAgent/WebDriverAgentLib/Categories/XCUIDevice+FBHealthCheck.m -o /Users/Magpie/Library/Developer/Xcode/DerivedData/WebDriverAgent-dikkwtrisltbeobjmfvpthwwekvs/Build/Intermediates/WebDriverAgent.build/Debug-iphoneos/WebDriverAgentLib.build/Objects-normal/arm64/XCUIDevice+FBHealthCheck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pringboardApplication.o WebDriverAgentLib/FBSpringboardApplic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<text:soft-page-break/>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pringboardApplication.d --serialize-diagnostics /Users/Magpie/Library/Developer/Xcode/DerivedData/WebDriverAgent-dikkwtrisltbeobjmfvpthwwekvs/Build/Intermediates/WebDriverAgent.build/Debug-iphoneos/WebDriverAgentLib.build/Objects-normal/arm64/FBSpringboardApplication.dia -c /Applications/Appium.app/Contents/Resources/app/node_modules/appium/node_modules/appium-xcuitest-driver/WebDriverAgent/WebDriverAgentLib/FBSpringboardApplication.m -o /Users/Magpie/Library/Developer/Xcode/DerivedData/WebDriverAgent-dikkwtrisltbeobjmfvpthwwekvs/Build/Intermediates/WebDriverAgent.build/Debug-iphoneos/WebDriverAgentLib.build/Objects-normal/arm64/FBSpringboardApplic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esponseFilePayload.o WebDriverAgentLib/Routing/FBResponseFilePayload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<text:soft-page-break/>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esponseFilePayload.d --serialize-diagnostics /Users/Magpie/Library/Developer/Xcode/DerivedData/WebDriverAgent-dikkwtrisltbeobjmfvpthwwekvs/Build/Intermediates/WebDriverAgent.build/Debug-iphoneos/WebDriverAgentLib.build/Objects-normal/arm64/FBResponseFilePayload.dia -c /Applications/Appium.app/Contents/Resources/app/node_modules/appium/node_modules/appium-xcuitest-driver/WebDriverAgent/WebDriverAgentLib/Routing/FBResponseFilePayload.m -o /Users/Magpie/Library/Developer/Xcode/DerivedData/WebDriverAgent-dikkwtrisltbeobjmfvpthwwekvs/Build/Intermediates/WebDriverAgent.build/Debug-iphoneos/WebDriverAgentLib.build/Objects-normal/arm64/FBResponseFilePayload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WebDriverAttributes.o WebDriverAgentLib/Categories/XCUIElement+FBWebDriverAttribute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<text:soft-page-break/>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WebDriverAttributes.d --serialize-diagnostics /Users/Magpie/Library/Developer/Xcode/DerivedData/WebDriverAgent-dikkwtrisltbeobjmfvpthwwekvs/Build/Intermediates/WebDriverAgent.build/Debug-iphoneos/WebDriverAgentLib.build/Objects-normal/arm64/XCUIElement+FBWebDriverAttributes.dia -c /Applications/Appium.app/Contents/Resources/app/node_modules/appium/node_modules/appium-<text:soft-page-break/>xcuitest-driver/WebDriverAgent/WebDriverAgentLib/Categories/XCUIElement+FBWebDriverAttributes.m -o /Users/Magpie/Library/Developer/Xcode/DerivedData/WebDriverAgent-dikkwtrisltbeobjmfvpthwwekvs/Build/Intermediates/WebDriverAgent.build/Debug-iphoneos/WebDriverAgentLib.build/Objects-normal/arm64/XCUIElement+FBWebDriverAttribute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TouchIDCommands.o WebDriverAgentLib/Commands/FBTouchID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<text:soft-page-break/>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TouchIDCommands.d --serialize-diagnostics /Users/Magpie/Library/Developer/Xcode/DerivedData/WebDriverAgent-dikkwtrisltbeobjmfvpthwwekvs/Build/Intermediates/WebDriverAgent.build/Debug-iphoneos/WebDriverAgentLib.build/Objects-normal/arm64/FBTouchIDCommands.dia -c /Applications/Appium.app/Contents/Resources/app/node_modules/appium/node_modules/appium-xcuitest-driver/WebDriverAgent/WebDriverAgentLib/Commands/FBTouchIDCommands.m -o /Users/Magpie/Library/Developer/Xcode/DerivedData/WebDriverAgent-dikkwtrisltbeobjmfvpthwwekvs/Build/Intermediates/WebDriverAgent.build/Debug-iphoneos/WebDriverAgentLib.build/Objects-normal/arm64/FBTouchID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DebugCommands.o WebDriverAgentLib/Commands/FBDebug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<text:soft-page-break/>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DebugCommands.d --serialize-diagnostics /Users/Magpie/Library/Developer/Xcode/DerivedData/WebDriverAgent-dikkwtrisltbeobjmfvpthwwekvs/Build/Intermediates/WebDriverAgent.build/Debug-iphoneos/WebDriverAgentLib.build/Objects-normal/arm64/FBDebugCommands.dia -c /Applications/Appium.app/Contents/Resources/app/node_modules/appium/node_modules/appium-xcuitest-driver/WebDriverAgent/WebDriverAgentLib/Commands/FBDebugCommands.m -o /Users/Magpie/Library/Developer/Xcode/DerivedData/WebDriverAgent-dikkwtrisltbeobjmfvpthwwekvs/Build/Intermediates/WebDriverAgent.build/Debug-iphoneos/WebDriverAgentLib.build/Objects-normal/arm64/FBDebug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NSString+FBXMLSafeString.o WebDriverAgentLib/Categories/NSString+FBXMLSafeString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<text:soft-page-break/>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NSString+FBXMLSafeString.d --serialize-diagnostics /Users/Magpie/Library/Developer/Xcode/DerivedData/WebDriverAgent-dikkwtrisltbeobjmfvpthwwekvs/Build/Intermediates/WebDriverAgent.build/Debug-iphoneos/WebDriverAgentLib.build/Objects-normal/arm64/NSString+FBXMLSafeString.dia -c /Applications/Appium.app/Contents/Resources/app/node_modules/appium/node_modules/appium-xcuitest-driver/WebDriverAgent/WebDriverAgentLib/Categories/NSString+FBXMLSafeString.m -o /Users/Magpie/Library/Developer/Xcode/DerivedData/WebDriverAgent-<text:soft-page-break/>dikkwtrisltbeobjmfvpthwwekvs/Build/Intermediates/WebDriverAgent.build/Debug-iphoneos/WebDriverAgentLib.build/Objects-normal/arm64/NSString+FBXMLSafeString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UnknownCommands.o WebDriverAgentLib/Commands/FBUnknown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<text:soft-page-break/>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UnknownCommands.d --serialize-diagnostics /Users/Magpie/Library/Developer/Xcode/DerivedData/WebDriverAgent-dikkwtrisltbeobjmfvpthwwekvs/Build/Intermediates/WebDriverAgent.build/Debug-iphoneos/WebDriverAgentLib.build/Objects-normal/arm64/FBUnknownCommands.dia -c /Applications/Appium.app/Contents/Resources/app/node_modules/appium/node_modules/appium-xcuitest-driver/WebDriverAgent/WebDriverAgentLib/Commands/FBUnknownCommands.m -o /Users/Magpie/Library/Developer/Xcode/DerivedData/WebDriverAgent-dikkwtrisltbeobjmfvpthwwekvs/Build/Intermediates/WebDriverAgent.build/Debug-iphoneos/WebDriverAgentLib.build/Objects-normal/arm64/FBUnknown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OrientationCommands.o WebDriverAgentLib/Commands/FBOrientation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<text:soft-page-break/>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<text:soft-page-break/>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OrientationCommands.d --serialize-diagnostics /Users/Magpie/Library/Developer/Xcode/DerivedData/WebDriverAgent-dikkwtrisltbeobjmfvpthwwekvs/Build/Intermediates/WebDriverAgent.build/Debug-iphoneos/WebDriverAgentLib.build/Objects-normal/arm64/FBOrientationCommands.dia -c /Applications/Appium.app/Contents/Resources/app/node_modules/appium/node_modules/appium-xcuitest-driver/WebDriverAgent/WebDriverAgentLib/Commands/FBOrientationCommands.m -o /Users/Magpie/Library/Developer/Xcode/DerivedData/WebDriverAgent-dikkwtrisltbeobjmfvpthwwekvs/Build/Intermediates/WebDriverAgent.build/Debug-iphoneos/WebDriverAgentLib.build/Objects-normal/arm64/FBOrientation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RuntimeUtils.o WebDriverAgentLib/Utilities/FBRuntimeUti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<text:soft-page-break/>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RuntimeUtils.d --serialize-diagnostics /Users/Magpie/Library/Developer/Xcode/DerivedData/WebDriverAgent-dikkwtrisltbeobjmfvpthwwekvs/Build/Intermediates/WebDriverAgent.build/Debug-iphoneos/WebDriverAgentLib.build/Objects-normal/arm64/FBRuntimeUtils.dia -c /Applications/Appium.app/Contents/Resources/app/node_modules/appium/node_modules/appium-xcuitest-driver/WebDriverAgent/WebDriverAgentLib/Utilities/FBRuntimeUtils.m -o /Users/Magpie/Library/Developer/Xcode/DerivedData/WebDriverAgent-dikkwtrisltbeobjmfvpthwwekvs/Build/Intermediates/WebDriverAgent.build/Debug-iphoneos/WebDriverAgentLib.build/Objects-normal/arm64/FBRuntimeUtils.o</text:p>
      <text:p text:style-name="P1"/>
      <text:p text:style-name="P1">CompileC /Users/Magpie/Library/Developer/Xcode/DerivedData/WebDriverAgent-dikkwtrisltbeobjmfvpthwwekvs/Build/Intermediates/WebDriverAgent.build/Debug-<text:soft-page-break/>iphoneos/WebDriverAgentLib.build/Objects-normal/arm64/XCUIElement+FBUtilities.o WebDriverAgentLib/Categories/XCUIElement+FBUtilitie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<text:soft-page-break/>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Utilities.d --serialize-diagnostics /Users/Magpie/Library/Developer/Xcode/DerivedData/WebDriverAgent-dikkwtrisltbeobjmfvpthwwekvs/Build/Intermediates/WebDriverAgent.build/Debug-iphoneos/WebDriverAgentLib.build/Objects-normal/arm64/XCUIElement+FBUtilities.dia -c /Applications/Appium.app/Contents/Resources/app/node_modules/appium/node_modules/appium-xcuitest-driver/WebDriverAgent/WebDriverAgentLib/Categories/XCUIElement+FBUtilities.m -o /Users/Magpie/Library/Developer/Xcode/DerivedData/WebDriverAgent-dikkwtrisltbeobjmfvpthwwekvs/Build/Intermediates/WebDriverAgent.build/Debug-iphoneos/WebDriverAgentLib.build/Objects-normal/arm64/XCUIElement+FBUtilitie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Logger.o WebDriverAgentLib/Utilities/FBLogg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<text:soft-page-break/>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<text:soft-page-break/>/Users/Magpie/Library/Developer/Xcode/DerivedData/WebDriverAgent-dikkwtrisltbeobjmfvpthwwekvs/Build/Intermediates/WebDriverAgent.build/Debug-iphoneos/WebDriverAgentLib.build/Objects-normal/arm64/FBLogger.d --serialize-diagnostics /Users/Magpie/Library/Developer/Xcode/DerivedData/WebDriverAgent-dikkwtrisltbeobjmfvpthwwekvs/Build/Intermediates/WebDriverAgent.build/Debug-iphoneos/WebDriverAgentLib.build/Objects-normal/arm64/FBLogger.dia -c /Applications/Appium.app/Contents/Resources/app/node_modules/appium/node_modules/appium-xcuitest-driver/WebDriverAgent/WebDriverAgentLib/Utilities/FBLogger.m -o /Users/Magpie/Library/Developer/Xcode/DerivedData/WebDriverAgent-dikkwtrisltbeobjmfvpthwwekvs/Build/Intermediates/WebDriverAgent.build/Debug-iphoneos/WebDriverAgentLib.build/Objects-normal/arm64/FBLogg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CustomCommands.o WebDriverAgentLib/Commands/FBCustom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<text:soft-page-break/>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CustomCommands.d --serialize-diagnostics /Users/Magpie/Library/Developer/Xcode/DerivedData/WebDriverAgent-dikkwtrisltbeobjmfvpthwwekvs/Build/Intermediates/WebDriverAgent.build/Debug-iphoneos/WebDriverAgentLib.build/Objects-normal/arm64/FBCustomCommands.dia -c /Applications/Appium.app/Contents/Resources/app/node_modules/appium/node_modules/appium-xcuitest-driver/WebDriverAgent/WebDriverAgentLib/Commands/FBCustomCommands.m -o /Users/Magpie/Library/Developer/Xcode/DerivedData/WebDriverAgent-dikkwtrisltbeobjmfvpthwwekvs/Build/Intermediates/WebDriverAgent.build/Debug-iphoneos/WebDriverAgentLib.build/Objects-normal/arm64/FBCustom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Device+FBHelpers.o WebDriverAgentLib/Categories/XCUIDevice+FBHelpers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Device+FBHelpers.d --serialize-diagnostics /Users/Magpie/Library/Developer/Xcode/DerivedData/WebDriverAgent-dikkwtrisltbeobjmfvpthwwekvs/Build/Intermediates/WebDriverAgent.build/Debug-iphoneos/WebDriverAgentLib.build/Objects-normal/arm64/XCUIDevice+FBHelpers.dia -c /Applications/Appium.app/Contents/Resources/app/node_modules/appium/node_modules/appium-xcuitest-driver/WebDriverAgent/WebDriverAgentLib/Categories/XCUIDevice+FBHelpers.m -o /Users/Magpie/Library/Developer/Xcode/DerivedData/WebDriverAgent-dikkwtrisltbeobjmfvpthwwekvs/Build/Intermediates/WebDriverAgent.build/Debug-iphoneos/WebDriverAgentLib.build/Objects-normal/arm64/XCUIDevice+FBHelper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TestPrivateSymbols.o WebDriverAgentLib/Utilities/XCTestPrivateSymbo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TestPrivateSymbols.d --serialize-<text:soft-page-break/>diagnostics /Users/Magpie/Library/Developer/Xcode/DerivedData/WebDriverAgent-dikkwtrisltbeobjmfvpthwwekvs/Build/Intermediates/WebDriverAgent.build/Debug-iphoneos/WebDriverAgentLib.build/Objects-normal/arm64/XCTestPrivateSymbols.dia -c /Applications/Appium.app/Contents/Resources/app/node_modules/appium/node_modules/appium-xcuitest-driver/WebDriverAgent/WebDriverAgentLib/Utilities/XCTestPrivateSymbols.m -o /Users/Magpie/Library/Developer/Xcode/DerivedData/WebDriverAgent-dikkwtrisltbeobjmfvpthwwekvs/Build/Intermediates/WebDriverAgent.build/Debug-iphoneos/WebDriverAgentLib.build/Objects-normal/arm64/XCTestPrivateSymbol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Typing.o WebDriverAgentLib/Categories/XCUIElement+FBTyping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Typing.d --serialize-diagnostics /Users/Magpie/Library/Developer/Xcode/DerivedData/WebDriverAgent-dikkwtrisltbeobjmfvpthwwekvs/Build/Intermediates/WebDriverAgent.build/Debug-iphoneos/WebDriverAgentLib.build/Objects-normal/arm64/XCUIElement+FBTyping.dia -c /Applications/Appium.app/Contents/Resources/app/node_modules/appium/node_modules/appium-xcuitest-driver/WebDriverAgent/WebDriverAgentLib/Categories/XCUIElement+FBTyping.m -o /Users/Magpie/Library/Developer/Xcode/DerivedData/WebDriverAgent-dikkwtrisltbeobjmfvpthwwekvs/Build/Intermediates/WebDriverAgent.build/Debug-iphoneos/WebDriverAgentLib.build/Objects-normal/arm64/XCUIElement+FBTyping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Accessibility.o WebDriverAgentLib/Categories/XCUIElement+FBAccessibilit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<text:soft-page-break/>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Accessibility.d --serialize-diagnostics /Users/Magpie/Library/Developer/Xcode/DerivedData/WebDriverAgent-dikkwtrisltbeobjmfvpthwwekvs/Build/Intermediates/WebDriverAgent.build/Debug-iphoneos/WebDriverAgentLib.build/Objects-normal/arm64/XCUIElement+FBAccessibility.dia -c /Applications/Appium.app/Contents/Resources/app/node_modules/appium/node_modules/appium-xcuitest-driver/WebDriverAgent/WebDriverAgentLib/Categories/XCUIElement+FBAccessibility.m -o /Users/Magpie/Library/Developer/Xcode/DerivedData/WebDriverAgent-dikkwtrisltbeobjmfvpthwwekvs/Build/Intermediates/WebDriverAgent.build/Debug-iphoneos/WebDriverAgentLib.build/Objects-normal/arm64/XCUIElement+FBAccessibilit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ession.o WebDriverAgentLib/Routing/FBSess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<text:soft-page-break/>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ession.d --serialize-diagnostics /Users/Magpie/Library/Developer/Xcode/DerivedData/WebDriverAgent-dikkwtrisltbeobjmfvpthwwekvs/Build/Intermediates/WebDriverAgent.build/Debug-iphoneos/WebDriverAgentLib.build/Objects-normal/arm64/FBSession.dia -c <text:soft-page-break/>/Applications/Appium.app/Contents/Resources/app/node_modules/appium/node_modules/appium-xcuitest-driver/WebDriverAgent/WebDriverAgentLib/Routing/FBSession.m -o /Users/Magpie/Library/Developer/Xcode/DerivedData/WebDriverAgent-dikkwtrisltbeobjmfvpthwwekvs/Build/Intermediates/WebDriverAgent.build/Debug-iphoneos/WebDriverAgentLib.build/Objects-normal/arm64/FBSess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FindElementCommands.o WebDriverAgentLib/Commands/FBFindElement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<text:soft-page-break/>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FindElementCommands.d --serialize-diagnostics /Users/Magpie/Library/Developer/Xcode/DerivedData/WebDriverAgent-dikkwtrisltbeobjmfvpthwwekvs/Build/Intermediates/WebDriverAgent.build/Debug-iphoneos/WebDriverAgentLib.build/Objects-normal/arm64/FBFindElementCommands.dia -c /Applications/Appium.app/Contents/Resources/app/node_modules/appium/node_modules/appium-xcuitest-driver/WebDriverAgent/WebDriverAgentLib/Commands/FBFindElementCommands.m -o /Users/Magpie/Library/Developer/Xcode/DerivedData/WebDriverAgent-dikkwtrisltbeobjmfvpthwwekvs/Build/Intermediates/WebDriverAgent.build/Debug-iphoneos/WebDriverAgentLib.build/Objects-normal/arm64/FBFindElement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DebugLogDelegateDecorator.o WebDriverAgentLib/Utilities/FBDebugLogDelegateDecorato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<text:soft-page-break/>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DebugLogDelegateDecorator.d --serialize-diagnostics /Users/Magpie/Library/Developer/Xcode/DerivedData/WebDriverAgent-dikkwtrisltbeobjmfvpthwwekvs/Build/Intermediates/WebDriverAgent.build/Debug-iphoneos/WebDriverAgentLib.build/Objects-normal/arm64/FBDebugLogDelegateDecorator.dia -c /Applications/Appium.app/Contents/Resources/app/node_modules/appium/node_modules/appium-xcuitest-driver/WebDriverAgent/WebDriverAgentLib/Utilities/FBDebugLogDelegateDecorator.m -o /Users/Magpie/Library/Developer/Xcode/DerivedData/WebDriverAgent-dikkwtrisltbeobjmfvpthwwekvs/Build/Intermediates/WebDriverAgent.build/Debug-iphoneos/WebDriverAgentLib.build/Objects-normal/arm64/FBDebugLogDelegateDecorato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lertViewCommands.o WebDriverAgentLib/Commands/FBAlertView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<text:soft-page-break/>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lertViewCommands.d --serialize-diagnostics /Users/Magpie/Library/Developer/Xcode/DerivedData/WebDriverAgent-dikkwtrisltbeobjmfvpthwwekvs/Build/Intermediates/WebDriverAgent.build/Debug-iphoneos/WebDriverAgentLib.build/Objects-normal/arm64/FBAlertViewCommands.dia -c /Applications/Appium.app/Contents/Resources/app/node_modules/appium/node_modules/appium-xcuitest-driver/WebDriverAgent/WebDriverAgentLib/Commands/FBAlertViewCommands.m -o /Users/Magpie/Library/Developer/Xcode/DerivedData/WebDriverAgent-<text:soft-page-break/>dikkwtrisltbeobjmfvpthwwekvs/Build/Intermediates/WebDriverAgent.build/Debug-iphoneos/WebDriverAgentLib.build/Objects-normal/arm64/FBAlertView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Scrolling.o WebDriverAgentLib/Categories/XCUIElement+FBScrolling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<text:soft-page-break/>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Scrolling.d --serialize-diagnostics /Users/Magpie/Library/Developer/Xcode/DerivedData/WebDriverAgent-dikkwtrisltbeobjmfvpthwwekvs/Build/Intermediates/WebDriverAgent.build/Debug-iphoneos/WebDriverAgentLib.build/Objects-normal/arm64/XCUIElement+FBScrolling.dia -c /Applications/Appium.app/Contents/Resources/app/node_modules/appium/node_modules/appium-xcuitest-driver/WebDriverAgent/WebDriverAgentLib/Categories/XCUIElement+FBScrolling.m -o /Users/Magpie/Library/Developer/Xcode/DerivedData/WebDriverAgent-dikkwtrisltbeobjmfvpthwwekvs/Build/Intermediates/WebDriverAgent.build/Debug-iphoneos/WebDriverAgentLib.build/Objects-normal/arm64/XCUIElement+FBScrolling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SessionCommands.o WebDriverAgentLib/Commands/FBSession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<text:soft-page-break/>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<text:soft-page-break/>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SessionCommands.d --serialize-diagnostics /Users/Magpie/Library/Developer/Xcode/DerivedData/WebDriverAgent-dikkwtrisltbeobjmfvpthwwekvs/Build/Intermediates/WebDriverAgent.build/Debug-iphoneos/WebDriverAgentLib.build/Objects-normal/arm64/FBSessionCommands.dia -c /Applications/Appium.app/Contents/Resources/app/node_modules/appium/node_modules/appium-xcuitest-driver/WebDriverAgent/WebDriverAgentLib/Commands/FBSessionCommands.m -o /Users/Magpie/Library/Developer/Xcode/DerivedData/WebDriverAgent-dikkwtrisltbeobjmfvpthwwekvs/Build/Intermediates/WebDriverAgent.build/Debug-iphoneos/WebDriverAgentLib.build/Objects-normal/arm64/FBSession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InspectorCommands.o WebDriverAgentLib/Commands/FBInspectorCommand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<text:soft-page-break/>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InspectorCommands.d --serialize-diagnostics /Users/Magpie/Library/Developer/Xcode/DerivedData/WebDriverAgent-dikkwtrisltbeobjmfvpthwwekvs/Build/Intermediates/WebDriverAgent.build/Debug-iphoneos/WebDriverAgentLib.build/Objects-normal/arm64/FBInspectorCommands.dia -c /Applications/Appium.app/Contents/Resources/app/node_modules/appium/node_modules/appium-xcuitest-driver/WebDriverAgent/WebDriverAgentLib/Commands/FBInspectorCommands.m -o /Users/Magpie/Library/Developer/Xcode/DerivedData/WebDriverAgent-dikkwtrisltbeobjmfvpthwwekvs/Build/Intermediates/WebDriverAgent.build/Debug-iphoneos/WebDriverAgentLib.build/Objects-normal/arm64/FBInspectorCommands.o</text:p>
      <text:p text:style-name="P1"/>
      <text:p text:style-name="P1">CompileC /Users/Magpie/Library/Developer/Xcode/DerivedData/WebDriverAgent-dikkwtrisltbeobjmfvpthwwekvs/Build/Intermediates/WebDriverAgent.build/Debug-<text:soft-page-break/>iphoneos/WebDriverAgentLib.build/Objects-normal/arm64/FBConfiguration.o WebDriverAgentLib/Utilities/FBConfigur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<text:soft-page-break/>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Configuration.d --serialize-diagnostics /Users/Magpie/Library/Developer/Xcode/DerivedData/WebDriverAgent-dikkwtrisltbeobjmfvpthwwekvs/Build/Intermediates/WebDriverAgent.build/Debug-iphoneos/WebDriverAgentLib.build/Objects-normal/arm64/FBConfiguration.dia -c /Applications/Appium.app/Contents/Resources/app/node_modules/appium/node_modules/appium-xcuitest-driver/WebDriverAgent/WebDriverAgentLib/Utilities/FBConfiguration.m -o /Users/Magpie/Library/Developer/Xcode/DerivedData/WebDriverAgent-dikkwtrisltbeobjmfvpthwwekvs/Build/Intermediates/WebDriverAgent.build/Debug-iphoneos/WebDriverAgentLib.build/Objects-normal/arm64/FBConfigur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Cache.o WebDriverAgentLib/Routing/FBElementCache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<text:soft-page-break/>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<text:soft-page-break/>/Users/Magpie/Library/Developer/Xcode/DerivedData/WebDriverAgent-dikkwtrisltbeobjmfvpthwwekvs/Build/Intermediates/WebDriverAgent.build/Debug-iphoneos/WebDriverAgentLib.build/Objects-normal/arm64/FBElementCache.d --serialize-diagnostics /Users/Magpie/Library/Developer/Xcode/DerivedData/WebDriverAgent-dikkwtrisltbeobjmfvpthwwekvs/Build/Intermediates/WebDriverAgent.build/Debug-iphoneos/WebDriverAgentLib.build/Objects-normal/arm64/FBElementCache.dia -c /Applications/Appium.app/Contents/Resources/app/node_modules/appium/node_modules/appium-xcuitest-driver/WebDriverAgent/WebDriverAgentLib/Routing/FBElementCache.m -o /Users/Magpie/Library/Developer/Xcode/DerivedData/WebDriverAgent-dikkwtrisltbeobjmfvpthwwekvs/Build/Intermediates/WebDriverAgent.build/Debug-iphoneos/WebDriverAgentLib.build/Objects-normal/arm64/FBElementCache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lert.o WebDriverAgentLib/FBAlert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<text:soft-page-break/>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lert.d --serialize-diagnostics /Users/Magpie/Library/Developer/Xcode/DerivedData/WebDriverAgent-dikkwtrisltbeobjmfvpthwwekvs/Build/Intermediates/WebDriverAgent.build/Debug-iphoneos/WebDriverAgentLib.build/Objects-normal/arm64/FBAlert.dia -c /Applications/Appium.app/Contents/Resources/app/node_modules/appium/node_modules/appium-xcuitest-driver/WebDriverAgent/WebDriverAgentLib/FBAlert.m -o /Users/Magpie/Library/Developer/Xcode/DerivedData/WebDriverAgent-dikkwtrisltbeobjmfvpthwwekvs/Build/Intermediates/WebDriverAgent.build/Debug-iphoneos/WebDriverAgentLib.build/Objects-normal/arm64/FBAlert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Commands.o WebDriverAgentLib/Commands/FBElementCommands.m normal arm64 objective-c com.apple.compilers.llvm.clang.1_0.compil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<text:soft-page-break/>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Commands.d --serialize-diagnostics /Users/Magpie/Library/Developer/Xcode/DerivedData/WebDriverAgent-dikkwtrisltbeobjmfvpthwwekvs/Build/Intermediates/WebDriverAgent.build/Debug-iphoneos/WebDriverAgentLib.build/Objects-normal/arm64/FBElementCommands.dia -c /Applications/Appium.app/Contents/Resources/app/node_modules/appium/node_modules/appium-xcuitest-driver/WebDriverAgent/WebDriverAgentLib/Commands/FBElementCommands.m -o /Users/Magpie/Library/Developer/Xcode/DerivedData/WebDriverAgent-dikkwtrisltbeobjmfvpthwwekvs/Build/Intermediates/WebDriverAgent.build/Debug-iphoneos/WebDriverAgentLib.build/Objects-normal/arm64/FBElementCommand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xceptionHandler.o WebDriverAgentLib/Routing/FBExceptionHandl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<text:soft-page-break/>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xceptionHandler.d --serialize-<text:soft-page-break/>diagnostics /Users/Magpie/Library/Developer/Xcode/DerivedData/WebDriverAgent-dikkwtrisltbeobjmfvpthwwekvs/Build/Intermediates/WebDriverAgent.build/Debug-iphoneos/WebDriverAgentLib.build/Objects-normal/arm64/FBExceptionHandler.dia -c /Applications/Appium.app/Contents/Resources/app/node_modules/appium/node_modules/appium-xcuitest-driver/WebDriverAgent/WebDriverAgentLib/Routing/FBExceptionHandler.m -o /Users/Magpie/Library/Developer/Xcode/DerivedData/WebDriverAgent-dikkwtrisltbeobjmfvpthwwekvs/Build/Intermediates/WebDriverAgent.build/Debug-iphoneos/WebDriverAgentLib.build/Objects-normal/arm64/FBExceptionHandl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ElementSnapshot+FBHelpers.o WebDriverAgentLib/Categories/XCElementSnapshot+FBHelper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<text:soft-page-break/>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ElementSnapshot+FBHelpers.d --serialize-diagnostics /Users/Magpie/Library/Developer/Xcode/DerivedData/WebDriverAgent-dikkwtrisltbeobjmfvpthwwekvs/Build/Intermediates/WebDriverAgent.build/Debug-iphoneos/WebDriverAgentLib.build/Objects-normal/arm64/XCElementSnapshot+FBHelpers.dia -c /Applications/Appium.app/Contents/Resources/app/node_modules/appium/node_modules/appium-xcuitest-driver/WebDriverAgent/WebDriverAgentLib/Categories/XCElementSnapshot+FBHelpers.m -o /Users/Magpie/Library/Developer/Xcode/DerivedData/WebDriverAgent-dikkwtrisltbeobjmfvpthwwekvs/Build/Intermediates/WebDriverAgent.build/Debug-iphoneos/WebDriverAgentLib.build/Objects-normal/arm64/XCElementSnapshot+FBHelper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ElementTypeTransformer.o WebDriverAgentLib/Utilities/FBElementTypeTransformer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<text:soft-page-break/>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ElementTypeTransformer.d --serialize-diagnostics /Users/Magpie/Library/Developer/Xcode/DerivedData/WebDriverAgent-dikkwtrisltbeobjmfvpthwwekvs/Build/Intermediates/WebDriverAgent.build/Debug-iphoneos/WebDriverAgentLib.build/Objects-normal/arm64/FBElementTypeTransformer.dia -c /Applications/Appium.app/Contents/Resources/app/node_modules/appium/node_modules/appium-xcuitest-driver/WebDriverAgent/WebDriverAgentLib/Utilities/FBElementTypeTransformer.m -o /Users/Magpie/Library/Developer/Xcode/DerivedData/WebDriverAgent-dikkwtrisltbeobjmfvpthwwekvs/Build/Intermediates/WebDriverAgent.build/Debug-iphoneos/WebDriverAgentLib.build/Objects-normal/arm64/FBElementTypeTransformer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Application.o WebDriverAgentLib/FBApplication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<text:soft-page-break/>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Application.d --serialize-diagnostics /Users/Magpie/Library/Developer/Xcode/DerivedData/WebDriverAgent-dikkwtrisltbeobjmfvpthwwekvs/Build/Intermediates/WebDriverAgent.build/Debug-iphoneos/WebDriverAgentLib.build/Objects-normal/arm64/FBApplication.dia -c <text:soft-page-break/>/Applications/Appium.app/Contents/Resources/app/node_modules/appium/node_modules/appium-xcuitest-driver/WebDriverAgent/WebDriverAgentLib/FBApplication.m -o /Users/Magpie/Library/Developer/Xcode/DerivedData/WebDriverAgent-dikkwtrisltbeobjmfvpthwwekvs/Build/Intermediates/WebDriverAgent.build/Debug-iphoneos/WebDriverAgentLib.build/Objects-normal/arm64/FBApplication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XCTestDaemonsProxy.o WebDriverAgentLib/Utilities/FBXCTestDaemonsProxy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<text:soft-page-break/>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XCTestDaemonsProxy.d --serialize-diagnostics /Users/Magpie/Library/Developer/Xcode/DerivedData/WebDriverAgent-dikkwtrisltbeobjmfvpthwwekvs/Build/Intermediates/WebDriverAgent.build/Debug-iphoneos/WebDriverAgentLib.build/Objects-normal/arm64/FBXCTestDaemonsProxy.dia -c /Applications/Appium.app/Contents/Resources/app/node_modules/appium/node_modules/appium-xcuitest-driver/WebDriverAgent/WebDriverAgentLib/Utilities/FBXCTestDaemonsProxy.m -o /Users/Magpie/Library/Developer/Xcode/DerivedData/WebDriverAgent-dikkwtrisltbeobjmfvpthwwekvs/Build/Intermediates/WebDriverAgent.build/Debug-iphoneos/WebDriverAgentLib.build/Objects-normal/arm64/FBXCTestDaemonsProxy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XCUIElement+FBTap.o WebDriverAgentLib/Categories/XCUIElement+FBTap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<text:soft-page-break/>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XCUIElement+FBTap.d --serialize-diagnostics /Users/Magpie/Library/Developer/Xcode/DerivedData/WebDriverAgent-dikkwtrisltbeobjmfvpthwwekvs/Build/Intermediates/WebDriverAgent.build/Debug-iphoneos/WebDriverAgentLib.build/Objects-normal/arm64/XCUIElement+FBTap.dia -c /Applications/Appium.app/Contents/Resources/app/node_modules/appium/node_modules/appium-xcuitest-driver/WebDriverAgent/WebDriverAgentLib/Categories/XCUIElement+FBTap.m -o /Users/Magpie/Library/Developer/Xcode/DerivedData/WebDriverAgent-dikkwtrisltbeobjmfvpthwwekvs/Build/Intermediates/WebDriverAgent.build/Debug-iphoneos/WebDriverAgentLib.build/Objects-normal/arm64/XCUIElement+FBTap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FBMathUtils.o WebDriverAgentLib/Utilities/FBMathUtil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<text:soft-page-break/>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FBMathUtils.d --serialize-diagnostics /Users/Magpie/Library/Developer/Xcode/DerivedData/WebDriverAgent-dikkwtrisltbeobjmfvpthwwekvs/Build/Intermediates/WebDriverAgent.build/Debug-iphoneos/WebDriverAgentLib.build/Objects-normal/arm64/FBMathUtils.dia -c /Applications/Appium.app/Contents/Resources/app/node_modules/appium/node_modules/appium-xcuitest-driver/WebDriverAgent/WebDriverAgentLib/Utilities/FBMathUtils.m -o /Users/Magpie/Library/Developer/Xcode/DerivedData/WebDriverAgent-<text:soft-page-break/>dikkwtrisltbeobjmfvpthwwekvs/Build/Intermediates/WebDriverAgent.build/Debug-iphoneos/WebDriverAgentLib.build/Objects-normal/arm64/FBMathUtils.o</text:p>
      <text:p text:style-name="P1"/>
      <text:p text:style-name="P1">CompileC /Users/Magpie/Library/Developer/Xcode/DerivedData/WebDriverAgent-dikkwtrisltbeobjmfvpthwwekvs/Build/Intermediates/WebDriverAgent.build/Debug-iphoneos/WebDriverAgentLib.build/Objects-normal/arm64/WebDriverAgentLib_vers.o /Users/Magpie/Library/Developer/Xcode/DerivedData/WebDriverAgent-dikkwtrisltbeobjmfvpthwwekvs/Build/Intermediates/WebDriverAgent.build/Debug-iphoneos/WebDriverAgentLib.build/DerivedSources/WebDriverAgentLib_vers.c normal arm64 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c -arch arm64 -fmessage-length=180 -fdiagnostics-show-note-include-stack -fmacro-backtrace-limit=0 -fcolor-diagnostics -std=gnu99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error=deprecated-objc-isa-usage -Werror=objc-root-class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DDEBUG=1 -isysroot /Applications/Xcode.app/Contents/Developer/Platforms/iPhoneOS.platform/Developer/SDKs/iPhoneOS10.3.sdk -fstrict-aliasing -Wdeprecated-declarations -miphoneos-version-min=9.3 -g -Wno-sign-conversion -Winfinite-recursion -iquote /Users/Magpie/Library/Developer/Xcode/DerivedData/WebDriverAgent-dikkwtrisltbeobjmfvpthwwekvs/Build/Intermediates/WebDriverAgent.build/Debug-iphoneos/WebDriverAgentLib.build/WebDriverAgentLib-generated-files.hmap -I/Users/Magpie/Library/Developer/Xcode/DerivedData/WebDriverAgent-dikkwtrisltbeobjmfvpthwwekvs/Build/Intermediates/WebDriverAgent.build/Debug-iphoneos/WebDriverAgentLib.build/WebDriverAgentLib-own-target-headers.hmap -I/Users/Magpie/Library/Developer/Xcode/DerivedData/WebDriverAgent-dikkwtrisltbeobjmfvpthwwekvs/Build/Intermediates/WebDriverAgent.build/Debug-iphoneos/WebDriverAgentLib.build/WebDriverAgentLib-all-target-headers.hmap -iquote /Users/Magpie/Library/Developer/Xcode/DerivedData/WebDriverAgent-dikkwtrisltbeobjmfvpthwwekvs/Build/Intermediates/WebDriverAgent.build/Debug-iphoneos/WebDriverAgentLib.build/WebDriverAgentLib-project-headers.hmap -I/Users/Magpie/Library/Developer/Xcode/DerivedData/WebDriverAgent-dikkwtrisltbeobjmfvpthwwekvs/Build/Products/Debug-iphoneos/include -I/Applications/Xcode.app/Contents/Developer/Platforms/iPhoneOS.platform/Developer/SDKs/iPh<text:soft-page-break/>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Lib.build/DerivedSources/arm64 -I/Users/Magpie/Library/Developer/Xcode/DerivedData/WebDriverAgent-dikkwtrisltbeobjmfvpthwwekvs/Build/Intermediates/WebDriverAgent.build/Debug-iphoneos/WebDriverAgentLib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MMD -MT dependencies -MF /Users/Magpie/Library/Developer/Xcode/DerivedData/WebDriverAgent-dikkwtrisltbeobjmfvpthwwekvs/Build/Intermediates/WebDriverAgent.build/Debug-iphoneos/WebDriverAgentLib.build/Objects-normal/arm64/WebDriverAgentLib_vers.d --serialize-diagnostics /Users/Magpie/Library/Developer/Xcode/DerivedData/WebDriverAgent-dikkwtrisltbeobjmfvpthwwekvs/Build/Intermediates/WebDriverAgent.build/Debug-iphoneos/WebDriverAgentLib.build/Objects-normal/arm64/WebDriverAgentLib_vers.dia -c /Users/Magpie/Library/Developer/Xcode/DerivedData/WebDriverAgent-dikkwtrisltbeobjmfvpthwwekvs/Build/Intermediates/WebDriverAgent.build/Debug-iphoneos/WebDriverAgentLib.build/DerivedSources/WebDriverAgentLib_vers.c -o /Users/Magpie/Library/Developer/Xcode/DerivedData/WebDriverAgent-dikkwtrisltbeobjmfvpthwwekvs/Build/Intermediates/WebDriverAgent.build/Debug-iphoneos/WebDriverAgentLib.build/Objects-normal/arm64/WebDriverAgentLib_vers.o</text:p>
      <text:p text:style-name="P1"/>
      <text:p text:style-name="P1">Ld /Users/Magpie/Library/Developer/Xcode/DerivedData/WebDriverAgent-dikkwtrisltbeobjmfvpthwwekvs/Build/Products/Debug-iphoneos/WebDriverAgentLib.framework/WebDriverAgentLib normal arm64</text:p>
      <text:p text:style-name="P1"><text:s text:c="4"/>cd /Applications/Appium.app/Contents/Resources/app/node_modules/appium/node_modules/appium-xcuitest-driver/WebDriverAgent</text:p>
      <text:p text:style-name="P1"><text:s text:c="4"/>export IPHONEOS_DEPLOYMENT_TARGET=9.3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arch arm64 -dynamiclib -isysroot /Applications/Xcode.app/Contents/Developer/Platforms/iPhoneOS.platform/Developer/SDKs/iPho<text:soft-page-break/>neOS10.3.sdk -L/Users/Magpie/Library/Developer/Xcode/DerivedData/WebDriverAgent-dikkwtrisltbeobjmfvpthwwekvs/Build/Products/Debug-iphoneos -F/Users/Magpie/Library/Developer/Xcode/DerivedData/WebDriverAgent-dikkwtrisltbeobjmfvpthwwekvs/Build/Products/Debug-iphoneos -F/Applications/Xcode.app/Contents/Developer/Platforms/iPhoneOS.platform/Developer/Library/Frameworks -F/Applications/Appium.app/Contents/Resources/app/node_modules/appium/node_modules/appium-xcuitest-driver/WebDriverAgent/Carthage/Build/iOS -F/Applications/Appium.app/Contents/Resources/app/node_modules/appium/node_modules/appium-xcuitest-driver/WebDriverAgent/Carthage/Build/Mac -filelist /Users/Magpie/Library/Developer/Xcode/DerivedData/WebDriverAgent-dikkwtrisltbeobjmfvpthwwekvs/Build/Intermediates/WebDriverAgent.build/Debug-iphoneos/WebDriverAgentLib.build/Objects-normal/arm64/WebDriverAgentLib.LinkFileList -install_name @rpath/WebDriverAgentLib.framework/WebDriverAgentLib -Xlinker -rpath -Xlinker @executable_path/Frameworks -Xlinker -rpath -Xlinker @loader_path/Frameworks -miphoneos-version-min=9.3 -dead_strip -Xlinker -object_path_lto -Xlinker /Users/Magpie/Library/Developer/Xcode/DerivedData/WebDriverAgent-dikkwtrisltbeobjmfvpthwwekvs/Build/Intermediates/WebDriverAgent.build/Debug-iphoneos/WebDriverAgentLib.build/Objects-normal/arm64/WebDriverAgentLib_lto.o -Xlinker -export_dynamic -Xlinker -no_deduplicate -fobjc-arc -fobjc-link-runtime -lxml2 -lAccessibility -framework RoutingHTTPServer -single_module -compatibility_version 1 -current_version 1 -Xlinker -dependency_info -Xlinker /Users/Magpie/Library/Developer/Xcode/DerivedData/WebDriverAgent-dikkwtrisltbeobjmfvpthwwekvs/Build/Intermediates/WebDriverAgent.build/Debug-iphoneos/WebDriverAgentLib.build/Objects-normal/arm64/WebDriverAgentLib_dependency_info.dat -o /Users/Magpie/Library/Developer/Xcode/DerivedData/WebDriverAgent-dikkwtrisltbeobjmfvpthwwekvs/Build/Products/Debug-iphoneos/WebDriverAgentLib.framework/WebDriverAgentLib</text:p>
      <text:p text:style-name="P1"/>
      <text:p text:style-name="P1">CpHeader WebDriverAgentLib/Categories/XCUIElement+FBTyping.h /Users/Magpie/Library/Developer/Xcode/DerivedData/WebDriverAgent-dikkwtrisltbeobjmfvpthwwekvs/Build/Products/Debug-iphoneos/WebDriverAgentLib.framework/Headers/XCUIElement+FBTypin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Typing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Scrolling.h /Users/Magpie/Library/Developer/Xcode/DerivedData/WebDriverAgent-<text:soft-page-break/>dikkwtrisltbeobjmfvpthwwekvs/Build/Products/Debug-iphoneos/WebDriverAgentLib.framework/Headers/XCUIElement+FBScrollin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Scrolling.h /Users/Magpie/Library/Developer/Xcode/DerivedData/WebDriverAgent-dikkwtrisltbeobjmfvpthwwekvs/Build/Products/Debug-iphoneos/WebDriverAgentLib.framework/Headers</text:p>
      <text:p text:style-name="P1"/>
      <text:p text:style-name="P1">CpHeader PrivateHeaders/XCTest/XCPointerEventPath.h /Users/Magpie/Library/Developer/Xcode/DerivedData/WebDriverAgent-dikkwtrisltbeobjmfvpthwwekvs/Build/Products/Debug-iphoneos/WebDriverAgentLib.framework/Headers/XCPointerEventPat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PointerEventPath.h /Users/Magpie/Library/Developer/Xcode/DerivedData/WebDriverAgent-dikkwtrisltbeobjmfvpthwwekvs/Build/Products/Debug-iphoneos/WebDriverAgentLib.framework/Headers</text:p>
      <text:p text:style-name="P1"/>
      <text:p text:style-name="P1">CpHeader PrivateHeaders/XCTest/XCSourceCodeTreeNode.h /Users/Magpie/Library/Developer/Xcode/DerivedData/WebDriverAgent-dikkwtrisltbeobjmfvpthwwekvs/Build/Products/Debug-iphoneos/WebDriverAgentLib.framework/Headers/XCSourceCodeTreeNod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SourceCodeTreeNode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outeRequest.h /Users/Magpie/Library/Developer/Xcode/DerivedData/WebDriverAgent-dikkwtrisltbeobjmfvpthwwekvs/Build/Products/Debug-iphoneos/WebDriverAgentLib.framework/Headers/FBRouteReques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outeRequest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.h /Users/Magpie/Library/Developer/Xcode/DerivedData/WebDriverAgent-dikkwtrisltbeobjmfvpthwwekvs/Build/Products/Debug-iphoneos/WebDriverAgentLib.framework/Headers/XCTes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Session.h /Users/Magpie/Library/Developer/Xcode/DerivedData/WebDriverAgent-dikkwtrisltbeobjmfvpthwwekvs/Build/Products/Debug-iphoneos/WebDriverAgentLib.framework/Headers/FBSession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AccessibilityElement.h /Users/Magpie/Library/Developer/Xcode/DerivedData/WebDriverAgent-dikkwtrisltbeobjmfvpthwwekvs/Build/Products/Debug-iphoneos/WebDriverAgentLib.framework/Headers/XCAccessibilityElem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ccessibilityElement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Implementation.h /Users/Magpie/Library/Developer/Xcode/DerivedData/WebDriverAgent-dikkwtrisltbeobjmfvpthwwekvs/Build/Products/Debug-iphoneos/WebDriverAgentLib.framework/Headers/_XCTest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Implementation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XCUIApplication.h /Users/Magpie/Library/Developer/Xcode/DerivedData/WebDriverAgent-dikkwtrisltbeobjmfvpthwwekvs/Build/Products/Debug-iphoneos/WebDriverAgentLib.framework/Headers/XCUIApplic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Applic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CaseInterruptionException.h /Users/Magpie/Library/Developer/Xcode/DerivedData/WebDriverAgent-dikkwtrisltbeobjmfvpthwwekvs/Build/Products/Debug-iphoneos/WebDriverAgentLib.framework/Headers/_XCTestCaseInterruptionExcep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CaseInterruptionExcep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RunnerIDESession.h /Users/Magpie/Library/Developer/Xcode/DerivedData/WebDriverAgent-dikkwtrisltbeobjmfvpthwwekvs/Build/Products/Debug-iphoneos/WebDriverAgentLib.framework/Headers/XCTRunnerIDESession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RunnerIDE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TestRunSession.h /Users/Magpie/Library/Developer/Xcode/DerivedData/WebDriverAgent-dikkwtrisltbeobjmfvpthwwekvs/Build/Products/Debug-iphoneos/WebDriverAgentLib.framework/Headers/XCTTestRun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TestRun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Probe.h /Users/Magpie/Library/Developer/Xcode/DerivedData/WebDriverAgent-dikkwtrisltbeobjmfvpthwwekvs/Build/Products/Debug-iphoneos/WebDriverAgentLib.framework/Headers/XCTestProb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Probe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XCApplicationQuery.h /Users/Magpie/Library/Developer/Xcode/DerivedData/WebDriverAgent-dikkwtrisltbeobjmfvpthwwekvs/Build/Products/Debug-iphoneos/WebDriverAgentLib.framework/Headers/XCApplicationQuer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pplicationQuery.h /Users/Magpie/Library/Developer/Xcode/DerivedData/WebDriverAgent-dikkwtrisltbeobjmfvpthwwekvs/Build/Products/Debug-iphoneos/WebDriverAgentLib.framework/Headers</text:p>
      <text:p text:style-name="P1"/>
      <text:p text:style-name="P1">CpHeader PrivateHeaders/XCTest/XCTAsyncActivity.h /Users/Magpie/Library/Developer/Xcode/DerivedData/WebDriverAgent-dikkwtrisltbeobjmfvpthwwekvs/Build/Products/Debug-iphoneos/WebDriverAgentLib.framework/Headers/XCTAsyncActivit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syncActivity.h /Users/Magpie/Library/Developer/Xcode/DerivedData/WebDriverAgent-dikkwtrisltbeobjmfvpthwwekvs/Build/Products/Debug-iphoneos/WebDriverAgentLib.framework/Headers</text:p>
      <text:p text:style-name="P1"/>
      <text:p text:style-name="P1">CpHeader PrivateHeaders/XCTest/XCTRunnerDaemonSession.h /Users/Magpie/Library/Developer/Xcode/DerivedData/WebDriverAgent-dikkwtrisltbeobjmfvpthwwekvs/Build/Products/Debug-iphoneos/WebDriverAgentLib.framework/Headers/XCTRunnerDaemonSess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RunnerDaemon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isuseObserver.h /Users/Magpie/Library/Developer/Xcode/DerivedData/WebDriverAgent-dikkwtrisltbeobjmfvpthwwekvs/Build/Products/Debug-iphoneos/WebDriverAgentLib.framework/Headers/XCTestMisuseObser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isuseObserver.h /Users/Magpie/Library/Developer/Xcode/DerivedData/WebDriverAgent-dikkwtrisltbeobjmfvpthwwekvs/Build/Products/Debug-iphoneos/WebDriverAgentLib.framework/Headers</text:p>
      <text:p text:style-name="P1"/>
      <text:p text:style-name="P1">CpHeader WebDriverAgentLib/FBApplication.h /Users/Magpie/Library/Developer/Xcode/DerivedData/WebDriverAgent-dikkwtrisltbeobjmfvpthwwekvs/Build/Products/Debug-iphoneos/WebDriverAgentLib.framework/Headers/FBApplic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FBApplic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ExpectationWaiter.h /Users/Magpie/Library/Developer/Xcode/DerivedData/WebDriverAgent-<text:soft-page-break/>dikkwtrisltbeobjmfvpthwwekvs/Build/Products/Debug-iphoneos/WebDriverAgentLib.framework/Headers/XCTestExpectationWai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ExpectationWaiter.h /Users/Magpie/Library/Developer/Xcode/DerivedData/WebDriverAgent-dikkwtrisltbeobjmfvpthwwekvs/Build/Products/Debug-iphoneos/WebDriverAgentLib.framework/Headers</text:p>
      <text:p text:style-name="P1"/>
      <text:p text:style-name="P1">CpHeader PrivateHeaders/XCTest/UIGestureRecognizer-RecordingAdditions.h /Users/Magpie/Library/Developer/Xcode/DerivedData/WebDriverAgent-dikkwtrisltbeobjmfvpthwwekvs/Build/Products/Debug-iphoneos/WebDriverAgentLib.framework/Headers/UI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boardKeyMap.h /Users/Magpie/Library/Developer/Xcode/DerivedData/WebDriverAgent-dikkwtrisltbeobjmfvpthwwekvs/Build/Products/Debug-iphoneos/WebDriverAgentLib.framework/Headers/XCKeyboardKeyMap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KeyboardKeyMap.h /Users/Magpie/Library/Developer/Xcode/DerivedData/WebDriverAgent-dikkwtrisltbeobjmfvpthwwekvs/Build/Products/Debug-iphoneos/WebDriverAgentLib.framework/Headers</text:p>
      <text:p text:style-name="P1"/>
      <text:p text:style-name="P1">CpHeader PrivateHeaders/XCTest/XCTNSPredicateExpectationObject-Protocol.h /Users/Magpie/Library/Developer/Xcode/DerivedData/WebDriverAgent-dikkwtrisltbeobjmfvpthwwekvs/Build/Products/Debug-iphoneos/WebDriverAgentLib.framework/Headers/XCTNSPredicateExpectationObjec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NSPredicateExpectationObject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Run.h /Users/Magpie/Library/Developer/Xcode/DerivedData/WebDriverAgent-dikkwtrisltbeobjmfvpthwwekvs/Build/Products/Debug-iphoneos/WebDriverAgentLib.framework/Headers/XCTest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Run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WebServer.h /Users/Magpie/Library/Developer/Xcode/DerivedData/WebDriverAgent-dikkwtrisltbeobjmfvpthwwekvs/Build/Products/Debug-iphoneos/WebDriverAgentLib.framework/Headers/FBWebServer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WebServer.h /Users/Magpie/Library/Developer/Xcode/DerivedData/WebDriverAgent-dikkwtrisltbeobjmfvpthwwekvs/Build/Products/Debug-iphoneos/WebDriverAgentLib.framework/Headers</text:p>
      <text:p text:style-name="P1"/>
      <text:p text:style-name="P1">CpHeader WebDriverAgentLib/WebDriverAgentLib.h /Users/Magpie/Library/Developer/Xcode/DerivedData/WebDriverAgent-dikkwtrisltbeobjmfvpthwwekvs/Build/Products/Debug-iphoneos/WebDriverAgentLib.framework/Headers/WebDriverAgentLib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WebDriverAgentLib.h /Users/Magpie/Library/Developer/Xcode/DerivedData/WebDriverAgent-dikkwtrisltbeobjmfvpthwwekvs/Build/Products/Debug-iphoneos/WebDriverAgentLib.framework/Headers</text:p>
      <text:p text:style-name="P1"/>
      <text:p text:style-name="P1">CpHeader PrivateHeaders/XCTest/_XCKVOExpectationImplementation.h /Users/Magpie/Library/Developer/Xcode/DerivedData/WebDriverAgent-dikkwtrisltbeobjmfvpthwwekvs/Build/Products/Debug-iphoneos/WebDriverAgentLib.framework/Headers/_XCKVO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KVOExpectationImplementation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HitPointCoordinate.h /Users/Magpie/Library/Developer/Xcode/DerivedData/WebDriverAgent-dikkwtrisltbeobjmfvpthwwekvs/Build/Products/Debug-iphoneos/WebDriverAgentLib.framework/Headers/XCUIElementHitPointCoordina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HitPointCoordinate.h /Users/Magpie/Library/Developer/Xcode/DerivedData/WebDriverAgent-dikkwtrisltbeobjmfvpthwwekvs/Build/Products/Debug-iphoneos/WebDriverAgentLib.framework/Headers</text:p>
      <text:p text:style-name="P1"/>
      <text:p text:style-name="P1">CpHeader PrivateHeaders/XCTest/XCTDarwinNotificationExpectation.h /Users/Magpie/Library/Developer/Xcode/DerivedData/WebDriverAgent-dikkwtrisltbeobjmfvpthwwekvs/Build/Products/Debug-iphoneos/WebDriverAgentLib.framework/Headers/XCTDarwinNotification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DarwinNotification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RunnerAutomationSession.h /Users/Magpie/Library/Developer/Xcode/DerivedData/WebDriverAgent-dikkwtrisltbeobjmfvpthwwekvs/Build/Products/Debug-iphoneos/WebDriverAgentLib.framework/Headers/XCTRunnerAutomationSession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RunnerAutomationSess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SourceCodeTreeNodeEnumerator.h /Users/Magpie/Library/Developer/Xcode/DerivedData/WebDriverAgent-dikkwtrisltbeobjmfvpthwwekvs/Build/Products/Debug-iphoneos/WebDriverAgentLib.framework/Headers/XCSourceCodeTreeNodeEnumer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ourceCodeTreeNodeEnumerato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IsVisible.h /Users/Magpie/Library/Developer/Xcode/DerivedData/WebDriverAgent-dikkwtrisltbeobjmfvpthwwekvs/Build/Products/Debug-iphoneos/WebDriverAgentLib.framework/Headers/XCUIElement+FBIsVisibl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IsVisible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WebDriverAgentLib/Utilities/FBXPathCreator.h /Users/Magpie/Library/Developer/Xcode/DerivedData/WebDriverAgent-dikkwtrisltbeobjmfvpthwwekvs/Build/Products/Debug-iphoneos/WebDriverAgentLib.framework/Headers/FBXPathCre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XPathCreato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Tap.h /Users/Magpie/Library/Developer/Xcode/DerivedData/WebDriverAgent-dikkwtrisltbeobjmfvpthwwekvs/Build/Products/Debug-iphoneos/WebDriverAgentLib.framework/Headers/XCUIElement+FBTap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Tap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esponsePayload.h /Users/Magpie/Library/Developer/Xcode/DerivedData/WebDriverAgent-dikkwtrisltbeobjmfvpthwwekvs/Build/Products/Debug-iphoneos/WebDriverAgentLib.framework/Headers/FBResponsePayloa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esponsePayload.h /Users/Magpie/Library/Developer/Xcode/DerivedData/WebDriverAgent-dikkwtrisltbeobjmfvpthwwekvs/Build/Products/Debug-iphoneos/WebDriverAgentLib.framework/Headers</text:p>
      <text:p text:style-name="P1"/>
      <text:p text:style-name="P1">CpHeader PrivateHeaders/XCTest/UILongPressGestureRecognizer-RecordingAdditions.h /Users/Magpie/Library/Developer/Xcode/DerivedData/WebDriverAgent-dikkwtrisltbeobjmfvpthwwekvs/Build/Products/Debug-iphoneos/WebDriverAgentLib.framework/Headers/UILongPress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LongPress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ase.h /Users/Magpie/Library/Developer/Xcode/DerivedData/WebDriverAgent-dikkwtrisltbeobjmfvpthwwekvs/Build/Products/Debug-iphoneos/WebDriverAgentLib.framework/Headers/XCTestCas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ase.h /Users/Magpie/Library/Developer/Xcode/DerivedData/WebDriverAgent-dikkwtrisltbeobjmfvpthwwekvs/Build/Products/Debug-iphoneos/WebDriverAgentLib.framework/Headers</text:p>
      <text:p text:style-name="P1"/>
      <text:p text:style-name="P1"><text:soft-page-break/>CpHeader PrivateHeaders/XCTest/XCSymbolicatorHolder.h /Users/Magpie/Library/Developer/Xcode/DerivedData/WebDriverAgent-dikkwtrisltbeobjmfvpthwwekvs/Build/Products/Debug-iphoneos/WebDriverAgentLib.framework/Headers/XCSymbolicatorHold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ymbolicatorHolder.h /Users/Magpie/Library/Developer/Xcode/DerivedData/WebDriverAgent-dikkwtrisltbeobjmfvpthwwekvs/Build/Products/Debug-iphoneos/WebDriverAgentLib.framework/Headers</text:p>
      <text:p text:style-name="P1"/>
      <text:p text:style-name="P1">CpHeader PrivateHeaders/XCTest/XCUIApplicationImpl.h /Users/Magpie/Library/Developer/Xcode/DerivedData/WebDriverAgent-dikkwtrisltbeobjmfvpthwwekvs/Build/Products/Debug-iphoneos/WebDriverAgentLib.framework/Headers/XCUIApplicationImp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ApplicationImpl.h /Users/Magpie/Library/Developer/Xcode/DerivedData/WebDriverAgent-dikkwtrisltbeobjmfvpthwwekvs/Build/Products/Debug-iphoneos/WebDriverAgentLib.framework/Headers</text:p>
      <text:p text:style-name="P1"/>
      <text:p text:style-name="P1">CpHeader PrivateHeaders/XCTest/UIPanGestureRecognizer-RecordingAdditions.h /Users/Magpie/Library/Developer/Xcode/DerivedData/WebDriverAgent-dikkwtrisltbeobjmfvpthwwekvs/Build/Products/Debug-iphoneos/WebDriverAgentLib.framework/Headers/UIPan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PrivateHeaders/XCTest/UIPan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CaseImplementation.h /Users/Magpie/Library/Developer/Xcode/DerivedData/WebDriverAgent-dikkwtrisltbeobjmfvpthwwekvs/Build/Products/Debug-iphoneos/WebDriverAgentLib.framework/Headers/_XCTestCase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Case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UIPinchGestureRecognizer-RecordingAdditions.h /Users/Magpie/Library/Developer/Xcode/DerivedData/WebDriverAgent-dikkwtrisltbeobjmfvpthwwekvs/Build/Products/Debug-iphoneos/WebDriverAgentLib.framework/Headers/UIPinch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Pinch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anager_TestsInterface-Protocol.h /Users/Magpie/Library/Developer/Xcode/DerivedData/WebDriverAgent-<text:soft-page-break/>dikkwtrisltbeobjmfvpthwwekvs/Build/Products/Debug-iphoneos/WebDriverAgentLib.framework/Headers/XCTestManager_Tests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anager_TestsInterfac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DeviceEvent.h /Users/Magpie/Library/Developer/Xcode/DerivedData/WebDriverAgent-dikkwtrisltbeobjmfvpthwwekvs/Build/Products/Debug-iphoneos/WebDriverAgentLib.framework/Headers/XCDeviceEv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DeviceEvent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MathUtils.h /Users/Magpie/Library/Developer/Xcode/DerivedData/WebDriverAgent-dikkwtrisltbeobjmfvpthwwekvs/Build/Products/Debug-iphoneos/WebDriverAgentLib.framework/Headers/FBMathUtil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WebDriverAgentLib/Utilities/FBMathUtils.h /Users/Magpie/Library/Developer/Xcode/DerivedData/WebDriverAgent-dikkwtrisltbeobjmfvpthwwekvs/Build/Products/Debug-iphoneos/WebDriverAgentLib.framework/Headers</text:p>
      <text:p text:style-name="P1"/>
      <text:p text:style-name="P1">CpHeader PrivateHeaders/XCTest/UISwipeGestureRecognizer-RecordingAdditions.h /Users/Magpie/Library/Developer/Xcode/DerivedData/WebDriverAgent-dikkwtrisltbeobjmfvpthwwekvs/Build/Products/Debug-iphoneos/WebDriverAgentLib.framework/Headers/UISwipe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Swipe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Suite.h /Users/Magpie/Library/Developer/Xcode/DerivedData/WebDriverAgent-dikkwtrisltbeobjmfvpthwwekvs/Build/Products/Debug-iphoneos/WebDriverAgentLib.framework/Headers/XCTestSui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Suite.h /Users/Magpie/Library/Developer/Xcode/DerivedData/WebDriverAgent-dikkwtrisltbeobjmfvpthwwekvs/Build/Products/Debug-iphoneos/WebDriverAgentLib.framework/Headers</text:p>
      <text:p text:style-name="P1"/>
      <text:p text:style-name="P1">CpHeader PrivateHeaders/XCTest/XCUICoordinate.h /Users/Magpie/Library/Developer/Xcode/DerivedData/WebDriverAgent-dikkwtrisltbeobjmfvpthwwekvs/Build/Products/Debug-iphoneos/WebDriverAgentLib.framework/Headers/XCUICoordinate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Coordinate.h /Users/Magpie/Library/Developer/Xcode/DerivedData/WebDriverAgent-dikkwtrisltbeobjmfvpthwwekvs/Build/Products/Debug-iphoneos/WebDriverAgentLib.framework/Headers</text:p>
      <text:p text:style-name="P1"/>
      <text:p text:style-name="P1">CpHeader PrivateHeaders/XCTest/XCTNSPredicateExpectation.h /Users/Magpie/Library/Developer/Xcode/DerivedData/WebDriverAgent-dikkwtrisltbeobjmfvpthwwekvs/Build/Products/Debug-iphoneos/WebDriverAgentLib.framework/Headers/XCTNSPredicate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NSPredicate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ObservationCenter.h /Users/Magpie/Library/Developer/Xcode/DerivedData/WebDriverAgent-dikkwtrisltbeobjmfvpthwwekvs/Build/Products/Debug-iphoneos/WebDriverAgentLib.framework/Headers/XCTestObservationCen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ObservationCenter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XCTNSNotificationExpectation.h /Users/Magpie/Library/Developer/Xcode/DerivedData/WebDriverAgent-dikkwtrisltbeobjmfvpthwwekvs/Build/Products/Debug-iphoneos/WebDriverAgentLib.framework/Headers/XCTNSNotification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NSNotification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NodeFinder.h /Users/Magpie/Library/Developer/Xcode/DerivedData/WebDriverAgent-dikkwtrisltbeobjmfvpthwwekvs/Build/Products/Debug-iphoneos/WebDriverAgentLib.framework/Headers/XCUIRecorderNodeFind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NodeFinde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Accessibility.h /Users/Magpie/Library/Developer/Xcode/DerivedData/WebDriverAgent-dikkwtrisltbeobjmfvpthwwekvs/Build/Products/Debug-iphoneos/WebDriverAgentLib.framework/Headers/XCUIElement+FBAccessibility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Accessibility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aseRun.h /Users/Magpie/Library/Developer/Xcode/DerivedData/WebDriverAgent-dikkwtrisltbeobjmfvpthwwekvs/Build/Products/Debug-iphoneos/WebDriverAgentLib.framework/Headers/XCTestCase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aseRu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onfiguration.h /Users/Magpie/Library/Developer/Xcode/DerivedData/WebDriverAgent-dikkwtrisltbeobjmfvpthwwekvs/Build/Products/Debug-iphoneos/WebDriverAgentLib.framework/Headers/XCTestConfigur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onfiguration.h /Users/Magpie/Library/Developer/Xcode/DerivedData/WebDriverAgent-<text:soft-page-break/>dikkwtrisltbeobjmfvpthwwekvs/Build/Products/Debug-iphoneos/WebDriverAgentLib.framework/Headers</text:p>
      <text:p text:style-name="P1"/>
      <text:p text:style-name="P1">CpHeader PrivateHeaders/XCTest/_XCTDarwinNotificationExpectationImplementation.h /Users/Magpie/Library/Developer/Xcode/DerivedData/WebDriverAgent-dikkwtrisltbeobjmfvpthwwekvs/Build/Products/Debug-iphoneos/WebDriverAgentLib.framework/Headers/_XCTDarwinNotification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DarwinNotificationExpectation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Expectation.h /Users/Magpie/Library/Developer/Xcode/DerivedData/WebDriverAgent-dikkwtrisltbeobjmfvpthwwekvs/Build/Products/Debug-iphoneos/WebDriverAgentLib.framework/Headers/XCTest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Expectation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ElementTypeTransformer.h /Users/Magpie/Library/Developer/Xcode/DerivedData/WebDriverAgent-dikkwtrisltbeobjmfvpthwwekvs/Build/Products/Debug-iphoneos/WebDriverAgentLib.framework/Headers/FBElementTypeTransformer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ElementTypeTransformer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ElementCache.h /Users/Magpie/Library/Developer/Xcode/DerivedData/WebDriverAgent-dikkwtrisltbeobjmfvpthwwekvs/Build/Products/Debug-iphoneos/WebDriverAgentLib.framework/Headers/FBElementCach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ElementCache.h /Users/Magpie/Library/Developer/Xcode/DerivedData/WebDriverAgent-dikkwtrisltbeobjmfvpthwwekvs/Build/Products/Debug-iphoneos/WebDriverAgentLib.framework/Headers</text:p>
      <text:p text:style-name="P1"/>
      <text:p text:style-name="P1">CpHeader PrivateHeaders/XCTest/XCTMetric.h /Users/Magpie/Library/Developer/Xcode/DerivedData/WebDriverAgent-dikkwtrisltbeobjmfvpthwwekvs/Build/Products/Debug-iphoneos/WebDriverAgentLib.framework/Headers/XCTMetric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Metric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XCTestContextScope.h /Users/Magpie/Library/Developer/Xcode/DerivedData/WebDriverAgent-dikkwtrisltbeobjmfvpthwwekvs/Build/Products/Debug-iphoneos/WebDriverAgentLib.framework/Headers/XCTestContextScop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ontextScope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esponseJSONPayload.h /Users/Magpie/Library/Developer/Xcode/DerivedData/WebDriverAgent-dikkwtrisltbeobjmfvpthwwekvs/Build/Products/Debug-iphoneos/WebDriverAgentLib.framework/Headers/FBResponseJSONPayloa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esponseJSONPayload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Utilities.h /Users/Magpie/Library/Developer/Xcode/DerivedData/WebDriverAgent-dikkwtrisltbeobjmfvpthwwekvs/Build/Products/Debug-iphoneos/WebDriverAgentLib.framework/Headers/XCUIRecorderUtilitie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Utilities.h /Users/Magpie/Library/Developer/Xcode/DerivedData/WebDriverAgent-dikkwtrisltbeobjmfvpthwwekvs/Build/Products/Debug-iphoneos/WebDriverAgentLib.framework/Headers</text:p>
      <text:p text:style-name="P1"/>
      <text:p text:style-name="P1">CpHeader PrivateHeaders/XCTest/XCTAutomationTarget-Protocol.h /Users/Magpie/Library/Developer/Xcode/DerivedData/WebDriverAgent-dikkwtrisltbeobjmfvpthwwekvs/Build/Products/Debug-iphoneos/WebDriverAgentLib.framework/Headers/XCTAutomationTarge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utomationTarget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Element.h /Users/Magpie/Library/Developer/Xcode/DerivedData/WebDriverAgent-dikkwtrisltbeobjmfvpthwwekvs/Build/Products/Debug-iphoneos/WebDriverAgentLib.framework/Headers/FBElem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Element.h /Users/Magpie/Library/Developer/Xcode/DerivedData/WebDriverAgent-dikkwtrisltbeobjmfvpthwwekvs/Build/Products/Debug-iphoneos/WebDriverAgentLib.framework/Headers</text:p>
      <text:p text:style-name="P1"/>
      <text:p text:style-name="P1">CpHeader PrivateHeaders/XCTest/XCTAXClient-Protocol.h /Users/Magpie/Library/Developer/Xcode/DerivedData/WebDriverAgent-<text:soft-page-break/>dikkwtrisltbeobjmfvpthwwekvs/Build/Products/Debug-iphoneos/WebDriverAgentLib.framework/Headers/XCTAXClien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XClient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ExceptionHandler.h /Users/Magpie/Library/Developer/Xcode/DerivedData/WebDriverAgent-dikkwtrisltbeobjmfvpthwwekvs/Build/Products/Debug-iphoneos/WebDriverAgentLib.framework/Headers/FBExceptionHandl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ExceptionHandler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oute.h /Users/Magpie/Library/Developer/Xcode/DerivedData/WebDriverAgent-dikkwtrisltbeobjmfvpthwwekvs/Build/Products/Debug-iphoneos/WebDriverAgentLib.framework/Headers/FBRou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WebDriverAgentLib/Routing/FBRoute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Driver.h /Users/Magpie/Library/Developer/Xcode/DerivedData/WebDriverAgent-dikkwtrisltbeobjmfvpthwwekvs/Build/Products/Debug-iphoneos/WebDriverAgentLib.framework/Headers/XCTestDri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Driver.h /Users/Magpie/Library/Developer/Xcode/DerivedData/WebDriverAgent-dikkwtrisltbeobjmfvpthwwekvs/Build/Products/Debug-iphoneos/WebDriverAgentLib.framework/Headers</text:p>
      <text:p text:style-name="P1"/>
      <text:p text:style-name="P1">CpHeader PrivateHeaders/XCTest/_XCTNSNotificationExpectationImplementation.h /Users/Magpie/Library/Developer/Xcode/DerivedData/WebDriverAgent-dikkwtrisltbeobjmfvpthwwekvs/Build/Products/Debug-iphoneos/WebDriverAgentLib.framework/Headers/_XCTNSNotification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NSNotificationExpectationImplemen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SynthesizedEventRecord.h /Users/Magpie/Library/Developer/Xcode/DerivedData/WebDriverAgent-dikkwtrisltbeobjmfvpthwwekvs/Build/Products/Debug-iphoneos/WebDriverAgentLib.framework/Headers/XCSynthesizedEventRecord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ynthesizedEventRecord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DelegatePrivate-Protocol.h /Users/Magpie/Library/Developer/Xcode/DerivedData/WebDriverAgent-dikkwtrisltbeobjmfvpthwwekvs/Build/Products/Debug-iphoneos/WebDriverAgentLib.framework/Headers/XCTWaiterDelegatePriv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DelegatePriv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anager_IDEInterface-Protocol.h /Users/Magpie/Library/Developer/Xcode/DerivedData/WebDriverAgent-dikkwtrisltbeobjmfvpthwwekvs/Build/Products/Debug-iphoneos/WebDriverAgentLib.framework/Headers/XCTestManager_IDE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anager_IDEInterface-<text:soft-page-break/>Protoco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XPath.h /Users/Magpie/Library/Developer/Xcode/DerivedData/WebDriverAgent-dikkwtrisltbeobjmfvpthwwekvs/Build/Products/Debug-iphoneos/WebDriverAgentLib.framework/Headers/FBXPat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XPath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TimingMessage.h /Users/Magpie/Library/Developer/Xcode/DerivedData/WebDriverAgent-dikkwtrisltbeobjmfvpthwwekvs/Build/Products/Debug-iphoneos/WebDriverAgentLib.framework/Headers/XCUIRecorderTimingMessag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TimingMessage.h /Users/Magpie/Library/Developer/Xcode/DerivedData/WebDriverAgent-dikkwtrisltbeobjmfvpthwwekvs/Build/Products/Debug-iphoneos/WebDriverAgentLib.framework/Headers</text:p>
      <text:p text:style-name="P1"/>
      <text:p text:style-name="P1">CpHeader PrivateHeaders/XCTest/XCApplicationMonitor.h /Users/Magpie/Library/Developer/Xcode/DerivedData/WebDriverAgent-dikkwtrisltbeobjmfvpthwwekvs/Build/Products/Debug-iphoneos/WebDriverAgentLib.framework/Headers/XCApplicationMonitor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pplicationMonitor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RuntimeUtils.h /Users/Magpie/Library/Developer/Xcode/DerivedData/WebDriverAgent-dikkwtrisltbeobjmfvpthwwekvs/Build/Products/Debug-iphoneos/WebDriverAgentLib.framework/Headers/FBRuntimeUtil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RuntimeUtil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Observation-Protocol.h /Users/Magpie/Library/Developer/Xcode/DerivedData/WebDriverAgent-dikkwtrisltbeobjmfvpthwwekvs/Build/Products/Debug-iphoneos/WebDriverAgentLib.framework/Headers/XCTestObservation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Observation-Protocol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_XCTNSPredicateExpectationImplementation.h /Users/Magpie/Library/Developer/Xcode/DerivedData/WebDriverAgent-dikkwtrisltbeobjmfvpthwwekvs/Build/Products/Debug-iphoneos/WebDriverAgentLib.framework/Headers/_XCTNSPredicate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NSPredicateExpectationImplementation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ResponseFilePayload.h /Users/Magpie/Library/Developer/Xcode/DerivedData/WebDriverAgent-dikkwtrisltbeobjmfvpthwwekvs/Build/Products/Debug-iphoneos/WebDriverAgentLib.framework/Headers/FBResponseFilePayloa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ResponseFilePayload.h /Users/Magpie/Library/Developer/Xcode/DerivedData/WebDriverAgent-dikkwtrisltbeobjmfvpthwwekvs/Build/Products/Debug-iphoneos/WebDriverAgentLib.framework/Headers</text:p>
      <text:p text:style-name="P1"/>
      <text:p text:style-name="P1">CpHeader WebDriverAgentLib/FBSpringboardApplication.h /Users/Magpie/Library/Developer/Xcode/DerivedData/WebDriverAgent-dikkwtrisltbeobjmfvpthwwekvs/Build/Products/Debug-iphoneos/WebDriverAgentLib.framework/Headers/FBSpringboardApplic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FBSpringboardApplic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SymbolicationRecord.h /Users/Magpie/Library/Developer/Xcode/DerivedData/WebDriverAgent-dikkwtrisltbeobjmfvpthwwekvs/Build/Products/Debug-iphoneos/WebDriverAgentLib.framework/Headers/XCSymbolicationReco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ymbolicationRecord.h /Users/Magpie/Library/Developer/Xcode/DerivedData/WebDriverAgent-dikkwtrisltbeobjmfvpthwwekvs/Build/Products/Debug-iphoneos/WebDriverAgentLib.framework/Headers</text:p>
      <text:p text:style-name="P1"/>
      <text:p text:style-name="P1">CpHeader PrivateHeaders/XCTest/XCUIDevice.h /Users/Magpie/Library/Developer/Xcode/DerivedData/WebDriverAgent-dikkwtrisltbeobjmfvpthwwekvs/Build/Products/Debug-iphoneos/WebDriverAgentLib.framework/Headers/XCUIDevic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Device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CommandHandler.h /Users/Magpie/Library/Developer/Xcode/DerivedData/WebDriverAgent-<text:soft-page-break/>dikkwtrisltbeobjmfvpthwwekvs/Build/Products/Debug-iphoneos/WebDriverAgentLib.framework/Headers/FBCommandHandl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CommandHandler.h /Users/Magpie/Library/Developer/Xcode/DerivedData/WebDriverAgent-dikkwtrisltbeobjmfvpthwwekvs/Build/Products/Debug-iphoneos/WebDriverAgentLib.framework/Headers</text:p>
      <text:p text:style-name="P1"/>
      <text:p text:style-name="P1">CpHeader WebDriverAgentLib/Routing/FBCommandStatus.h /Users/Magpie/Library/Developer/Xcode/DerivedData/WebDriverAgent-dikkwtrisltbeobjmfvpthwwekvs/Build/Products/Debug-iphoneos/WebDriverAgentLib.framework/Headers/FBCommandStatu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Routing/FBCommandStatus.h /Users/Magpie/Library/Developer/Xcode/DerivedData/WebDriverAgent-dikkwtrisltbeobjmfvpthwwekvs/Build/Products/Debug-iphoneos/WebDriverAgentLib.framework/Headers</text:p>
      <text:p text:style-name="P1"/>
      <text:p text:style-name="P1">CpHeader PrivateHeaders/XCTest/XCElementSnapshot.h /Users/Magpie/Library/Developer/Xcode/DerivedData/WebDriverAgent-dikkwtrisltbeobjmfvpthwwekvs/Build/Products/Debug-iphoneos/WebDriverAgentLib.framework/Headers/XCElementSnapsho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ElementSnapshot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.h /Users/Magpie/Library/Developer/Xcode/DerivedData/WebDriverAgent-dikkwtrisltbeobjmfvpthwwekvs/Build/Products/Debug-iphoneos/WebDriverAgentLib.framework/Headers/XCTWai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Management-Protocol.h /Users/Magpie/Library/Developer/Xcode/DerivedData/WebDriverAgent-dikkwtrisltbeobjmfvpthwwekvs/Build/Products/Debug-iphoneos/WebDriverAgentLib.framework/Headers/XCTWaiterManagement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Management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ontext.h /Users/Magpie/Library/Developer/Xcode/DerivedData/WebDriverAgent-dikkwtrisltbeobjmfvpthwwekvs/Build/Products/Debug-iphoneos/WebDriverAgentLib.framework/Headers/XCTestContext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ontext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Delegate-Protocol.h /Users/Magpie/Library/Developer/Xcode/DerivedData/WebDriverAgent-dikkwtrisltbeobjmfvpthwwekvs/Build/Products/Debug-iphoneos/WebDriverAgentLib.framework/Headers/XCTWaiterDeleg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ExpectationImplementation.h /Users/Magpie/Library/Developer/Xcode/DerivedData/WebDriverAgent-dikkwtrisltbeobjmfvpthwwekvs/Build/Products/Debug-iphoneos/WebDriverAgentLib.framework/Headers/_XCTestExpectation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ExpectationImplementation.h <text:soft-page-break/>/Users/Magpie/Library/Developer/Xcode/DerivedData/WebDriverAgent-dikkwtrisltbeobjmfvpthwwekvs/Build/Products/Debug-iphoneos/WebDriverAgentLib.framework/Headers</text:p>
      <text:p text:style-name="P1"/>
      <text:p text:style-name="P1">CpHeader PrivateHeaders/XCTest/XCAXClient_iOS.h /Users/Magpie/Library/Developer/Xcode/DerivedData/WebDriverAgent-dikkwtrisltbeobjmfvpthwwekvs/Build/Products/Debug-iphoneos/WebDriverAgentLib.framework/Headers/XCAXClient_iO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XClient_iOS.h /Users/Magpie/Library/Developer/Xcode/DerivedData/WebDriverAgent-dikkwtrisltbeobjmfvpthwwekvs/Build/Products/Debug-iphoneos/WebDriverAgentLib.framework/Headers</text:p>
      <text:p text:style-name="P1"/>
      <text:p text:style-name="P1">CpHeader PrivateHeaders/XCTest/XCTWaiterManager.h /Users/Magpie/Library/Developer/Xcode/DerivedData/WebDriverAgent-dikkwtrisltbeobjmfvpthwwekvs/Build/Products/Debug-iphoneos/WebDriverAgentLib.framework/Headers/XCTWaiterManag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WaiterManager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SuiteImplementation.h /Users/Magpie/Library/Developer/Xcode/DerivedData/WebDriverAgent-dikkwtrisltbeobjmfvpthwwekvs/Build/Products/Debug-iphoneos/WebDriverAgentLib.framework/Headers/_XCTestSuiteImplementation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SuiteImplementation.h /Users/Magpie/Library/Developer/Xcode/DerivedData/WebDriverAgent-dikkwtrisltbeobjmfvpthwwekvs/Build/Products/Debug-iphoneos/WebDriverAgentLib.framework/Headers</text:p>
      <text:p text:style-name="P1"/>
      <text:p text:style-name="P1">CpHeader WebDriverAgentLib/FBAlert.h /Users/Magpie/Library/Developer/Xcode/DerivedData/WebDriverAgent-dikkwtrisltbeobjmfvpthwwekvs/Build/Products/Debug-iphoneos/WebDriverAgentLib.framework/Headers/FBAler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FBAlert.h 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Query.h /Users/Magpie/Library/Developer/Xcode/DerivedData/WebDriverAgent-dikkwtrisltbeobjmfvpthwwekvs/Build/Products/Debug-iphoneos/WebDriverAgentLib.framework/Headers/XCUIElementQuery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Query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XCPointerEvent.h /Users/Magpie/Library/Developer/Xcode/DerivedData/WebDriverAgent-dikkwtrisltbeobjmfvpthwwekvs/Build/Products/Debug-iphoneos/WebDriverAgentLib.framework/Headers/XCPointerEv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PointerEvent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DriverInterface-Protocol.h /Users/Magpie/Library/Developer/Xcode/DerivedData/WebDriverAgent-dikkwtrisltbeobjmfvpthwwekvs/Build/Products/Debug-iphoneos/WebDriverAgentLib.framework/Headers/XCTestDriverInterfac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DriverInterface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RunLoopSpinner.h /Users/Magpie/Library/Developer/Xcode/DerivedData/WebDriverAgent-dikkwtrisltbeobjmfvpthwwekvs/Build/Products/Debug-iphoneos/WebDriverAgentLib.framework/Headers/FBRunLoopSpinn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RunLoopSpinner.h /Users/Magpie/Library/Developer/Xcode/DerivedData/WebDriverAgent-dikkwtrisltbeobjmfvpthwwekvs/Build/Products/Debug-iphoneos/WebDriverAgentLib.framework/Headers</text:p>
      <text:p text:style-name="P1"/>
      <text:p text:style-name="P1">CpHeader PrivateHeaders/XCTest/XCApplicationMonitor_iOS.h /Users/Magpie/Library/Developer/Xcode/DerivedData/WebDriverAgent-dikkwtrisltbeobjmfvpthwwekvs/Build/Products/Debug-iphoneos/WebDriverAgentLib.framework/Headers/XCApplicationMonitor_iO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ApplicationMonitor_iOS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Keyboard.h /Users/Magpie/Library/Developer/Xcode/DerivedData/WebDriverAgent-dikkwtrisltbeobjmfvpthwwekvs/Build/Products/Debug-iphoneos/WebDriverAgentLib.framework/Headers/FBKeyboa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Keyboard.h /Users/Magpie/Library/Developer/Xcode/DerivedData/WebDriverAgent-dikkwtrisltbeobjmfvpthwwekvs/Build/Products/Debug-iphoneos/WebDriverAgentLib.framework/Headers</text:p>
      <text:p text:style-name="P1"/>
      <text:p text:style-name="P1">CpHeader PrivateHeaders/XCTest/XCSourceCodeRecording.h /Users/Magpie/Library/Developer/Xcode/DerivedData/WebDriverAgent-<text:soft-page-break/>dikkwtrisltbeobjmfvpthwwekvs/Build/Products/Debug-iphoneos/WebDriverAgentLib.framework/Headers/XCSourceCodeRecordin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SourceCodeRecording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Application+FBHelpers.h /Users/Magpie/Library/Developer/Xcode/DerivedData/WebDriverAgent-dikkwtrisltbeobjmfvpthwwekvs/Build/Products/Debug-iphoneos/WebDriverAgentLib.framework/Headers/XCUIApplication+FBHelper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Application+FBHelpers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ErrorBuilder.h /Users/Magpie/Library/Developer/Xcode/DerivedData/WebDriverAgent-dikkwtrisltbeobjmfvpthwwekvs/Build/Products/Debug-iphoneos/WebDriverAgentLib.framework/Headers/FBErrorBuild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WebDriverAgentLib/Utilities/FBErrorBuilder.h /Users/Magpie/Library/Developer/Xcode/DerivedData/WebDriverAgent-dikkwtrisltbeobjmfvpthwwekvs/Build/Products/Debug-iphoneos/WebDriverAgentLib.framework/Headers</text:p>
      <text:p text:style-name="P1"/>
      <text:p text:style-name="P1">CpHeader PrivateHeaders/XCTest/_XCTestObservationCenterImplementation.h /Users/Magpie/Library/Developer/Xcode/DerivedData/WebDriverAgent-dikkwtrisltbeobjmfvpthwwekvs/Build/Products/Debug-iphoneos/WebDriverAgentLib.framework/Headers/_XCTestObservationCenterImplemen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estObservationCenterImplementation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Device+FBHelpers.h /Users/Magpie/Library/Developer/Xcode/DerivedData/WebDriverAgent-dikkwtrisltbeobjmfvpthwwekvs/Build/Products/Debug-iphoneos/WebDriverAgentLib.framework/Headers/XCUIDevice+FBHelper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Device+FBHelpers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Macros.h /Users/Magpie/Library/Developer/Xcode/DerivedData/WebDriverAgent-<text:soft-page-break/>dikkwtrisltbeobjmfvpthwwekvs/Build/Products/Debug-iphoneos/WebDriverAgentLib.framework/Headers/FBMacro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Macros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ExpectationDelegate-Protocol.h /Users/Magpie/Library/Developer/Xcode/DerivedData/WebDriverAgent-dikkwtrisltbeobjmfvpthwwekvs/Build/Products/Debug-iphoneos/WebDriverAgentLib.framework/Headers/XCTestExpectationDeleg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Expectation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UIApplicationMonitor-Protocol.h /Users/Magpie/Library/Developer/Xcode/DerivedData/WebDriverAgent-dikkwtrisltbeobjmfvpthwwekvs/Build/Products/Debug-iphoneos/WebDriverAgentLib.framework/Headers/XCTUIApplicationMonitor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TUIApplicationMonitor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KVOExpectation.h /Users/Magpie/Library/Developer/Xcode/DerivedData/WebDriverAgent-dikkwtrisltbeobjmfvpthwwekvs/Build/Products/Debug-iphoneos/WebDriverAgentLib.framework/Headers/XCTKVOExpectatio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KVOExpect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EventGenerator.h /Users/Magpie/Library/Developer/Xcode/DerivedData/WebDriverAgent-dikkwtrisltbeobjmfvpthwwekvs/Build/Products/Debug-iphoneos/WebDriverAgentLib.framework/Headers/XCEventGener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EventGenerator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Configuration.h /Users/Magpie/Library/Developer/Xcode/DerivedData/WebDriverAgent-dikkwtrisltbeobjmfvpthwwekvs/Build/Products/Debug-iphoneos/WebDriverAgentLib.framework/Headers/FBConfiguration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Configuration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SuiteRun.h /Users/Magpie/Library/Developer/Xcode/DerivedData/WebDriverAgent-dikkwtrisltbeobjmfvpthwwekvs/Build/Products/Debug-iphoneos/WebDriverAgentLib.framework/Headers/XCTestSuiteRun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SuiteRun.h 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AsynchronousHandlerWrapper.h /Users/Magpie/Library/Developer/Xcode/DerivedData/WebDriverAgent-dikkwtrisltbeobjmfvpthwwekvs/Build/Products/Debug-iphoneos/WebDriverAgentLib.framework/Headers/XCUIElementAsynchronousHandlerWrapp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<text:soft-page-break/>driver/WebDriverAgent/PrivateHeaders/XCTest/XCUIElementAsynchronousHandlerWrapp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Log.h /Users/Magpie/Library/Developer/Xcode/DerivedData/WebDriverAgent-dikkwtrisltbeobjmfvpthwwekvs/Build/Products/Debug-iphoneos/WebDriverAgentLib.framework/Headers/XCTestLog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Log.h /Users/Magpie/Library/Developer/Xcode/DerivedData/WebDriverAgent-dikkwtrisltbeobjmfvpthwwekvs/Build/Products/Debug-iphoneos/WebDriverAgentLib.framework/Headers</text:p>
      <text:p text:style-name="P1"/>
      <text:p text:style-name="P1">CpHeader PrivateHeaders/XCTest/UITapGestureRecognizer-RecordingAdditions.h /Users/Magpie/Library/Developer/Xcode/DerivedData/WebDriverAgent-dikkwtrisltbeobjmfvpthwwekvs/Build/Products/Debug-iphoneos/WebDriverAgentLib.framework/Headers/UITapGestureRecognizer-Recording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UITapGestureRecognizer-Recording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XCDebugLogDelegate-Protocol.h /Users/Magpie/Library/Developer/Xcode/DerivedData/WebDriverAgent-dikkwtrisltbeobjmfvpthwwekvs/Build/Products/Debug-iphoneos/WebDriverAgentLib.framework/Headers/XCDebugLogDelegate-Protocol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DebugLogDelegate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NSString-XCTAdditions.h /Users/Magpie/Library/Developer/Xcode/DerivedData/WebDriverAgent-dikkwtrisltbeobjmfvpthwwekvs/Build/Products/Debug-iphoneos/WebDriverAgentLib.framework/Headers/NSString-XCT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NSString-XCTAdditions.h /Users/Magpie/Library/Developer/Xcode/DerivedData/WebDriverAgent-dikkwtrisltbeobjmfvpthwwekvs/Build/Products/Debug-iphoneos/WebDriverAgentLib.framework/Headers</text:p>
      <text:p text:style-name="P1"/>
      <text:p text:style-name="P1">CpHeader PrivateHeaders/XCTest/NSValue-XCTestAdditions.h /Users/Magpie/Library/Developer/Xcode/DerivedData/WebDriverAgent-dikkwtrisltbeobjmfvpthwwekvs/Build/Products/Debug-iphoneos/WebDriverAgentLib.framework/Headers/NSValue-XCTestAddition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NSValue-XCTestAdditions.h /Users/Magpie/Library/Developer/Xcode/DerivedData/WebDriverAgent-dikkwtrisltbeobjmfvpthwwekvs/Build/Products/Debug-iphoneos/WebDriverAgentLib.framework/Headers</text:p>
      <text:p text:style-name="P1"><text:soft-page-break/></text:p>
      <text:p text:style-name="P1">CpHeader PrivateHeaders/XCTest/_XCTWaiterImpl.h /Users/Magpie/Library/Developer/Xcode/DerivedData/WebDriverAgent-dikkwtrisltbeobjmfvpthwwekvs/Build/Products/Debug-iphoneos/WebDriverAgentLib.framework/Headers/_XCTWaiterImp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TWaiterImp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Logger.h /Users/Magpie/Library/Developer/Xcode/DerivedData/WebDriverAgent-dikkwtrisltbeobjmfvpthwwekvs/Build/Products/Debug-iphoneos/WebDriverAgentLib.framework/Headers/FBLogg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Logg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Waiter.h /Users/Magpie/Library/Developer/Xcode/DerivedData/WebDriverAgent-dikkwtrisltbeobjmfvpthwwekvs/Build/Products/Debug-iphoneos/WebDriverAgentLib.framework/Headers/XCTestWait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<text:soft-page-break/>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Waiter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Observer.h /Users/Magpie/Library/Developer/Xcode/DerivedData/WebDriverAgent-dikkwtrisltbeobjmfvpthwwekvs/Build/Products/Debug-iphoneos/WebDriverAgentLib.framework/Headers/XCTestObser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Observer.h /Users/Magpie/Library/Developer/Xcode/DerivedData/WebDriverAgent-dikkwtrisltbeobjmfvpthwwekvs/Build/Products/Debug-iphoneos/WebDriverAgentLib.framework/Headers</text:p>
      <text:p text:style-name="P1"/>
      <text:p text:style-name="P1">CpHeader PrivateHeaders/XCTest/XCUIElement.h /Users/Magpie/Library/Developer/Xcode/DerivedData/WebDriverAgent-dikkwtrisltbeobjmfvpthwwekvs/Build/Products/Debug-iphoneos/WebDriverAgentLib.framework/Headers/XCUIElemen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Element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boardInputSolver.h /Users/Magpie/Library/Developer/Xcode/DerivedData/WebDriverAgent-<text:soft-page-break/>dikkwtrisltbeobjmfvpthwwekvs/Build/Products/Debug-iphoneos/WebDriverAgentLib.framework/Headers/XCKeyboardInputSolve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boardInputSolver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DebugLogDelegateDecorator.h /Users/Magpie/Library/Developer/Xcode/DerivedData/WebDriverAgent-dikkwtrisltbeobjmfvpthwwekvs/Build/Products/Debug-iphoneos/WebDriverAgentLib.framework/Headers/FBDebugLogDelegateDecorator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DebugLogDelegateDecorator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Device+FBHealthCheck.h /Users/Magpie/Library/Developer/Xcode/DerivedData/WebDriverAgent-dikkwtrisltbeobjmfvpthwwekvs/Build/Products/Debug-iphoneos/WebDriverAgentLib.framework/Headers/XCUIDevice+FBHealthCheck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oft-page-break/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Device+FBHealthCheck.h /Users/Magpie/Library/Developer/Xcode/DerivedData/WebDriverAgent-dikkwtrisltbeobjmfvpthwwekvs/Build/Products/Debug-iphoneos/WebDriverAgentLib.framework/Headers</text:p>
      <text:p text:style-name="P1"/>
      <text:p text:style-name="P1">CpHeader PrivateHeaders/XCTest/XCUIRecorderNodeFinderMatch.h /Users/Magpie/Library/Developer/Xcode/DerivedData/WebDriverAgent-dikkwtrisltbeobjmfvpthwwekvs/Build/Products/Debug-iphoneos/WebDriverAgentLib.framework/Headers/XCUIRecorderNodeFinderMatc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RecorderNodeFinderMatch.h /Users/Magpie/Library/Developer/Xcode/DerivedData/WebDriverAgent-dikkwtrisltbeobjmfvpthwwekvs/Build/Products/Debug-iphoneos/WebDriverAgentLib.framework/Headers</text:p>
      <text:p text:style-name="P1"/>
      <text:p text:style-name="P1">CpHeader PrivateHeaders/XCTest/XCUIApplicationProcess.h /Users/Magpie/Library/Developer/Xcode/DerivedData/WebDriverAgent-dikkwtrisltbeobjmfvpthwwekvs/Build/Products/Debug-iphoneos/WebDriverAgentLib.framework/Headers/XCUIApplicationProces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UIApplicationProcess.h /Users/Magpie/Library/Developer/Xcode/DerivedData/WebDriverAgent-dikkwtrisltbeobjmfvpthwwekvs/Build/Products/Debug-iphoneos/WebDriverAgentLib.framework/Headers</text:p>
      <text:p text:style-name="P1"/>
      <text:p text:style-name="P1">CpHeader PrivateHeaders/XCTest/CDStructures.h /Users/Magpie/Library/Developer/Xcode/DerivedData/WebDriverAgent-<text:soft-page-break/>dikkwtrisltbeobjmfvpthwwekvs/Build/Products/Debug-iphoneos/WebDriverAgentLib.framework/Headers/CDStructures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CDStructures.h /Users/Magpie/Library/Developer/Xcode/DerivedData/WebDriverAgent-dikkwtrisltbeobjmfvpthwwekvs/Build/Products/Debug-iphoneos/WebDriverAgentLib.framework/Headers</text:p>
      <text:p text:style-name="P1"/>
      <text:p text:style-name="P1">CpHeader PrivateHeaders/XCTest/XCTAsyncActivity-Protocol.h /Users/Magpie/Library/Developer/Xcode/DerivedData/WebDriverAgent-dikkwtrisltbeobjmfvpthwwekvs/Build/Products/Debug-iphoneos/WebDriverAgentLib.framework/Headers/XCTAsyncActivity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AsyncActivity-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ActivityRecord.h /Users/Magpie/Library/Developer/Xcode/DerivedData/WebDriverAgent-dikkwtrisltbeobjmfvpthwwekvs/Build/Products/Debug-iphoneos/WebDriverAgentLib.framework/Headers/XCActivityRecor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<text:soft-page-break/>/Applications/Appium.app/Contents/Resources/app/node_modules/appium/node_modules/appium-xcuitest-driver/WebDriverAgent/PrivateHeaders/XCTest/XCActivityRecord.h /Users/Magpie/Library/Developer/Xcode/DerivedData/WebDriverAgent-dikkwtrisltbeobjmfvpthwwekvs/Build/Products/Debug-iphoneos/WebDriverAgentLib.framework/Headers</text:p>
      <text:p text:style-name="P1"/>
      <text:p text:style-name="P1">CpHeader WebDriverAgentLib/Categories/XCUIElement+FBFind.h /Users/Magpie/Library/Developer/Xcode/DerivedData/WebDriverAgent-dikkwtrisltbeobjmfvpthwwekvs/Build/Products/Debug-iphoneos/WebDriverAgentLib.framework/Headers/XCUIElement+FBFind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Categories/XCUIElement+FBFind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boardLayout.h /Users/Magpie/Library/Developer/Xcode/DerivedData/WebDriverAgent-dikkwtrisltbeobjmfvpthwwekvs/Build/Products/Debug-iphoneos/WebDriverAgentLib.framework/Headers/XCKeyboardLayout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boardLayout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Manager_ManagerInterface-Protocol.h /Users/Magpie/Library/Developer/Xcode/DerivedData/WebDriverAgent-dikkwtrisltbeobjmfvpthwwekvs/Build/Products/Debug-iphoneos/WebDriverAgentLib.framework/Headers/XCTestManager_ManagerInterface-Protocol.h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Manager_ManagerInterface-Protocol.h /Users/Magpie/Library/Developer/Xcode/DerivedData/WebDriverAgent-dikkwtrisltbeobjmfvpthwwekvs/Build/Products/Debug-iphoneos/WebDriverAgentLib.framework/Headers</text:p>
      <text:p text:style-name="P1"/>
      <text:p text:style-name="P1">CpHeader WebDriverAgentLib/Utilities/FBFailureProofTestCase.h /Users/Magpie/Library/Developer/Xcode/DerivedData/WebDriverAgent-dikkwtrisltbeobjmfvpthwwekvs/Build/Products/Debug-iphoneos/WebDriverAgentLib.framework/Headers/FBFailureProofTestCas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WebDriverAgentLib/Utilities/FBFailureProofTestCase.h /Users/Magpie/Library/Developer/Xcode/DerivedData/WebDriverAgent-dikkwtrisltbeobjmfvpthwwekvs/Build/Products/Debug-iphoneos/WebDriverAgentLib.framework/Headers</text:p>
      <text:p text:style-name="P1"/>
      <text:p text:style-name="P1">CpHeader PrivateHeaders/XCTest/XCTTestRunSessionDelegate-Protocol.h /Users/Magpie/Library/Developer/Xcode/DerivedData/WebDriverAgent-dikkwtrisltbeobjmfvpthwwekvs/Build/Products/Debug-iphoneos/WebDriverAgentLib.framework/Headers/XCTTestRunSessionDelegate-Protocol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TestRunSessionDelegate-<text:soft-page-break/>Protocol.h /Users/Magpie/Library/Developer/Xcode/DerivedData/WebDriverAgent-dikkwtrisltbeobjmfvpthwwekvs/Build/Products/Debug-iphoneos/WebDriverAgentLib.framework/Headers</text:p>
      <text:p text:style-name="P1"/>
      <text:p text:style-name="P1">CpHeader PrivateHeaders/XCTest/XCTestCaseSuite.h /Users/Magpie/Library/Developer/Xcode/DerivedData/WebDriverAgent-dikkwtrisltbeobjmfvpthwwekvs/Build/Products/Debug-iphoneos/WebDriverAgentLib.framework/Headers/XCTestCaseSuite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TestCaseSuite.h /Users/Magpie/Library/Developer/Xcode/DerivedData/WebDriverAgent-dikkwtrisltbeobjmfvpthwwekvs/Build/Products/Debug-iphoneos/WebDriverAgentLib.framework/Headers</text:p>
      <text:p text:style-name="P1"/>
      <text:p text:style-name="P1">CpHeader PrivateHeaders/XCTest/XCKeyMappingPath.h /Users/Magpie/Library/Developer/Xcode/DerivedData/WebDriverAgent-dikkwtrisltbeobjmfvpthwwekvs/Build/Products/Debug-iphoneos/WebDriverAgentLib.framework/Headers/XCKeyMappingPath.h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XCKeyMappingPath.h /Users/Magpie/Library/Developer/Xcode/DerivedData/WebDriverAgent-dikkwtrisltbeobjmfvpthwwekvs/Build/Products/Debug-iphoneos/WebDriverAgentLib.framework/Headers</text:p>
      <text:p text:style-name="P1"/>
      <text:p text:style-name="P1">CpHeader PrivateHeaders/XCTest/_XCInternalTestRun.h /Users/Magpie/Library/Developer/Xcode/DerivedData/WebDriverAgent-dikkwtrisltbeobjmfvpthwwekvs/Build/Products/Debug-iphoneos/WebDriverAgentLib.framework/Headers/_XCInternalTestRun.h</text:p>
      <text:p text:style-name="P1"><text:s text:c="4"/>cd /Applications/Appium.app/Contents/Resources/app/node_modules/appium/node_modules/appium-xcuitest-driver/WebDriverAgent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PrivateHeaders/XCTest/_XCInternalTestRun.h /Users/Magpie/Library/Developer/Xcode/DerivedData/WebDriverAgent-dikkwtrisltbeobjmfvpthwwekvs/Build/Products/Debug-iphoneos/WebDriverAgentLib.framework/Headers</text:p>
      <text:p text:style-name="P1"/>
      <text:p text:style-name="P1">CpResource Resources/WebDriverAgent.bundle /Users/Magpie/Library/Developer/Xcode/DerivedData/WebDriverAgent-dikkwtrisltbeobjmfvpthwwekvs/Build/Products/Debug-iphoneos/WebDriverAgentLib.framework/WebDriverAgent.bundle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resolve-src-symlinks /Applications/Appium.app/Contents/Resources/app/node_modules/appium/node_modules/appium-xcuitest-driver/WebDriverAgent/Resources/WebDriverAgent.bundle /Users/Magpie/Library/Developer/Xcode/DerivedData/WebDriverAgent-dikkwtrisltbeobjmfvpthwwekvs/Build/Products/Debug-iphoneos/WebDriverAgentLib.framework</text:p>
      <text:p text:style-name="P1"/>
      <text:p text:style-name="P1">PBXCp Carthage/Build/iOS/RoutingHTTPServer.framework /Users/Magpie/Library/Developer/Xcode/DerivedData/WebDriverAgent-dikkwtrisltbeobjmfvpthwwekvs/Build/Products/Debug-iphoneos/WebDriverAgentLib.framework/Frameworks/RoutingHTTPServer.framework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exclude Headers -exclude PrivateHeaders -exclude Modules -exclude *.tbd -bitcode-strip all -bitcode-strip-tool /Applications/Xcode.app/Contents/Developer/Toolchains/XcodeDefault.xctoolchain/usr/bin/bitcode_strip -resolve-src-symlinks /Applications/Appium.app/Contents/Resources/app/node_modules/appium/node_modules/appium-xcuitest-driver/WebDriverAgent/Carthage/Build/iOS/RoutingHTTPServer.framework /Users/Magpie/Library/Developer/Xcode/DerivedData/WebDriverAgent-<text:soft-page-break/>dikkwtrisltbeobjmfvpthwwekvs/Build/Products/Debug-iphoneos/WebDriverAgentLib.framework/Frameworks</text:p>
      <text:p text:style-name="P1">/Applications/Xcode.app/Contents/Developer/Toolchains/XcodeDefault.xctoolchain/usr/bin/bitcode_strip /Applications/Appium.app/Contents/Resources/app/node_modules/appium/node_modules/appium-xcuitest-driver/WebDriverAgent/Carthage/Build/iOS/RoutingHTTPServer.framework/RoutingHTTPServer -r -o /Users/Magpie/Library/Developer/Xcode/DerivedData/WebDriverAgent-dikkwtrisltbeobjmfvpthwwekvs/Build/Products/Debug-iphoneos/WebDriverAgentLib.framework/Frameworks/RoutingHTTPServer.framework/RoutingHTTPServer</text:p>
      <text:p text:style-name="P1"/>
      <text:p text:style-name="P1">CodeSign /Users/Magpie/Library/Developer/Xcode/DerivedData/WebDriverAgent-dikkwtrisltbeobjmfvpthwwekvs/Build/Products/Debug-iphoneos/WebDriverAgentLib.framework/Frameworks/RoutingHTTPServer.framework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/>
      <text:p text:style-name="P1"><text:s text:c="4"/>/usr/bin/codesign --force --sign 4201BB34B2AD9D5BE6BAF38D5459B99DFBCACE50 --preserve-metadata=identifier,entitlements,flags --timestamp=none /Users/Magpie/Library/Developer/Xcode/DerivedData/WebDriverAgent-dikkwtrisltbeobjmfvpthwwekvs/Build/Products/Debug-iphoneos/WebDriverAgentLib.framework/Frameworks/RoutingHTTPServer.framework</text:p>
      <text:p text:style-name="P1"/>
      <text:p text:style-name="P1">Touch /Users/Magpie/Library/Developer/Xcode/DerivedData/WebDriverAgent-dikkwtrisltbeobjmfvpthwwekvs/Build/Products/Debug-iphoneos/WebDriverAgentLib.framework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touch -c /Users/Magpie/Library/Developer/Xcode/DerivedData/WebDriverAgent-dikkwtrisltbeobjmfvpthwwekvs/Build/Products/Debug-iphoneos/WebDriverAgentLib.framework</text:p>
      <text:p text:style-name="P1"/>
      <text:p text:style-name="P1">CodeSign /Users/Magpie/Library/Developer/Xcode/DerivedData/WebDriverAgent-dikkwtrisltbeobjmfvpthwwekvs/Build/Products/Debug-iphoneos/WebDriverAgentLib.framework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/>
      <text:p text:style-name="P1"><text:s text:c="4"/>/usr/bin/codesign --force --sign 4201BB34B2AD9D5BE6BAF38D5459B99DFBCACE50 --timestamp=none /Users/Magpie/Library/Developer/Xcode/DerivedData/WebDriverAgent-dikkwtrisltbeobjmfvpthwwekvs/Build/Products/Debug-iphoneos/WebDriverAgentLib.framework</text:p>
      <text:p text:style-name="P1"/>
      <text:p text:style-name="P1">=== BUILD TARGET WebDriverAgentRunner OF PROJECT WebDriverAgent WITH CONFIGURATION Debug ===</text:p>
      <text:p text:style-name="P1"/>
      <text:p text:style-name="P1">Check dependencies</text:p>
      <text:p text:style-name="P1">Signing for "WebDriverAgentRunner" requires a development team. Select a development team in the project editor.</text:p>
      <text:p text:style-name="P1">2017-05-12 15:02:04.256 xcodebuild[9559:138911] Error Domain=IDETestOperationsObserverErrorDomain Code=4 "Test operation was canceled. If you believe this error represents a bug, please attach the log file at /Users/Magpie/Library/Developer/Xcode/DerivedData/WebDriverAgent-dikkwtrisltbeobjmfvpthwwekvs/Logs/Test/BD237AB1-E8E5-4540-854B-E1AB264274B1/Session-WebDriverAgentRunner-2017-05-12_150202-8slqwl.log" UserInfo={NSLocalizedDescription=Test operation was canceled. If you believe this error represents a bug, please attach the log file at /Users/Magpie/Library/Developer/Xcode/DerivedData/WebDriverAgent-dikkwtrisltbeobjmfvpthwwekvs/Logs/Test/BD237AB1-E8E5-4540-854B-E1AB264274B1/Session-WebDriverAgentRunner-2017-05-12_150202-8slqwl.log}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Code signing is required for product type 'UI Testing Bundle' in SDK 'iOS 10.3'</text:p>
      <text:p text:style-name="P1"/>
      <text:p text:style-name="P1"/>
      <text:p text:style-name="P1">Testing failed:</text:p>
      <text:p text:style-name="P1"><text:tab/>Signing for "WebDriverAgentRunner" requires a development team. Select a development team in the project editor.</text:p>
      <text:p text:style-name="P1"><text:tab/>Code signing is required for product type 'UI Testing Bundle' in SDK 'iOS 10.3'</text:p>
      <text:p text:style-name="P1"><text:tab/>Test operation was canceled. If you believe this error represents a bug, please attach the log file at /Users/Magpie/Library/Developer/Xcode/DerivedData/WebDriverAgent-<text:soft-page-break/>dikkwtrisltbeobjmfvpthwwekvs/Logs/Test/BD237AB1-E8E5-4540-854B-E1AB264274B1/Session-WebDriverAgentRunner-2017-05-12_150202-8slqwl.log</text:p>
      <text:p text:style-name="P1">** TEST FAILED **</text:p>
      <text:p text:style-name="P1"/>
      <text:p text:style-name="P1"/>
      <text:p text:style-name="P1">The following build commands failed:</text:p>
      <text:p text:style-name="P1"><text:tab/>Check dependencies</text:p>
      <text:p text:style-name="P1">(1 failure)</text:p>
      <text:p text:style-name="P1">Vickys:WebDriverAgent Vicky$ xcodebuild -project WebDriverAgent.xcodeproj -scheme WebDriverAgentRunner -destination 'id=5e4cb60929799d755b3269f8d3ba556dec9de7b6' test</text:p>
      <text:p text:style-name="P1">2017-05-12 15:05:40.169 xcodebuild[9867:141242] <text:s/>IDETestOperationsObserverDebug: Writing diagnostic log for test session to:</text:p>
      <text:p text:style-name="P1">/Users/Magpie/Library/Developer/Xcode/DerivedData/WebDriverAgent-dikkwtrisltbeobjmfvpthwwekvs/Logs/Test/FC59A80D-CD30-476F-97BF-DE9E038C19C8/Session-WebDriverAgentRunner-2017-05-12_150540-CrPGvk.log</text:p>
      <text:p text:style-name="P1">2017-05-12 15:05:40.169 xcodebuild[9867:141225] [MT] IDETestOperationsObserverDebug: (7FA6496C-84D1-49D1-A6AE-250E03F0F568) Beginning test session WebDriverAgentRunner-7FA6496C-84D1-49D1-A6AE-250E03F0F568 at 2017-05-12 15:05:40.169 with Xcode 8E162 on target &lt;DVTiOSDevice: 0x7fbd45cb5860&gt; {</text:p>
      <text:p text:style-name="P1"><text:tab/><text:tab/>deviceSerialNumber: <text:s text:c="8"/>DMPPX6RMG5YL</text:p>
      <text:p text:style-name="P1"><text:tab/><text:tab/>identifier: <text:s text:c="16"/>5e4cb60929799d755b3269f8d3ba556dec9de7b6</text:p>
      <text:p text:style-name="P1"><text:tab/><text:tab/>deviceClass: <text:s text:c="15"/>iPad</text:p>
      <text:p text:style-name="P1"><text:tab/><text:tab/>deviceName: <text:s text:c="16"/>Khannan</text:p>
      <text:p text:style-name="P1"><text:tab/><text:tab/>deviceIdentifier: <text:s text:c="10"/>5e4cb60929799d755b3269f8d3ba556dec9de7b6</text:p>
      <text:p text:style-name="P1"><text:tab/><text:tab/>productVersion: <text:s text:c="12"/>10.3.1</text:p>
      <text:p text:style-name="P1"><text:tab/><text:tab/>buildVersion: <text:s text:c="14"/>14E304</text:p>
      <text:p text:style-name="P1"><text:tab/><text:tab/>deviceSoftwareVersion: <text:s text:c="5"/>10.3.1 (14E304)</text:p>
      <text:p text:style-name="P1"><text:tab/><text:tab/>deviceArchitecture: <text:s text:c="8"/>arm64</text:p>
      <text:p text:style-name="P1"><text:tab/><text:tab/>deviceTotalCapacity: <text:s text:c="7"/>60397891584</text:p>
      <text:p text:style-name="P1"><text:tab/><text:tab/>deviceAvailableCapacity: <text:s text:c="3"/>52546953216</text:p>
      <text:p text:style-name="P1"><text:tab/><text:tab/>deviceIsTransient: <text:s text:c="9"/>NO</text:p>
      <text:p text:style-name="P1"><text:tab/><text:tab/>ignored: <text:s text:c="19"/>NO</text:p>
      <text:p text:style-name="P1"><text:tab/><text:tab/>deviceIsBusy: <text:s text:c="14"/>NO</text:p>
      <text:p text:style-name="P1"><text:tab/><text:tab/>deviceIsActivated: <text:s text:c="9"/>YES</text:p>
      <text:p text:style-name="P1"><text:tab/><text:tab/>deviceActivationState: <text:s text:c="5"/>Activated</text:p>
      <text:p text:style-name="P1"><text:tab/><text:tab/>isPasscodeLocked: <text:s text:c="10"/>NO</text:p>
      <text:p text:style-name="P1"><text:tab/><text:tab/>deviceType: <text:s text:c="16"/>&lt;DVTDeviceType:0x7fbd42fa62c0 Xcode.DeviceType.iPhone&gt;</text:p>
      <text:p text:style-name="P1"><text:tab/><text:tab/>supportedDeviceFamilies: <text:s text:c="3"/>(</text:p>
      <text:p text:style-name="P1"><text:s text:c="4"/>1,</text:p>
      <text:p text:style-name="P1"><text:s text:c="4"/>2</text:p>
      <text:p text:style-name="P1">)</text:p>
      <text:p text:style-name="P1"><text:tab/><text:tab/>applications: <text:s text:c="13"/>(null)</text:p>
      <text:p text:style-name="P1"><text:tab/><text:tab/>provisioningProfiles: <text:s text:c="5"/>(null)</text:p>
      <text:p text:style-name="P1"><text:tab/><text:tab/>activityProgress: <text:s text:c="9"/>-2</text:p>
      <text:p text:style-name="P1"><text:tab/><text:tab/>activityTitle: <text:s text:c="12"/></text:p>
      <text:p text:style-name="P1"><text:tab/><text:tab/>hasInternalSupport: <text:s text:c="7"/>NO</text:p>
      <text:p text:style-name="P1"><text:tab/><text:tab/>isSupportedOS: <text:s text:c="12"/>YES</text:p>
      <text:p text:style-name="P1"><text:tab/><text:tab/>developerDiskMountError: <text:s text:c="2"/>(null)</text:p>
      <text:p text:style-name="P1">(null)</text:p>
      <text:p text:style-name="P1"><text:tab/>bootArgs: <text:s text:c="17"/>&lt;unavailable&gt;</text:p>
      <text:p text:style-name="P1"><text:tab/><text:tab/>} (10.3.1 (14E304))</text:p>
      <text:p text:style-name="P1"><text:soft-page-break/>=== BUILD TARGET WebDriverAgentLib OF PROJECT WebDriverAgent WITH CONFIGURATION Debug ===</text:p>
      <text:p text:style-name="P1"/>
      <text:p text:style-name="P1">Check dependencies</text:p>
      <text:p text:style-name="P1"/>
      <text:p text:style-name="P1">=== BUILD TARGET WebDriverAgentRunner OF PROJECT WebDriverAgent WITH CONFIGURATION Debug ===</text:p>
      <text:p text:style-name="P1"/>
      <text:p text:style-name="P1">Check dependencies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Signing for "WebDriverAgentRunner" requires a development team. Select a development team in the project editor.</text:p>
      <text:p text:style-name="P1">Code signing is required for product type 'UI Testing Bundle' in SDK 'iOS 10.3'</text:p>
      <text:p text:style-name="P1">Code signing is required for product type 'UI Testing Bundle' in SDK 'iOS 10.3'</text:p>
      <text:p text:style-name="P1"/>
      <text:p text:style-name="P1">2017-05-12 15:05:40.522 xcodebuild[9867:141225] Error Domain=IDETestOperationsObserverErrorDomain Code=4 "Test operation was canceled. If you believe this error represents a bug, please attach the log file at /Users/Magpie/Library/Developer/Xcode/DerivedData/WebDriverAgent-dikkwtrisltbeobjmfvpthwwekvs/Logs/Test/FC59A80D-CD30-476F-97BF-DE9E038C19C8/Session-WebDriverAgentRunner-2017-05-12_150540-CrPGvk.log" UserInfo={NSLocalizedDescription=Test operation was canceled. If you believe this error represents a bug, please attach the log file at /Users/Magpie/Library/Developer/Xcode/DerivedData/WebDriverAgent-dikkwtrisltbeobjmfvpthwwekvs/Logs/Test/FC59A80D-CD30-476F-97BF-DE9E038C19C8/Session-WebDriverAgentRunner-2017-05-12_150540-CrPGvk.log}</text:p>
      <text:p text:style-name="P1"/>
      <text:p text:style-name="P1">Testing failed:</text:p>
      <text:p text:style-name="P1"><text:tab/>Signing for "WebDriverAgentRunner" requires a development team. Select a development team in the project editor.</text:p>
      <text:p text:style-name="P1"><text:tab/>Code signing is required for product type 'UI Testing Bundle' in SDK 'iOS 10.3'</text:p>
      <text:p text:style-name="P1">** TEST FAILED **</text:p>
      <text:p text:style-name="P1"/>
      <text:p text:style-name="P1"/>
      <text:p text:style-name="P1">The following build commands failed:</text:p>
      <text:p text:style-name="P1"><text:tab/>Check dependencies</text:p>
      <text:p text:style-name="P1">(1 failure)</text:p>
      <text:p text:style-name="P1">Vickys:WebDriverAgent Vicky$ xcodebuild -project WebDriverAgent.xcodeproj -scheme WebDriverAgentRunner -destination 'id=5e4cb60929799d755b3269f8d3ba556dec9de7b6' test</text:p>
      <text:p text:style-name="P1">2017-05-12 15:06:05.039 xcodebuild[9881:141562] <text:s/>IDETestOperationsObserverDebug: Writing diagnostic log for test session to:</text:p>
      <text:p text:style-name="P1">/Users/Magpie/Library/Developer/Xcode/DerivedData/WebDriverAgent-dikkwtrisltbeobjmfvpthwwekvs/Logs/Test/72911ACB-1199-490D-98E7-D7A8274C03B5/Session-WebDriverAgentRunner-2017-05-12_150605-ZHPMv9.log</text:p>
      <text:p text:style-name="P1">2017-05-12 15:06:05.039 xcodebuild[9881:141542] [MT] IDETestOperationsObserverDebug: (925BE293-8D6D-448D-B5CF-A58B7A54D0F6) Beginning test session WebDriverAgentRunner-<text:soft-page-break/>925BE293-8D6D-448D-B5CF-A58B7A54D0F6 at 2017-05-12 15:06:05.039 with Xcode 8E162 on target &lt;DVTiOSDevice: 0x7ff55d3a1020&gt; {</text:p>
      <text:p text:style-name="P1"><text:tab/><text:tab/>deviceSerialNumber: <text:s text:c="8"/>DMPPX6RMG5YL</text:p>
      <text:p text:style-name="P1"><text:tab/><text:tab/>identifier: <text:s text:c="16"/>5e4cb60929799d755b3269f8d3ba556dec9de7b6</text:p>
      <text:p text:style-name="P1"><text:tab/><text:tab/>deviceClass: <text:s text:c="15"/>iPad</text:p>
      <text:p text:style-name="P1"><text:tab/><text:tab/>deviceName: <text:s text:c="16"/>Khannan</text:p>
      <text:p text:style-name="P1"><text:tab/><text:tab/>deviceIdentifier: <text:s text:c="10"/>5e4cb60929799d755b3269f8d3ba556dec9de7b6</text:p>
      <text:p text:style-name="P1"><text:tab/><text:tab/>productVersion: <text:s text:c="12"/>10.3.1</text:p>
      <text:p text:style-name="P1"><text:tab/><text:tab/>buildVersion: <text:s text:c="14"/>14E304</text:p>
      <text:p text:style-name="P1"><text:tab/><text:tab/>deviceSoftwareVersion: <text:s text:c="5"/>10.3.1 (14E304)</text:p>
      <text:p text:style-name="P1"><text:tab/><text:tab/>deviceArchitecture: <text:s text:c="8"/>arm64</text:p>
      <text:p text:style-name="P1"><text:tab/><text:tab/>deviceTotalCapacity: <text:s text:c="7"/>60397891584</text:p>
      <text:p text:style-name="P1"><text:tab/><text:tab/>deviceAvailableCapacity: <text:s text:c="3"/>52546797568</text:p>
      <text:p text:style-name="P1"><text:tab/><text:tab/>deviceIsTransient: <text:s text:c="9"/>NO</text:p>
      <text:p text:style-name="P1"><text:tab/><text:tab/>ignored: <text:s text:c="19"/>NO</text:p>
      <text:p text:style-name="P1"><text:tab/><text:tab/>deviceIsBusy: <text:s text:c="14"/>NO</text:p>
      <text:p text:style-name="P1"><text:tab/><text:tab/>deviceIsActivated: <text:s text:c="9"/>YES</text:p>
      <text:p text:style-name="P1"><text:tab/><text:tab/>deviceActivationState: <text:s text:c="5"/>Activated</text:p>
      <text:p text:style-name="P1"><text:tab/><text:tab/>isPasscodeLocked: <text:s text:c="10"/>NO</text:p>
      <text:p text:style-name="P1"><text:tab/><text:tab/>deviceType: <text:s text:c="16"/>&lt;DVTDeviceType:0x7ff55d0463b0 Xcode.DeviceType.iPhone&gt;</text:p>
      <text:p text:style-name="P1"><text:tab/><text:tab/>supportedDeviceFamilies: <text:s text:c="3"/>(</text:p>
      <text:p text:style-name="P1"><text:s text:c="4"/>1,</text:p>
      <text:p text:style-name="P1"><text:s text:c="4"/>2</text:p>
      <text:p text:style-name="P1">)</text:p>
      <text:p text:style-name="P1"><text:tab/><text:tab/>applications: <text:s text:c="13"/>(null)</text:p>
      <text:p text:style-name="P1"><text:tab/><text:tab/>provisioningProfiles: <text:s text:c="5"/>(null)</text:p>
      <text:p text:style-name="P1"><text:tab/><text:tab/>activityProgress: <text:s text:c="9"/>-2</text:p>
      <text:p text:style-name="P1"><text:tab/><text:tab/>activityTitle: <text:s text:c="12"/></text:p>
      <text:p text:style-name="P1"><text:tab/><text:tab/>hasInternalSupport: <text:s text:c="7"/>NO</text:p>
      <text:p text:style-name="P1"><text:tab/><text:tab/>isSupportedOS: <text:s text:c="12"/>YES</text:p>
      <text:p text:style-name="P1"><text:tab/><text:tab/>developerDiskMountError: <text:s text:c="2"/>(null)</text:p>
      <text:p text:style-name="P1">(null)</text:p>
      <text:p text:style-name="P1"><text:tab/>bootArgs: <text:s text:c="17"/>&lt;unavailable&gt;</text:p>
      <text:p text:style-name="P1"><text:tab/><text:tab/>} (10.3.1 (14E304))</text:p>
      <text:p text:style-name="P1">=== BUILD TARGET WebDriverAgentLib OF PROJECT WebDriverAgent WITH CONFIGURATION Debug ===</text:p>
      <text:p text:style-name="P1"/>
      <text:p text:style-name="P1">Check dependencies</text:p>
      <text:p text:style-name="P1"/>
      <text:p text:style-name="P1">=== BUILD TARGET WebDriverAgentRunner OF PROJECT WebDriverAgent WITH CONFIGURATION Debug ===</text:p>
      <text:p text:style-name="P1"/>
      <text:p text:style-name="P1">Check dependencies</text:p>
      <text:p text:style-name="P1"/>
      <text:p text:style-name="P1">Create product structure</text:p>
      <text:p text:style-name="P1">/bin/mkdir -p /Users/Magpie/Library/Developer/Xcode/DerivedData/WebDriverAgent-dikkwtrisltbeobjmfvpthwwekvs/Build/Products/Debug-iphoneos/WebDriverAgentRunner-Runner.app/PlugIns/WebDriverAgentRunner.xctest</text:p>
      <text:p text:style-name="P1"/>
      <text:p text:style-name="P1">ProcessInfoPlistFile /Users/Magpie/Library/Developer/Xcode/DerivedData/WebDriverAgent-dikkwtrisltbeobjmfvpthwwekvs/Build/Products/Debug-iphoneos/WebDriverAgentRunner-Runner.app/PlugIns/WebDriverAgentRunner.xctest/Info.plist WebDriverAgentRunner/Info.plist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infoPlistUtility /Applications/Appium.app/Contents/Resources/app/node_modules/appium/node_modules/appium-xcuitest-driver/WebDriverAgent/WebDriverAgentRunner/Info.plist -expandbuildsettings -format binary -platform iphoneos -requiredArchitecture arm64 -o /Users/Magpie/Library/Developer/Xcode/DerivedData/WebDriverAgent-dikkwtrisltbeobjmfvpthwwekvs/Build/Products/Debug-iphoneos/WebDriverAgentRunner-Runner.app/PlugIns/WebDriverAgentRunner.xctest/Info.plist</text:p>
      <text:p text:style-name="P1"/>
      <text:p text:style-name="P1">Ditto /Users/Magpie/Library/Developer/Xcode/DerivedData/WebDriverAgent-dikkwtrisltbeobjmfvpthwwekvs/Build/Products/Debug-iphoneos/WebDriverAgentRunner-Runner.app/Frameworks/XCTest.framework /Applications/Xcode.app/Contents/Developer/Platforms/iPhoneOS.platform/Developer/Library/Frameworks/XCTest.framework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ditto -rsrc /Applications/Xcode.app/Contents/Developer/Platforms/iPhoneOS.platform/Developer/Library/Frameworks/XCTest.framework /Users/Magpie/Library/Developer/Xcode/DerivedData/WebDriverAgent-dikkwtrisltbeobjmfvpthwwekvs/Build/Products/Debug-iphoneos/WebDriverAgentRunner-Runner.app/Frameworks/XCTest.framework</text:p>
      <text:p text:style-name="P1"/>
      <text:p text:style-name="P1">ProcessProductPackaging /Users/Magpie/Library/MobileDevice/Provisioning\ Profiles/870794b2-a6e6-4904-986a-038d1dd5a4b9.mobileprovision /Users/Magpie/Library/Developer/Xcode/DerivedData/WebDriverAgent-dikkwtrisltbeobjmfvpthwwekvs/Build/Products/Debug-iphoneos/WebDriverAgentRunner-Runner.app/embedded.mobileprovision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productPackagingUtility /Users/Magpie/Library/MobileDevice/Provisioning\ Profiles/870794b2-a6e6-4904-986a-038d1dd5a4b9.mobileprovision -o /Users/Magpie/Library/Developer/Xcode/DerivedData/WebDriverAgent-<text:soft-page-break/>dikkwtrisltbeobjmfvpthwwekvs/Build/Products/Debug-iphoneos/WebDriverAgentRunner-Runner.app/embedded.mobileprovision</text:p>
      <text:p text:style-name="P1"/>
      <text:p text:style-name="P1">ProcessProductPackaging "" /Users/Magpie/Library/Developer/Xcode/DerivedData/WebDriverAgent-dikkwtrisltbeobjmfvpthwwekvs/Build/Intermediates/WebDriverAgent.build/Debug-iphoneos/WebDriverAgentRunner.build/XCTest.framework.xcen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/>
      <text:p text:style-name="P1">Entitlements:</text:p>
      <text:p text:style-name="P1"/>
      <text:p text:style-name="P1">{</text:p>
      <text:p text:style-name="P1"><text:s text:c="4"/>"application-identifier" = "YJQ4PA9QG9.com.facebook.WebDriverAgentRunner";</text:p>
      <text:p text:style-name="P1"><text:s text:c="4"/>"com.apple.developer.team-identifier" = YJQ4PA9QG9;</text:p>
      <text:p text:style-name="P1"><text:s text:c="4"/>"get-task-allow" = 1;</text:p>
      <text:p text:style-name="P1"><text:s text:c="4"/>"keychain-access-groups" = <text:s text:c="4"/>(</text:p>
      <text:p text:style-name="P1"><text:s text:c="8"/>"YJQ4PA9QG9.com.facebook.WebDriverAgentRunner"</text:p>
      <text:p text:style-name="P1"><text:s text:c="4"/>);</text:p>
      <text:p text:style-name="P1">}</text:p>
      <text:p text:style-name="P1"/>
      <text:p text:style-name="P1"/>
      <text:p text:style-name="P1"><text:s text:c="4"/>builtin-productPackagingUtility -entitlements -format xml -o /Users/Magpie/Library/Developer/Xcode/DerivedData/WebDriverAgent-dikkwtrisltbeobjmfvpthwwekvs/Build/Intermediates/WebDriverAgent.build/Debug-iphoneos/WebDriverAgentRunner.build/XCTest.framework.xcent</text:p>
      <text:p text:style-name="P1"/>
      <text:p text:style-name="P1">ProcessProductPackaging "" /Users/Magpie/Library/Developer/Xcode/DerivedData/WebDriverAgent-dikkwtrisltbeobjmfvpthwwekvs/Build/Intermediates/WebDriverAgent.build/Debug-iphoneos/WebDriverAgentRunner.build/WebDriverAgentRunner.xctest.xcen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/>
      <text:p text:style-name="P1">Entitlements:</text:p>
      <text:p text:style-name="P1"/>
      <text:p text:style-name="P1">{</text:p>
      <text:p text:style-name="P1"><text:s text:c="4"/>"application-identifier" = "YJQ4PA9QG9.com.facebook.WebDriverAgentRunner";</text:p>
      <text:p text:style-name="P1"><text:soft-page-break/><text:s text:c="4"/>"com.apple.developer.team-identifier" = YJQ4PA9QG9;</text:p>
      <text:p text:style-name="P1"><text:s text:c="4"/>"get-task-allow" = 1;</text:p>
      <text:p text:style-name="P1"><text:s text:c="4"/>"keychain-access-groups" = <text:s text:c="4"/>(</text:p>
      <text:p text:style-name="P1"><text:s text:c="8"/>"YJQ4PA9QG9.com.facebook.WebDriverAgentRunner"</text:p>
      <text:p text:style-name="P1"><text:s text:c="4"/>);</text:p>
      <text:p text:style-name="P1">}</text:p>
      <text:p text:style-name="P1"/>
      <text:p text:style-name="P1"/>
      <text:p text:style-name="P1"><text:s text:c="4"/>builtin-productPackagingUtility -entitlements -format xml -o /Users/Magpie/Library/Developer/Xcode/DerivedData/WebDriverAgent-dikkwtrisltbeobjmfvpthwwekvs/Build/Intermediates/WebDriverAgent.build/Debug-iphoneos/WebDriverAgentRunner.build/WebDriverAgentRunner.xctest.xcent</text:p>
      <text:p text:style-name="P1"/>
      <text:p text:style-name="P1">Ditto /Users/Magpie/Library/Developer/Xcode/DerivedData/WebDriverAgent-dikkwtrisltbeobjmfvpthwwekvs/Build/Products/Debug-iphoneos/WebDriverAgentRunner-Runner.app/_CodeSignature /Applications/Xcode.app/Contents/Developer/Platforms/iPhoneOS.platform/Developer/Library/Xcode/Agents/XCTRunner.app/_CodeSignature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ditto -rsrc /Applications/Xcode.app/Contents/Developer/Platforms/iPhoneOS.platform/Developer/Library/Xcode/Agents/XCTRunner.app/_CodeSignature /Users/Magpie/Library/Developer/Xcode/DerivedData/WebDriverAgent-dikkwtrisltbeobjmfvpthwwekvs/Build/Products/Debug-iphoneos/WebDriverAgentRunner-Runner.app/_CodeSignature</text:p>
      <text:p text:style-name="P1"/>
      <text:p text:style-name="P1">Ditto /Users/Magpie/Library/Developer/Xcode/DerivedData/WebDriverAgent-dikkwtrisltbeobjmfvpthwwekvs/Build/Products/Debug-iphoneos/WebDriverAgentRunner-Runner.app/PkgInfo /Applications/Xcode.app/Contents/Developer/Platforms/iPhoneOS.platform/Developer/Library/Xcode/Agents/XCTRunner.app/PkgInfo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ditto -rsrc /Applications/Xcode.app/Contents/Developer/Platforms/iPhoneOS.platform/Developer/Library/Xcode/Agents/XCTRunner.app/PkgInfo /Users/Magpie/Library/Developer/Xcode/DerivedData/WebDriverAgent-dikkwtrisltbeobjmfvpthwwekvs/Build/Products/Debug-iphoneos/WebDriverAgentRunner-Runner.app/PkgInfo</text:p>
      <text:p text:style-name="P1"><text:soft-page-break/></text:p>
      <text:p text:style-name="P1">Ditto /Users/Magpie/Library/Developer/Xcode/DerivedData/WebDriverAgent-dikkwtrisltbeobjmfvpthwwekvs/Build/Products/Debug-iphoneos/WebDriverAgentRunner-Runner.app/_CodeSignature/CodeResources /Applications/Xcode.app/Contents/Developer/Platforms/iPhoneOS.platform/Developer/Library/Xcode/Agents/XCTRunner.app/_CodeSignature/CodeResources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ditto -rsrc /Applications/Xcode.app/Contents/Developer/Platforms/iPhoneOS.platform/Developer/Library/Xcode/Agents/XCTRunner.app/_CodeSignature/CodeResources /Users/Magpie/Library/Developer/Xcode/DerivedData/WebDriverAgent-dikkwtrisltbeobjmfvpthwwekvs/Build/Products/Debug-iphoneos/WebDriverAgentRunner-Runner.app/_CodeSignature/CodeResources</text:p>
      <text:p text:style-name="P1"/>
      <text:p text:style-name="P1">Preprocess /Users/Magpie/Library/Developer/Xcode/DerivedData/WebDriverAgent-dikkwtrisltbeobjmfvpthwwekvs/Build/Products/Debug-iphoneos/WebDriverAgentRunner-Runner.app/Info.plist /Applications/Xcode.app/Contents/Developer/Platforms/iPhoneOS.platform/Developer/Library/Xcode/Agents/XCTRunner.app/Info.plis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c -E -P -x c -Wno-trigraphs /Applications/Xcode.app/Contents/Developer/Platforms/iPhoneOS.platform/Developer/Library/Xcode/Agents/XCTRunner.app/Info.plist -F/Users/Magpie/Library/Developer/Xcode/DerivedData/WebDriverAgent-dikkwtrisltbeobjmfvpthwwekvs/Build/Products/Debug-iphoneos -isysroot /Applications/Xcode.app/Contents/Developer/Platforms/iPhoneOS.platform/Developer/SDKs/iPhoneOS10.3.sdk -DWRAPPEDPRODUCTNAME=WebDriverAgentRunner -o /Users/Magpie/Library/Developer/Xcode/DerivedData/WebDriverAgent-dikkwtrisltbeobjmfvpthwwekvs/Build/Products/Debug-iphoneos/WebDriverAgentRunner-Runner.app/Info.plist</text:p>
      <text:p text:style-name="P1"/>
      <text:p text:style-name="P1">Ditto /Users/Magpie/Library/Developer/Xcode/DerivedData/WebDriverAgent-dikkwtrisltbeobjmfvpthwwekvs/Build/Products/Debug-iphoneos/WebDriverAgentRunner-Runner.app/XCTRunner /Applications/Xcode.app/Contents/Developer/Platforms/iPhoneOS.platform/Developer/Library/Xcode/Agents/XCTRunner.app/XCTRunner</text:p>
      <text:p text:style-name="P1"><text:soft-page-break/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ditto -rsrc /Applications/Xcode.app/Contents/Developer/Platforms/iPhoneOS.platform/Developer/Library/Xcode/Agents/XCTRunner.app/XCTRunner /Users/Magpie/Library/Developer/Xcode/DerivedData/WebDriverAgent-dikkwtrisltbeobjmfvpthwwekvs/Build/Products/Debug-iphoneos/WebDriverAgentRunner-Runner.app/XCTRunner</text:p>
      <text:p text:style-name="P1"/>
      <text:p text:style-name="P1">CodeSign /Users/Magpie/Library/Developer/Xcode/DerivedData/WebDriverAgent-dikkwtrisltbeobjmfvpthwwekvs/Build/Products/Debug-iphoneos/WebDriverAgentRunner-Runner.app/Frameworks/XCTest.framework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/>
      <text:p text:style-name="P1"><text:s text:c="4"/>/usr/bin/codesign --force --sign 4201BB34B2AD9D5BE6BAF38D5459B99DFBCACE50 --deep --preserve-metadata=identifier,entitlements,flags --timestamp=none /Users/Magpie/Library/Developer/Xcode/DerivedData/WebDriverAgent-dikkwtrisltbeobjmfvpthwwekvs/Build/Products/Debug-iphoneos/WebDriverAgentRunner-Runner.app/Frameworks/XCTest.framework</text:p>
      <text:p text:style-name="P1">/Users/Magpie/Library/Developer/Xcode/DerivedData/WebDriverAgent-dikkwtrisltbeobjmfvpthwwekvs/Build/Products/Debug-iphoneos/WebDriverAgentRunner-Runner.app/Frameworks/XCTest.framework: replacing existing signature</text:p>
      <text:p text:style-name="P1"/>
      <text:p text:style-name="P1">CompileC /Users/Magpie/Library/Developer/Xcode/DerivedData/WebDriverAgent-dikkwtrisltbeobjmfvpthwwekvs/Build/Intermediates/WebDriverAgent.build/Debug-iphoneos/WebDriverAgentRunner.build/Objects-normal/arm64/UITestingUITests.o WebDriverAgentRunner/UITestingUITests.m normal arm64 objective-c com.apple.compilers.llvm.clang.1_0.compiler</text:p>
      <text:p text:style-name="P1"><text:s text:c="4"/>cd /Applications/Appium.app/Contents/Resources/app/node_modules/appium/node_modules/appium-xcuitest-driver/WebDriverAgent</text:p>
      <text:p text:style-name="P1"><text:s text:c="4"/>export LANG=en_US.US-ASCII</text:p>
      <text:p text:style-name="P1"><text:s text:c="4"/>export PATH="/Applications/Xcode.app/Contents/Developer/Platforms/iPhoneOS.platform/Developer/usr/<text:soft-page-break/>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x objective-c -arch arm64 -fmessage-length=180 -fdiagnostics-show-note-include-stack -fmacro-backtrace-limit=0 -fcolor-diagnostics -std=gnu99 -fobjc-arc -fmodules -gmodules -fmodules-cache-path=/Users/Magpie/Library/Developer/Xcode/DerivedData/ModuleCache -fmodules-prune-interval=86400 -fmodules-prune-after=345600 -fbuild-session-file=/Users/Magpie/Library/Developer/Xcode/DerivedData/ModuleCache/Session.modulevalidation -fmodules-validate-once-per-build-session -Wno-trigraphs -fpascal-strings -O0 -fno-common -Werror -Wmissing-field-initializers -Wno-missing-prototypes -Werror=return-type -Wunreachable-code -Wno-implicit-atomic-properties -Werror=deprecated-objc-isa-usage -Werror=objc-root-class -Warc-repeated-use-of-weak -Wimplicit-retain-self -Wduplicate-method-match -Wno-missing-braces -Wparentheses -Wswitch -Wunused-function -Wno-unused-label -Wunused-parameter -Wunused-variable -Wunused-value -Wempty-body -Wuninitialized -Wconditional-uninitialized -Wno-unknown-pragmas -pedantic -Wshadow -Wno-four-char-constants -Wconversion -Wconstant-conversion -Wint-conversion -Wbool-conversion -Wenum-conversion -Wassign-enum -Wsign-compare -Wshorten-64-to-32 -Wpointer-sign -Wno-newline-eof -Wno-selector -Wno-strict-selector-match -Wundeclared-selector -Wno-deprecated-implementations -DDEBUG=1 -DOBJC_OLD_DISPATCH_PROTOTYPES=0 -isysroot /Applications/Xcode.app/Contents/Developer/Platforms/iPhoneOS.platform/Developer/SDKs/iPhoneOS10.3.sdk -fstrict-aliasing -Wprotocol -Wdeprecated-declarations -miphoneos-version-min=9.3 -g -Wno-sign-conversion -Winfinite-recursion -iquote /Users/Magpie/Library/Developer/Xcode/DerivedData/WebDriverAgent-dikkwtrisltbeobjmfvpthwwekvs/Build/Intermediates/WebDriverAgent.build/Debug-iphoneos/WebDriverAgentRunner.build/WebDriverAgentRunner-generated-files.hmap -I/Users/Magpie/Library/Developer/Xcode/DerivedData/WebDriverAgent-dikkwtrisltbeobjmfvpthwwekvs/Build/Intermediates/WebDriverAgent.build/Debug-iphoneos/WebDriverAgentRunner.build/WebDriverAgentRunner-own-target-headers.hmap -I/Users/Magpie/Library/Developer/Xcode/DerivedData/WebDriverAgent-dikkwtrisltbeobjmfvpthwwekvs/Build/Intermediates/WebDriverAgent.build/Debug-iphoneos/WebDriverAgentRunner.build/WebDriverAgentRunner-all-target-headers.hmap -iquote /Users/Magpie/Library/Developer/Xcode/DerivedData/WebDriverAgent-dikkwtrisltbeobjmfvpthwwekvs/Build/Intermediates/WebDriverAgent.build/Debug-iphoneos/WebDriverAgentRunner.build/WebDriverAgentRunner-project-headers.hmap -I/Users/Magpie/Library/Developer/Xcode/DerivedData/WebDriverAgent-dikkwtrisltbeobjmfvpthwwekvs/Build/Products/Debug-iphoneos/include -I/Applications/Xcode.app/Contents/Developer/Platforms/iPhoneOS.platform/Developer/SDKs/iPhoneOS10.3.sdk/usr/include/libxml2 -I/Applications/Appium.app/Contents/Resources/app/node_modules/appium/node_modules/appium-xcuitest-driver/WebDriverAgent/Modules -I/Users/Magpie/Library/Developer/Xcode/DerivedData/WebDriverAgent-dikkwtrisltbeobjmfvpthwwekvs/Build/Intermediates/WebDriverAgent.build/Debug-iphoneos/WebDriverAgentRunner.build/DerivedSources/arm64 -I/Users/Magpie/Library/Developer/Xcode/DerivedData/WebDriverAgent-dikkwtrisltbeobjmfvpthwwekvs/Build/Intermediates/WebDriverAgent.build/Debug-iphoneos/WebDriverAgentRunner.build/DerivedSources -Weverything -Wno-objc-missing-property-synthesis -Wno-unused-macros -Wno-disabled-macro-expansion -Wno-gnu-statement-expression -Wno-language-extension-token -Wno-overriding-method-mismatch -Wno-missing-variable-declarations -Rno-module-build -Wno-auto-import -Wno-objc-interface-ivars -Wno-documentation-unknown-command -Wno-reserved-id-macro -Wno-unused-parameter -Wno-gnu-<text:soft-page-break/>conditional-omitted-operand -Wno-explicit-ownership-type -Wno-date-time -Wno-cast-align -Wno-cstring-format-directive -Wno-double-promotion -Wno-partial-availability -F/Users/Magpie/Library/Developer/Xcode/DerivedData/WebDriverAgent-dikkwtrisltbeobjmfvpthwwekvs/Build/Products/Debug-iphoneos -F/Applications/Appium.app/Contents/Resources/app/node_modules/appium/node_modules/appium-xcuitest-driver/WebDriverAgent/Carthage/Build/iOS -F/Applications/Xcode.app/Contents/Developer/Platforms/iPhoneOS.platform/Developer/Library/Frameworks -MMD -MT dependencies -MF /Users/Magpie/Library/Developer/Xcode/DerivedData/WebDriverAgent-dikkwtrisltbeobjmfvpthwwekvs/Build/Intermediates/WebDriverAgent.build/Debug-iphoneos/WebDriverAgentRunner.build/Objects-normal/arm64/UITestingUITests.d --serialize-diagnostics /Users/Magpie/Library/Developer/Xcode/DerivedData/WebDriverAgent-dikkwtrisltbeobjmfvpthwwekvs/Build/Intermediates/WebDriverAgent.build/Debug-iphoneos/WebDriverAgentRunner.build/Objects-normal/arm64/UITestingUITests.dia -c /Applications/Appium.app/Contents/Resources/app/node_modules/appium/node_modules/appium-xcuitest-driver/WebDriverAgent/WebDriverAgentRunner/UITestingUITests.m -o /Users/Magpie/Library/Developer/Xcode/DerivedData/WebDriverAgent-dikkwtrisltbeobjmfvpthwwekvs/Build/Intermediates/WebDriverAgent.build/Debug-iphoneos/WebDriverAgentRunner.build/Objects-normal/arm64/UITestingUITests.o</text:p>
      <text:p text:style-name="P1"/>
      <text:p text:style-name="P1">Ld /Users/Magpie/Library/Developer/Xcode/DerivedData/WebDriverAgent-dikkwtrisltbeobjmfvpthwwekvs/Build/Products/Debug-iphoneos/WebDriverAgentRunner-Runner.app/PlugIns/WebDriverAgentRunner.xctest/WebDriverAgentRunner normal arm64</text:p>
      <text:p text:style-name="P1"><text:s text:c="4"/>cd /Applications/Appium.app/Contents/Resources/app/node_modules/appium/node_modules/appium-xcuitest-driver/WebDriverAgent</text:p>
      <text:p text:style-name="P1"><text:s text:c="4"/>export IPHONEOS_DEPLOYMENT_TARGET=9.3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clang -arch arm64 -bundle -isysroot /Applications/Xcode.app/Contents/Developer/Platforms/iPhoneOS.platform/Developer/SDKs/iPhoneOS10.3.sdk -L/Users/Magpie/Library/Developer/Xcode/DerivedData/WebDriverAgent-dikkwtrisltbeobjmfvpthwwekvs/Build/Products/Debug-iphoneos -F/Users/Magpie/Library/Developer/Xcode/DerivedData/WebDriverAgent-dikkwtrisltbeobjmfvpthwwekvs/Build/Products/Debug-iphoneos -F/Applications/Appium.app/Contents/Resources/app/node_modules/appium/node_modules/appium-xcuitest-driver/WebDriverAgent/Carthage/Build/iOS -F/Applications/Xcode.app/Contents/Developer/Platforms/iPhoneOS.platform/Developer/Library/Frameworks -filelist /Users/Magpie/Library/Developer/Xcode/DerivedData/WebDriverAgent-dikkwtrisltbeobjmfvpthwwekvs/Build/Intermediates/WebDriverAgent.build/Debug-iphoneos/WebDriverAgentRunner.build/Objects-normal/arm64/WebDriverAgentRunner.LinkFileList -Xlinker -rpath -Xlinker @executable_path/Frameworks -Xlinker -rpath -Xlinker @loader_path/Frameworks -miphoneos-version-min=9.3 -dead_strip -Xlinker -object_path_lto -Xlinker /Users/Magpie/Library/Developer/Xcode/DerivedData/WebDriverAgent-dikkwtrisltbeobjmfvpthwwekvs/Build/Intermediates/WebDriverAgent.build/Debug-iphoneos/WebDriverAgentRunner.build/Objects-normal/arm64/WebDriverAgentRunner_lto.o <text:soft-page-break/>-Xlinker -export_dynamic -Xlinker -no_deduplicate -fobjc-arc -fobjc-link-runtime -all_load -framework XCTest -framework WebDriverAgentLib -Xlinker -dependency_info -Xlinker /Users/Magpie/Library/Developer/Xcode/DerivedData/WebDriverAgent-dikkwtrisltbeobjmfvpthwwekvs/Build/Intermediates/WebDriverAgent.build/Debug-iphoneos/WebDriverAgentRunner.build/Objects-normal/arm64/WebDriverAgentRunner_dependency_info.dat -o /Users/Magpie/Library/Developer/Xcode/DerivedData/WebDriverAgent-dikkwtrisltbeobjmfvpthwwekvs/Build/Products/Debug-iphoneos/WebDriverAgentRunner-Runner.app/PlugIns/WebDriverAgentRunner.xctest/WebDriverAgentRunner</text:p>
      <text:p text:style-name="P1"/>
      <text:p text:style-name="P1">GenerateDSYMFile /Users/Magpie/Library/Developer/Xcode/DerivedData/WebDriverAgent-dikkwtrisltbeobjmfvpthwwekvs/Build/Products/Debug-iphoneos/WebDriverAgentRunner-Runner.app//PlugIns/WebDriverAgentRunner.xctest.dSYM /Users/Magpie/Library/Developer/Xcode/DerivedData/WebDriverAgent-dikkwtrisltbeobjmfvpthwwekvs/Build/Products/Debug-iphoneos/WebDriverAgentRunner-Runner.app/PlugIns/WebDriverAgentRunner.xctest/WebDriverAgentRunner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Applications/Xcode.app/Contents/Developer/Toolchains/XcodeDefault.xctoolchain/usr/bin/dsymutil /Users/Magpie/Library/Developer/Xcode/DerivedData/WebDriverAgent-dikkwtrisltbeobjmfvpthwwekvs/Build/Products/Debug-iphoneos/WebDriverAgentRunner-Runner.app/PlugIns/WebDriverAgentRunner.xctest/WebDriverAgentRunner -o /Users/Magpie/Library/Developer/Xcode/DerivedData/WebDriverAgent-dikkwtrisltbeobjmfvpthwwekvs/Build/Products/Debug-iphoneos/WebDriverAgentRunner-Runner.app//PlugIns/WebDriverAgentRunner.xctest.dSYM</text:p>
      <text:p text:style-name="P1"/>
      <text:p text:style-name="P1">PBXCp /Users/Magpie/Library/Developer/Xcode/DerivedData/WebDriverAgent-dikkwtrisltbeobjmfvpthwwekvs/Build/Products/Debug-iphoneos/WebDriverAgentLib.framework /Users/Magpie/Library/Developer/Xcode/DerivedData/WebDriverAgent-dikkwtrisltbeobjmfvpthwwekvs/Build/Products/Debug-iphoneos/WebDriverAgentRunner-Runner.app/PlugIns/WebDriverAgentRunner.xctest/Frameworks/WebDriverAgentLib.framework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copy -exclude .DS_Store -exclude CVS -exclude .svn -exclude .git -exclude .hg -exclude Headers -exclude PrivateHeaders -exclude Modules -exclude *.tbd -bitcode-strip all -bitcode-strip-tool /Applications/Xcode.app/Contents/Developer/Toolchains/XcodeDefault.xctoolchain/usr/bin/bitcode_strip -resolve-src-symlinks <text:soft-page-break/>/Users/Magpie/Library/Developer/Xcode/DerivedData/WebDriverAgent-dikkwtrisltbeobjmfvpthwwekvs/Build/Products/Debug-iphoneos/WebDriverAgentLib.framework /Users/Magpie/Library/Developer/Xcode/DerivedData/WebDriverAgent-dikkwtrisltbeobjmfvpthwwekvs/Build/Products/Debug-iphoneos/WebDriverAgentRunner-Runner.app/PlugIns/WebDriverAgentRunner.xctest/Frameworks</text:p>
      <text:p text:style-name="P1">/Applications/Xcode.app/Contents/Developer/Toolchains/XcodeDefault.xctoolchain/usr/bin/bitcode_strip /Users/Magpie/Library/Developer/Xcode/DerivedData/WebDriverAgent-dikkwtrisltbeobjmfvpthwwekvs/Build/Products/Debug-iphoneos/WebDriverAgentLib.framework/Frameworks/RoutingHTTPServer.framework/RoutingHTTPServer -r -o /Users/Magpie/Library/Developer/Xcode/DerivedData/WebDriverAgent-dikkwtrisltbeobjmfvpthwwekvs/Build/Products/Debug-iphoneos/WebDriverAgentRunner-Runner.app/PlugIns/WebDriverAgentRunner.xctest/Frameworks/WebDriverAgentLib.framework/Frameworks/RoutingHTTPServer.framework/RoutingHTTPServer</text:p>
      <text:p text:style-name="P1">/Applications/Xcode.app/Contents/Developer/Toolchains/XcodeDefault.xctoolchain/usr/bin/bitcode_strip /Users/Magpie/Library/Developer/Xcode/DerivedData/WebDriverAgent-dikkwtrisltbeobjmfvpthwwekvs/Build/Products/Debug-iphoneos/WebDriverAgentLib.framework/WebDriverAgentLib -r -o /Users/Magpie/Library/Developer/Xcode/DerivedData/WebDriverAgent-dikkwtrisltbeobjmfvpthwwekvs/Build/Products/Debug-iphoneos/WebDriverAgentRunner-Runner.app/PlugIns/WebDriverAgentRunner.xctest/Frameworks/WebDriverAgentLib.framework/WebDriverAgentLib</text:p>
      <text:p text:style-name="P1"/>
      <text:p text:style-name="P1">ProcessProductPackaging "" /Users/Magpie/Library/Developer/Xcode/DerivedData/WebDriverAgent-dikkwtrisltbeobjmfvpthwwekvs/Build/Intermediates/WebDriverAgent.build/Debug-iphoneos/WebDriverAgentRunner.build/WebDriverAgentLib.framework.xcen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/>
      <text:p text:style-name="P1">Entitlements:</text:p>
      <text:p text:style-name="P1"/>
      <text:p text:style-name="P1">{</text:p>
      <text:p text:style-name="P1"><text:s text:c="4"/>"application-identifier" = "YJQ4PA9QG9.com.facebook.WebDriverAgentRunner";</text:p>
      <text:p text:style-name="P1"><text:s text:c="4"/>"com.apple.developer.team-identifier" = YJQ4PA9QG9;</text:p>
      <text:p text:style-name="P1"><text:s text:c="4"/>"get-task-allow" = 1;</text:p>
      <text:p text:style-name="P1"><text:s text:c="4"/>"keychain-access-groups" = <text:s text:c="4"/>(</text:p>
      <text:p text:style-name="P1"><text:s text:c="8"/>"YJQ4PA9QG9.com.facebook.WebDriverAgentRunner"</text:p>
      <text:p text:style-name="P1"><text:s text:c="4"/>);</text:p>
      <text:p text:style-name="P1">}</text:p>
      <text:p text:style-name="P1"/>
      <text:p text:style-name="P1"/>
      <text:p text:style-name="P1"><text:soft-page-break/><text:s text:c="4"/>builtin-productPackagingUtility -entitlements -format xml -o /Users/Magpie/Library/Developer/Xcode/DerivedData/WebDriverAgent-dikkwtrisltbeobjmfvpthwwekvs/Build/Intermediates/WebDriverAgent.build/Debug-iphoneos/WebDriverAgentRunner.build/WebDriverAgentLib.framework.xcent</text:p>
      <text:p text:style-name="P1"/>
      <text:p text:style-name="P1">CodeSign /Users/Magpie/Library/Developer/Xcode/DerivedData/WebDriverAgent-dikkwtrisltbeobjmfvpthwwekvs/Build/Products/Debug-iphoneos/WebDriverAgentRunner-Runner.app/PlugIns/WebDriverAgentRunner.xctest/Frameworks/WebDriverAgentLib.framework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/>
      <text:p text:style-name="P1"><text:s text:c="4"/>/usr/bin/codesign --force --sign 4201BB34B2AD9D5BE6BAF38D5459B99DFBCACE50 --deep --preserve-metadata=identifier,entitlements,flags --timestamp=none /Users/Magpie/Library/Developer/Xcode/DerivedData/WebDriverAgent-dikkwtrisltbeobjmfvpthwwekvs/Build/Products/Debug-iphoneos/WebDriverAgentRunner-Runner.app/PlugIns/WebDriverAgentRunner.xctest/Frameworks/WebDriverAgentLib.framework</text:p>
      <text:p text:style-name="P1">/Users/Magpie/Library/Developer/Xcode/DerivedData/WebDriverAgent-dikkwtrisltbeobjmfvpthwwekvs/Build/Products/Debug-iphoneos/WebDriverAgentRunner-Runner.app/PlugIns/WebDriverAgentRunner.xctest/Frameworks/WebDriverAgentLib.framework: replacing existing signature</text:p>
      <text:p text:style-name="P1"/>
      <text:p text:style-name="P1">ProcessProductPackaging /Users/Magpie/Library/MobileDevice/Provisioning\ Profiles/870794b2-a6e6-4904-986a-038d1dd5a4b9.mobileprovision /Users/Magpie/Library/Developer/Xcode/DerivedData/WebDriverAgent-dikkwtrisltbeobjmfvpthwwekvs/Build/Products/Debug-iphoneos/WebDriverAgentRunner-Runner.app/embedded.mobileprovision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builtin-productPackagingUtility /Users/Magpie/Library/MobileDevice/Provisioning\ Profiles/870794b2-a6e6-4904-986a-038d1dd5a4b9.mobileprovision -o /Users/Magpie/Library/Developer/Xcode/DerivedData/WebDriverAgent-dikkwtrisltbeobjmfvpthwwekvs/Build/Products/Debug-iphoneos/WebDriverAgentRunner-Runner.app/embedded.mobileprovision</text:p>
      <text:p text:style-name="P1"/>
      <text:p text:style-name="P1"><text:soft-page-break/>Touch /Users/Magpie/Library/Developer/Xcode/DerivedData/WebDriverAgent-dikkwtrisltbeobjmfvpthwwekvs/Build/Products/Debug-iphoneos/WebDriverAgentRunner-Runner.app/PlugIns/WebDriverAgentRunner.xctest</text:p>
      <text:p text:style-name="P1"><text:s text:c="4"/>cd /Applications/Appium.app/Contents/Resources/app/node_modules/appium/node_modules/appium-xcuitest-driver/WebDriverAgent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/usr/bin/touch -c /Users/Magpie/Library/Developer/Xcode/DerivedData/WebDriverAgent-dikkwtrisltbeobjmfvpthwwekvs/Build/Products/Debug-iphoneos/WebDriverAgentRunner-Runner.app/PlugIns/WebDriverAgentRunner.xctest</text:p>
      <text:p text:style-name="P1"/>
      <text:p text:style-name="P1">CodeSign /Users/Magpie/Library/Developer/Xcode/DerivedData/WebDriverAgent-dikkwtrisltbeobjmfvpthwwekvs/Build/Products/Debug-iphoneos/WebDriverAgentRunner-Runner.app/PlugIns/WebDriverAgentRunner.xctest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>Provisioning Profile: "iOS Team Provisioning Profile: *"</text:p>
      <text:p text:style-name="P1"><text:s text:c="22"/>(870794b2-a6e6-4904-986a-038d1dd5a4b9)</text:p>
      <text:p text:style-name="P1"/>
      <text:p text:style-name="P1"><text:s text:c="4"/>/usr/bin/codesign --force --sign 4201BB34B2AD9D5BE6BAF38D5459B99DFBCACE50 --deep --entitlements /Users/Magpie/Library/Developer/Xcode/DerivedData/WebDriverAgent-dikkwtrisltbeobjmfvpthwwekvs/Build/Intermediates/WebDriverAgent.build/Debug-iphoneos/WebDriverAgentRunner.build/WebDriverAgentRunner.xctest.xcent --timestamp=none /Users/Magpie/Library/Developer/Xcode/DerivedData/WebDriverAgent-dikkwtrisltbeobjmfvpthwwekvs/Build/Products/Debug-iphoneos/WebDriverAgentRunner-Runner.app/PlugIns/WebDriverAgentRunner.xctest</text:p>
      <text:p text:style-name="P1"/>
      <text:p text:style-name="P1">CodeSign /Users/Magpie/Library/Developer/Xcode/DerivedData/WebDriverAgent-dikkwtrisltbeobjmfvpthwwekvs/Build/Products/Debug-iphoneos/WebDriverAgentRunner-Runner.app</text:p>
      <text:p text:style-name="P1"><text:s text:c="4"/>cd /Applications/Appium.app/Contents/Resources/app/node_modules/appium/node_modules/appium-xcuitest-driver/WebDriverAgent</text:p>
      <text:p text:style-name="P1"><text:s text:c="4"/>export CODESIGN_ALLOCATE=/Applications/Xcode.app/Contents/Developer/Toolchains/XcodeDefault.xctoolchain/usr/bin/codesign_allocate</text:p>
      <text:p text:style-name="P1"><text:soft-page-break/><text:s text:c="4"/>export PATH="/Applications/Xcode.app/Contents/Developer/Platforms/iPhoneOS.platform/Developer/usr/bin:/Applications/Xcode.app/Contents/Developer/usr/bin:/Users/Magpie/.rvm/gems/ruby-2.4.0/bin:/Users/Magpie/.rvm/gems/ruby-2.4.0@global/bin:/Users/Magpie/.rvm/rubies/ruby-2.4.0/bin:/usr/local/bin:/usr/bin:/bin:/usr/sbin:/sbin:/Users/Magpie/.rvm/bin"</text:p>
      <text:p text:style-name="P1"><text:s text:c="4"/></text:p>
      <text:p text:style-name="P1">Signing Identity: <text:s text:c="4"/>"iPhone Developer: Raju Gajaraj (79296KZ95Y)"</text:p>
      <text:p text:style-name="P1">Provisioning Profile: "iOS Team Provisioning Profile: *"</text:p>
      <text:p text:style-name="P1"><text:s text:c="22"/>(870794b2-a6e6-4904-986a-038d1dd5a4b9)</text:p>
      <text:p text:style-name="P1"/>
      <text:p text:style-name="P1"><text:s text:c="4"/>/usr/bin/codesign --force --sign 4201BB34B2AD9D5BE6BAF38D5459B99DFBCACE50 --deep --entitlements /Users/Magpie/Library/Developer/Xcode/DerivedData/WebDriverAgent-dikkwtrisltbeobjmfvpthwwekvs/Build/Intermediates/WebDriverAgent.build/Debug-iphoneos/WebDriverAgentRunner.build/WebDriverAgentRunner.xctest.xcent --timestamp=none /Users/Magpie/Library/Developer/Xcode/DerivedData/WebDriverAgent-dikkwtrisltbeobjmfvpthwwekvs/Build/Products/Debug-iphoneos/WebDriverAgentRunner-Runner.app</text:p>
      <text:p text:style-name="P1">/Users/Magpie/Library/Developer/Xcode/DerivedData/WebDriverAgent-dikkwtrisltbeobjmfvpthwwekvs/Build/Products/Debug-iphoneos/WebDriverAgentRunner-Runner.app: replacing existing signature</text:p>
      <text:p text:style-name="P1"/>
      <text:p text:style-name="P1">writeDictToFile:1278 ==== Successfully wrote Manifest cache to /var/folders/4f/my8rgc_s2nq_qsx8b6z421rr0000gn/C/com.apple.DeveloperTools/All/Xcode/EmbeddedAppDeltas/bf61151c5a7a104dbff98601dd70b8d5/5e4cb60929799d755b3269f8d3ba556dec9de7b6/ManifestCache.plist</text:p>
      <text:p text:style-name="P1">2017-05-12 15:06:37.812942+0530 XCTRunner[269:10841] Running tests...</text:p>
      <text:p text:style-name="P1">2017-05-12 15:06:39.464274+0530 XCTRunner[269:10841] Continuing to run tests in the background with task ID 1</text:p>
      <text:p text:style-name="P1">Test Suite 'All tests' started at 2017-05-12 15:06:39.521</text:p>
      <text:p text:style-name="P1">Test Suite 'WebDriverAgentRunner.xctest' started at 2017-05-12 15:06:39.522</text:p>
      <text:p text:style-name="P1">Test Suite 'UITestingUITests' started at 2017-05-12 15:06:39.523</text:p>
      <text:p text:style-name="P1">Test Case '-[UITestingUITests testRunner]' started.</text:p>
      <text:p text:style-name="P1"><text:s text:c="4"/>t = <text:s text:c="4"/>0.00s <text:s text:c="4"/>Start Test at 2017-05-12 15:06:39.525</text:p>
      <text:p text:style-name="P1"><text:s text:c="4"/>t = <text:s text:c="4"/>0.00s <text:s text:c="4"/>Set Up</text:p>
      <text:p text:style-name="P1">2017-05-12 15:06:39.538050+0530 XCTRunner[269:10841] Built at May 12 2017 15:02:02</text:p>
      <text:p text:style-name="P1">2017-05-12 15:06:39.574317+0530 XCTRunner[269:10841] ServerURLHere-&gt;http://10.128.91.125:8100&lt;-ServerURLHere</text:p>
      <text:p text:style-name="P1">Killed: 9</text:p>
      <text:p text:style-name="P1">Vickys:WebDriverAgent Vicky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23:31.092306000</meta:creation-date>
    <dc:date>2017-05-12T15:23:49.923517000</dc:date>
    <meta:editing-duration>PT19S</meta:editing-duration>
    <meta:editing-cycles>1</meta:editing-cycles>
    <meta:document-statistic meta:table-count="0" meta:image-count="0" meta:object-count="0" meta:page-count="336" meta:paragraph-count="2367" meta:word-count="25389" meta:character-count="1132576" meta:non-whitespace-character-count="1101478"/>
    <meta:generator>LibreOffice_Vanilla/5.2.3.5$MacOSX_X86_64 LibreOffice_project/83adc9c35c74e0badc710d981405858b1179a327</meta:generator>
  </office:meta>
</office:document-meta>
</file>